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2.925cm" fo:min-width="21.725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color="#94bd5e" draw:textarea-horizontal-align="justify" draw:textarea-vertical-align="middle" draw:auto-grow-height="false"/>
    </style:style>
    <style:style style:name="gr6" style:family="graphic" style:parent-style-name="standard">
      <style:graphic-properties draw:fill-color="#94bd5e" draw:textarea-horizontal-align="justify" draw:textarea-vertical-align="middle" draw:auto-grow-height="false" fo:min-height="0cm" fo:min-width="0cm"/>
    </style:style>
    <style:style style:name="gr7" style:family="graphic" style:parent-style-name="standard">
      <style:graphic-properties draw:fill-color="#ff8080" draw:textarea-vertical-align="middle" draw:auto-grow-height="false" fo:min-height="0.749cm" fo:min-width="0.499cm"/>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fill-color="#ff8080" draw:textarea-horizontal-align="justify" draw:textarea-vertical-align="middle" draw:auto-grow-height="false"/>
    </style:style>
    <style:style style:name="gr10"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11" style:family="graphic" style:parent-style-name="standard">
      <style:graphic-properties draw:fill-color="#e6e6e6" draw:textarea-horizontal-align="justify" draw:textarea-vertical-align="middle" draw:auto-grow-height="false"/>
    </style:style>
    <style:style style:name="gr12" style:family="graphic" style:parent-style-name="standard">
      <style:graphic-properties draw:fill-color="#e6e6e6" draw:textarea-horizontal-align="justify" draw:textarea-vertical-align="middle" draw:auto-grow-height="false" fo:min-height="0cm" fo:min-width="0cm" fo:wrap-option="no-wrap"/>
    </style:style>
    <style:style style:name="gr13" style:family="graphic" style:parent-style-name="standard">
      <style:graphic-properties draw:stroke="none" svg:stroke-color="#000000" draw:fill="none" draw:fill-color="#ffffff" draw:auto-grow-height="true" draw:auto-grow-width="false" fo:max-height="0cm" fo:min-height="16.26cm"/>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fill-color="#ff9696"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left" draw:auto-grow-height="true" draw:auto-grow-width="false" fo:min-height="2.444cm" fo:min-width="12.2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textarea-vertical-align="middle" draw:auto-grow-height="false" fo:min-height="0.749cm" fo:min-width="0.499cm"/>
    </style:style>
    <style:style style:name="gr20" style:family="graphic" style:parent-style-name="standard">
      <style:graphic-properties draw:textarea-vertical-align="middle" draw:auto-grow-height="false" fo:min-height="0.749cm" fo:min-width="0.499cm"/>
    </style:style>
    <style:style style:name="gr21" style:family="graphic" style:parent-style-name="standard">
      <style:graphic-properties draw:stroke="dash" draw:stroke-dash="Ultrafine_20_Dashed" svg:stroke-width="0.102cm" svg:stroke-color="#808080" draw:marker-start-width="0.457cm" draw:marker-end-width="0.457cm" draw:textarea-horizontal-align="center" draw:textarea-vertical-align="middle" fo:padding-top="0.176cm" fo:padding-bottom="0.176cm" fo:padding-left="0.301cm" fo:padding-right="0.301cm"/>
    </style:style>
    <style:style style:name="gr22" style:family="graphic" style:parent-style-name="standard">
      <style:graphic-properties draw:fill-color="#99ccff" draw:textarea-vertical-align="middle" draw:auto-grow-height="false" fo:min-height="0.749cm" fo:min-width="0.499cm"/>
    </style:style>
    <style:style style:name="gr23" style:family="graphic" style:parent-style-name="standard">
      <style:graphic-properties draw:stroke="dash" draw:stroke-dash="Ultrafine_20_Dashed" svg:stroke-width="0.102cm" svg:stroke-color="#808080" draw:marker-start-width="0.457cm" draw:marker-end="Arrow" draw:marker-end-width="0.457cm" draw:textarea-horizontal-align="center" draw:textarea-vertical-align="middle" fo:padding-top="0.176cm" fo:padding-bottom="0.176cm" fo:padding-left="0.301cm" fo:padding-right="0.301cm"/>
    </style:style>
    <style:style style:name="gr24" style:family="graphic" style:parent-style-name="standard">
      <style:graphic-properties draw:stroke="none" svg:stroke-color="#000000" draw:fill="none" draw:fill-color="#ffffff" draw:auto-grow-height="true" draw:auto-grow-width="false" fo:max-height="0cm" fo:min-height="0cm"/>
    </style:style>
    <style:style style:name="gr25" style:family="graphic" style:parent-style-name="standard">
      <style:graphic-properties draw:stroke="solid" svg:stroke-color="#000000" draw:fill="solid" draw:fill-color="#99ccff" draw:textarea-horizontal-align="left" draw:auto-grow-height="true" draw:auto-grow-width="false" fo:min-height="0cm" fo:min-width="24.027cm"/>
    </style:style>
    <style:style style:name="gr26" style:family="graphic" style:parent-style-name="standard">
      <style:graphic-properties draw:stroke="solid" svg:stroke-color="#000000" draw:fill="solid" draw:fill-color="#99ccff" draw:textarea-horizontal-align="left" draw:auto-grow-height="true" draw:auto-grow-width="false" fo:min-height="0cm" fo:min-width="21.487cm"/>
    </style:style>
    <style:style style:name="gr27" style:family="graphic" style:parent-style-name="standard">
      <style:graphic-properties svg:stroke-width="0.508cm" draw:marker-start-width="1.067cm" draw:marker-end="Arrow" draw:marker-end-width="1.067cm" draw:textarea-horizontal-align="center" draw:textarea-vertical-align="middle" fo:padding-top="0.379cm" fo:padding-bottom="0.379cm" fo:padding-left="0.504cm" fo:padding-right="0.504cm"/>
    </style:style>
    <style:style style:name="gr28" style:family="graphic" style:parent-style-name="standard">
      <style:graphic-properties draw:fill-color="#ff6633" draw:textarea-horizontal-align="justify" draw:textarea-vertical-align="middle" draw:auto-grow-height="false"/>
    </style:style>
    <style:style style:name="gr29" style:family="graphic" style:parent-style-name="standard">
      <style:graphic-properties draw:stroke="none" draw:fill="none" fo:min-height="9.245cm"/>
    </style:style>
    <style:style style:name="gr30" style:family="graphic" style:parent-style-name="standard">
      <style:graphic-properties draw:stroke="none" draw:fill-color="#cccccc" draw:textarea-horizontal-align="justify" draw:textarea-vertical-align="middle" draw:auto-grow-height="false"/>
    </style:style>
    <style:style style:name="gr31" style:family="graphic" style:parent-style-name="standard">
      <style:graphic-properties draw:stroke="dash" draw:stroke-dash="Ultrafine_20_Dashed" svg:stroke-width="0.051cm" svg:stroke-color="#808080" draw:marker-start-width="0.381cm" draw:marker-end="Arrow" draw:marker-end-width="0.381cm" draw:textarea-horizontal-align="center" draw:textarea-vertical-align="middle" fo:padding-top="0.15cm" fo:padding-bottom="0.15cm" fo:padding-left="0.275cm" fo:padding-right="0.275cm"/>
    </style:style>
    <style:style style:name="gr32" style:family="graphic" style:parent-style-name="standard">
      <style:graphic-properties draw:stroke="none" draw:fill-color="#cccccc" draw:textarea-vertical-align="middle" draw:auto-grow-height="false" fo:min-height="0.749cm" fo:min-width="0.499cm"/>
    </style:style>
    <style:style style:name="gr33" style:family="graphic" style:parent-style-name="standard">
      <style:graphic-properties draw:fill-color="#ff0000" draw:textarea-vertical-align="middle" draw:auto-grow-height="false" fo:min-height="0.749cm" fo:min-width="0.499cm"/>
    </style:style>
    <style:style style:name="gr34" style:family="graphic" style:parent-style-name="standard">
      <style:graphic-properties draw:stroke="none" svg:stroke-color="#000000" draw:fill="none" draw:fill-color="#ffffff" draw:textarea-horizontal-align="left" draw:auto-grow-height="true" draw:auto-grow-width="false" fo:min-height="0.553cm" fo:min-width="2.04cm"/>
    </style:style>
    <style:style style:name="gr35" style:family="graphic" style:parent-style-name="standard">
      <style:graphic-properties draw:stroke="none" draw:fill="none" fo:min-height="1.02cm"/>
    </style:style>
    <style:style style:name="gr36" style:family="graphic" style:parent-style-name="standard">
      <style:graphic-properties draw:stroke="none" draw:fill-color="#cccccc" draw:textarea-horizontal-align="justify" draw:textarea-vertical-align="middle" draw:auto-grow-height="false"/>
    </style:style>
    <style:style style:name="gr37" style:family="graphic" style:parent-style-name="standard">
      <style:graphic-properties draw:stroke="none" draw:fill-color="#cccccc" draw:textarea-vertical-align="middle" draw:auto-grow-height="false" fo:min-height="0.749cm" fo:min-width="0.499cm"/>
    </style:style>
    <style:style style:name="gr38" style:family="graphic" style:parent-style-name="standard">
      <style:graphic-properties draw:fill-color="#ff0000" draw:textarea-vertical-align="middle" draw:auto-grow-height="false" fo:min-height="0.749cm" fo:min-width="0.499cm"/>
    </style:style>
    <style:style style:name="gr39" style:family="graphic" style:parent-style-name="standard">
      <style:graphic-properties draw:stroke="dash" draw:stroke-dash="Ultrafine_20_Dashed" svg:stroke-width="0.102cm" svg:stroke-color="#808080" draw:marker-start-width="0.457cm" draw:marker-end="Arrow" draw:marker-end-width="0.457cm" draw:textarea-horizontal-align="center" draw:textarea-vertical-align="middle" fo:padding-top="0.175cm" fo:padding-bottom="0.175cm" fo:padding-left="0.3cm" fo:padding-right="0.3cm"/>
    </style:style>
    <style:style style:name="gr40" style:family="graphic" style:parent-style-name="standard">
      <style:graphic-properties svg:stroke-width="0.051cm" svg:stroke-color="#ff0000" draw:marker-start-width="0.381cm" draw:marker-end-width="0.381cm" draw:fill="none" draw:textarea-horizontal-align="justify" draw:textarea-vertical-align="middle" draw:auto-grow-height="false" fo:padding-top="0.151cm" fo:padding-bottom="0.151cm" fo:padding-left="0.276cm" fo:padding-right="0.276cm"/>
    </style:style>
    <style:style style:name="gr41" style:family="graphic" style:parent-style-name="standard">
      <style:graphic-properties draw:stroke="none" svg:stroke-color="#000000" draw:fill="none" draw:fill-color="#ffffff" draw:textarea-horizontal-align="left" draw:auto-grow-height="true" draw:auto-grow-width="false" fo:min-height="1.455cm" fo:min-width="5.38cm"/>
    </style:style>
    <style:style style:name="gr42" style:family="graphic" style:parent-style-name="standard" style:list-style-name="L2">
      <style:graphic-properties draw:stroke="none" draw:fill="none" fo:min-height="3.75cm"/>
    </style:style>
    <style:style style:name="gr43" style:family="graphic" style:parent-style-name="standard">
      <style:graphic-properties draw:stroke="none" svg:stroke-color="#000000" draw:fill="solid" draw:fill-color="#ff9966" draw:auto-grow-height="true" draw:auto-grow-width="false" fo:max-height="0cm" fo:min-height="0cm"/>
    </style:style>
    <style:style style:name="gr44" style:family="graphic" style:parent-style-name="standard">
      <style:graphic-properties draw:stroke="none" draw:fill="none" fo:min-height="2.846cm"/>
    </style:style>
    <style:style style:name="gr45" style:family="graphic" style:parent-style-name="standard">
      <style:graphic-properties draw:stroke="none" svg:stroke-color="#000000" draw:fill="none" draw:fill-color="#ffffff" draw:textarea-horizontal-align="left" draw:auto-grow-height="true" draw:auto-grow-width="false" fo:min-height="6.1cm" fo:min-width="25.535cm"/>
    </style:style>
    <style:style style:name="gr46" style:family="graphic" style:parent-style-name="standard">
      <style:graphic-properties draw:stroke="none" draw:fill="none" fo:min-height="1.424cm"/>
    </style:style>
    <style:style style:name="pr1" style:family="presentation" style:parent-style-name="Default-title">
      <style:graphic-properties draw:fill-color="#ffffff" fo:min-height="1.578cm"/>
    </style:style>
    <style:style style:name="pr2" style:family="presentation" style:parent-style-name="Default-notes">
      <style:graphic-properties draw:fill-color="#ffffff" fo:min-height="12.322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fill-color="#ffffff" fo:min-height="1.678cm"/>
    </style:style>
    <style:style style:name="pr5" style:family="presentation" style:parent-style-name="Default-title">
      <style:graphic-properties draw:fill-color="#ffffff" fo:min-height="3.256cm"/>
    </style:style>
    <style:style style:name="pr6" style:family="presentation" style:parent-style-name="Default-title">
      <style:graphic-properties draw:fill-color="#ffffff" fo:min-height="1.637cm"/>
    </style:style>
    <style:style style:name="pr7" style:family="presentation" style:parent-style-name="Default-title">
      <style:graphic-properties draw:fill-color="#ffffff" fo:min-height="0.869cm"/>
    </style:style>
    <style:style style:name="pr8" style:family="presentation" style:parent-style-name="Default-title">
      <style:graphic-properties draw:fill-color="#ffffff" fo:min-height="2.313cm"/>
    </style:style>
    <style:style style:name="P1" style:family="paragraph">
      <style:paragraph-properties fo:margin-left="0cm" fo:margin-right="0cm" fo:text-indent="0cm"/>
    </style:style>
    <style:style style:name="P2" style:family="paragraph">
      <style:paragraph-properties fo:margin-left="0cm" fo:margin-right="0cm" text:enable-numbering="true" fo:text-indent="0cm"/>
    </style:style>
    <style:style style:name="P3" style:family="paragraph">
      <style:paragraph-properties fo:margin-left="0cm" fo:margin-right="0cm" text:enable-numbering="false" fo:text-indent="0cm"/>
    </style:style>
    <style:style style:name="P4" style:family="paragraph">
      <style:paragraph-properties fo:margin-left="0.6cm" fo:margin-right="0cm" fo:text-indent="-0.6cm"/>
    </style:style>
    <style:style style:name="P5" style:family="paragraph">
      <style:paragraph-properties fo:margin-left="0cm" fo:margin-right="0cm" fo:text-align="center" fo:text-indent="0cm"/>
    </style:style>
    <style:style style:name="P6" style:family="paragraph">
      <style:paragraph-properties fo:text-align="center"/>
    </style:style>
    <style:style style:name="P7" style:family="paragraph">
      <style:paragraph-properties fo:margin-left="0cm" fo:margin-right="0cm" fo:text-align="start" fo:text-indent="0cm"/>
    </style:style>
    <style:style style:name="P8" style:family="paragraph">
      <style:paragraph-properties fo:margin-left="0cm" fo:margin-right="0cm" fo:text-indent="0cm"/>
      <style:text-properties fo:font-family="Courier" style:font-family-generic="modern" style:font-pitch="fixed"/>
    </style:style>
    <style:style style:name="P9" style:family="paragraph">
      <style:paragraph-properties fo:margin-left="1.2cm" fo:margin-right="0cm" text:enable-numbering="true" fo:text-indent="-0.6cm"/>
    </style:style>
    <style:style style:name="P10" style:family="paragraph">
      <style:paragraph-properties fo:margin-left="1.8cm" fo:margin-right="0cm" text:enable-numbering="true" fo:text-indent="-0.6cm"/>
    </style:style>
    <style:style style:name="P11" style:family="paragraph">
      <style:paragraph-properties fo:margin-left="0cm" fo:margin-right="0cm" fo:text-align="center" fo:text-indent="0cm"/>
      <style:text-properties fo:font-size="14pt" fo:font-weight="bold" style:font-size-asian="18pt" style:font-size-complex="18pt"/>
    </style:style>
    <style:style style:name="P12" style:family="paragraph">
      <style:paragraph-properties fo:margin-left="0cm" fo:margin-right="0cm" fo:text-align="center" fo:text-indent="0cm"/>
      <style:text-properties fo:font-size="14pt" style:font-size-asian="18pt" style:font-size-complex="18pt"/>
    </style:style>
    <style:style style:name="P13" style:family="paragraph">
      <style:paragraph-properties fo:text-align="center"/>
      <style:text-properties fo:font-size="26pt" fo:font-weight="bold" style:font-size-asian="26pt" style:font-weight-asian="bold" style:font-size-complex="26pt" style:font-weight-complex="bold"/>
    </style:style>
    <style:style style:name="P14" style:family="paragraph">
      <style:paragraph-properties fo:margin-left="0cm" fo:margin-right="0cm" fo:text-align="center" fo:text-indent="0cm"/>
      <style:text-properties fo:font-weight="bold" style:font-weight-asian="bold" style:font-weight-complex="bold"/>
    </style:style>
    <style:style style:name="P15" style:family="paragraph">
      <style:paragraph-properties fo:margin-left="0cm" fo:margin-right="0cm" fo:text-align="center" text:enable-numbering="true" fo:text-indent="0cm"/>
    </style:style>
    <style:style style:name="P16" style:family="paragraph">
      <style:paragraph-properties fo:margin-left="0cm" fo:margin-right="0cm" fo:text-align="center" text:enable-numbering="false" fo:text-indent="0cm"/>
    </style:style>
    <style:style style:name="P17" style:family="paragraph">
      <style:paragraph-properties fo:margin-left="0cm" fo:margin-right="0cm" fo:text-align="center" text:enable-numbering="false" fo:text-indent="0cm"/>
      <style:text-properties fo:font-size="44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family="Courier" style:font-family-generic="modern" style:font-pitch="fixed"/>
    </style:style>
    <style:style style:name="T4" style:family="text">
      <style:text-properties fo:color="#999999" fo:font-family="Courier" style:font-family-generic="modern" style:font-pitch="fixed" fo:font-style="italic" fo:text-shadow="none"/>
    </style:style>
    <style:style style:name="T5" style:family="text">
      <style:text-properties fo:color="#999999" fo:font-family="Courier" style:font-family-generic="modern" style:font-pitch="fixed" fo:font-style="italic" style:font-style-asian="italic" style:font-style-complex="italic"/>
    </style:style>
    <style:style style:name="T6" style:family="text">
      <style:text-properties fo:color="#00ae00"/>
    </style:style>
    <style:style style:name="T7" style:family="text">
      <style:text-properties fo:color="#804c19"/>
    </style:style>
    <style:style style:name="T8" style:family="text">
      <style:text-properties style:use-window-font-color="true"/>
    </style:style>
    <style:style style:name="T9" style:family="text">
      <style:text-properties fo:color="#5c8526"/>
    </style:style>
    <style:style style:name="T10" style:family="text">
      <style:text-properties style:use-window-font-color="true" fo:font-weight="bold" style:font-weight-asian="bold" style:font-weight-complex="bold"/>
    </style:style>
    <style:style style:name="T11" style:family="text">
      <style:text-properties fo:color="#dc2300"/>
    </style:style>
    <style:style style:name="T12" style:family="text">
      <style:text-properties fo:font-size="18pt" fo:font-weight="normal" style:font-size-asian="18pt" style:font-weight-asian="normal" style:font-size-complex="18pt" style:font-weight-complex="normal"/>
    </style:style>
    <style:style style:name="T13" style:family="text">
      <style:text-properties fo:font-size="14pt" fo:font-weight="bold" style:font-size-asian="18pt" style:font-size-complex="18pt"/>
    </style:style>
    <style:style style:name="T14" style:family="text">
      <style:text-properties fo:font-size="14pt" style:font-size-asian="18pt" style:font-size-complex="18pt"/>
    </style:style>
    <style:style style:name="T15" style:family="text">
      <style:text-properties fo:font-size="26pt" fo:font-weight="bold" style:font-size-asian="26pt" style:font-weight-asian="bold" style:font-size-complex="26pt" style:font-weight-complex="bold"/>
    </style:style>
    <style:style style:name="T16" style:family="text">
      <style:text-properties fo:font-size="14pt"/>
    </style:style>
    <style:style style:name="T17" style:family="text">
      <style:text-properties fo:font-size="4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1.737cm" svg:x="1.4cm" svg:y="0.383cm" presentation:class="title" presentation:user-transformed="true">
          <draw:text-box>
            <text:p text:style-name="P1">The Siml Compiler</text:p>
          </draw:text-box>
        </draw:frame>
        <draw:frame draw:style-name="gr1" draw:text-style-name="P1" draw:layer="layout" svg:width="26.67cm" svg:height="18.026cm" svg:x="0.635cm" svg:y="2.444cm">
          <draw:text-box>
            <text:list text:style-name="L1">
              <text:list-item>
                <text:p text:style-name="P1"><text:span text:style-name="T1">The Siml compiler translates a simulation program from the Siml language into the Python language. The translated program uses Numpy and Scipy for numerical computations.</text:span></text:p>
              </text:list-item>
            </text:list>
            <text:list text:style-name="L1">
              <text:list-item>
                <text:p text:style-name="P1"><text:span text:style-name="T1"/></text:p>
              </text:list-item>
            </text:list>
            <text:list text:style-name="L1">
              <text:list-item>
                <text:p text:style-name="P1"><text:span text:style-name="T2">Data Flattening and Code Collecting</text:span></text:p>
              </text:list-item>
            </text:list>
            <text:list text:style-name="L1">
              <text:list-item>
                <text:p text:style-name="P1">The Siml language organizes a simulation in an object oriented tree structure. Algorithms are kept together with data for code reuse and encapsulation. Usual libraries for solving differential equations however, expect a completely different form: The state variables must be a one-dimensional vector of numbers. The system dynamics must be contained in a single function, which is called repeatedly during the solution process.</text:p>
              </text:list-item>
            </text:list>
            <text:list text:style-name="L1">
              <text:list-item>
                <text:p text:style-name="P1"/>
              </text:list-item>
            </text:list>
            <text:list text:style-name="L1">
              <text:list-item>
                <text:p text:style-name="P1">The Siml compiler converts the simulation program to the form which solvers need. This process is called 'data flattening' and 'code collecting' in this document. </text:p>
              </text:list-item>
            </text:list>
            <text:list text:style-name="L1">
              <text:list-item>
                <text:p text:style-name="P1"/>
              </text:list-item>
            </text:list>
            <text:list text:style-name="L1">
              <text:list-item>
                <text:p text:style-name="P1"><text:span text:style-name="T2">The Simulation Object</text:span></text:p>
              </text:list-item>
            </text:list>
            <text:list text:style-name="L1">
              <text:list-item>
                <text:p text:style-name="P1">In Siml a dynamic system consists of one (root) simulation object, that contains all data and algorithms. The object supports three special methods that are called by the solver: </text:p>
              </text:list-item>
            </text:list>
            <text:list text:style-name="L1">
              <text:list-item>
                <text:p text:style-name="P2">'initial()' - called once at the beginning of the simulation, computes initial values. </text:p>
              </text:list-item>
            </text:list>
            <text:list text:style-name="L1">
              <text:list-item>
                <text:p text:style-name="P2">'dynamic()' - called repeatedly during the solution process, computes the derivatives.</text:p>
              </text:list-item>
            </text:list>
            <text:list text:style-name="L1">
              <text:list-item>
                <text:p text:style-name="P2">'final()' - called once at the end of the run, for displaying graphs.</text:p>
              </text:list-item>
            </text:list>
            <text:list text:style-name="L1">
              <text:list-item>
                <text:p text:style-name="P3"/>
              </text:list-item>
            </text:list>
            <text:list text:style-name="L1">
              <text:list-item>
                <text:p text:style-name="P3">The simulation program's code is restructured (collected) into these three functions. The conversion of the data into a one-dimensional vector is invisible to the user. </text:p>
              </text:list-item>
            </text:list>
            <text:list text:style-name="L1">
              <text:list-item>
                <text:p text:style-name="P3"/>
              </text:list-item>
            </text:list>
            <text:list text:style-name="L1">
              <text:list-item>
                <text:p text:style-name="P3">The generated Python object has an additional method to compute algebraic variables. Algebraic variables are ignored by the usual solvers, who only see the state variables.</text:p>
              </text:list-item>
            </text:list>
          </draw:text-box>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322cm" svg:x="2.159cm" svg:y="13.271cm" presentation:class="notes" presentation:placeholder="true">
            <draw:text-box/>
          </draw:frame>
        </presentation:notes>
      </draw:page>
      <draw:page draw:name="page2" draw:style-name="dp1" draw:master-page-name="Default" presentation:presentation-page-layout-name="AL1T19">
        <office:forms form:automatic-focus="false" form:apply-design-mode="false"/>
        <draw:frame presentation:style-name="pr1" draw:text-style-name="P1" draw:layer="layout" svg:width="25.199cm" svg:height="1.737cm" svg:x="1.4cm" svg:y="0.183cm" presentation:class="title" presentation:user-transformed="true">
          <draw:text-box>
            <text:p text:style-name="P1">The Siml Compiler</text:p>
          </draw:text-box>
        </draw:frame>
        <draw:g>
          <draw:custom-shape draw:style-name="gr3" draw:text-style-name="P5" draw:id="id2" draw:layer="layout" svg:width="0.635cm" svg:height="0.635cm" svg:x="7.581cm" svg:y="7.955cm">
            <text:p text:style-name="P5">d</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 draw:text-style-name="P5" draw:id="id4" draw:layer="layout" svg:width="0.635cm" svg:height="0.635cm" svg:x="8.281cm" svg:y="6.058cm">
            <text:p text:style-name="P5">b</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6.832cm" svg:y1="3.684cm" svg:x2="7.581cm" svg:y2="8.272cm" draw:start-shape="id1" draw:start-glue-point="8" draw:end-shape="id2" draw:end-glue-point="6" svg:d="m6832 3684v4588h749">
            <text:p text:style-name="P1"/>
          </draw:connector>
          <draw:connector draw:style-name="gr4" draw:text-style-name="P6" draw:layer="layout" svg:x1="7.699cm" svg:y1="4.795cm" svg:x2="8.281cm" svg:y2="6.375cm" draw:start-shape="id3" draw:start-glue-point="8" draw:end-shape="id4" draw:end-glue-point="6" svg:d="m7699 4795v1580h582">
            <text:p text:style-name="P1"/>
          </draw:connector>
          <draw:connector draw:style-name="gr4" draw:text-style-name="P6" draw:layer="layout" svg:x1="8.216cm" svg:y1="8.272cm" svg:x2="8.786cm" svg:y2="8.272cm" draw:start-shape="id2" draw:start-glue-point="10" draw:end-shape="id5" draw:end-glue-point="3" svg:d="m8216 8272h570">
            <text:p text:style-name="P1"/>
          </draw:connector>
          <draw:connector draw:style-name="gr4" draw:text-style-name="P6" draw:layer="layout" svg:x1="8.916cm" svg:y1="6.375cm" svg:x2="9.355cm" svg:y2="6.375cm" draw:start-shape="id4" draw:start-glue-point="10" draw:end-shape="id6" draw:end-glue-point="3" svg:d="m8916 6375h439">
            <text:p text:style-name="P1"/>
          </draw:connector>
          <draw:custom-shape draw:style-name="gr3" draw:text-style-name="P5" draw:id="id7" draw:layer="layout" svg:width="0.635cm" svg:height="0.635cm" svg:x="8.282cm" svg:y="5.015cm">
            <text:p text:style-name="P5">a</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8.917cm" svg:y1="5.332cm" svg:x2="9.31cm" svg:y2="5.332cm" draw:start-shape="id7" draw:start-glue-point="10" draw:end-shape="id8" draw:end-glue-point="3" svg:d="m8917 5332h393">
            <text:p text:style-name="P1"/>
          </draw:connector>
          <draw:connector draw:style-name="gr4" draw:text-style-name="P6" draw:layer="layout" svg:x1="8.282cm" svg:y1="5.332cm" svg:x2="7.699cm" svg:y2="4.795cm" draw:start-shape="id7" draw:start-glue-point="6" draw:end-shape="id3" draw:end-glue-point="8" svg:d="m8282 5332h-583v-537">
            <text:p text:style-name="P1"/>
          </draw:connector>
          <draw:custom-shape draw:style-name="gr3" draw:text-style-name="P5" draw:id="id1" draw:layer="layout" svg:width="1.905cm" svg:height="0.809cm" svg:x="5.88cm" svg:y="2.875cm">
            <text:p text:style-name="P5">sim1</text:p>
            <draw:enhanced-geometry svg:viewBox="0 0 21600 21600" draw:glue-points="10800 0 3160 3160 0 10800 3160 18440 10800 21600 18440 18440 21600 10800 18440 3160" draw:text-areas="3200 3200 18400 18400" draw:mirror-horizontal="false" draw:mirror-vertical="false" draw:type="ellipse"/>
          </draw:custom-shape>
          <draw:custom-shape draw:style-name="gr3" draw:text-style-name="P5" draw:id="id3" draw:layer="layout" svg:width="0.635cm" svg:height="0.635cm" svg:x="7.382cm" svg:y="4.16cm">
            <text:p text:style-name="P5">c</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6.832cm" svg:y1="3.684cm" svg:x2="7.382cm" svg:y2="4.477cm" draw:start-shape="id1" draw:start-glue-point="8" draw:end-shape="id3" draw:end-glue-point="6" svg:d="m6832 3684v793h550">
            <text:p text:style-name="P1"/>
          </draw:connector>
          <draw:custom-shape draw:style-name="gr5" draw:text-style-name="P5" draw:id="id9" draw:layer="layout" svg:width="5.715cm" svg:height="0.635cm" svg:x="8.252cm" svg:y="6.969cm">
            <text:p text:style-name="P5">foo(this, x:Real=0)</text:p>
            <draw:enhanced-geometry svg:viewBox="0 0 21600 21600" draw:path-stretchpoint-x="10800" draw:path-stretchpoint-y="10800" draw:text-areas="?f3 ?f4 ?f5 ?f6" draw:mirror-horizontal="false" draw:mirror-vertical="false"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1.109cm" svg:y1="7.604cm" svg:x2="14.372cm" svg:y2="8.156cm" draw:start-shape="id9" draw:end-shape="id10" draw:end-glue-point="3" svg:d="m11109 7604v552h3263">
            <text:p text:style-name="P1"/>
          </draw:connector>
          <draw:custom-shape draw:style-name="gr6" draw:text-style-name="P7" draw:id="id10" draw:layer="layout" svg:width="3.175cm" svg:height="1.905cm" svg:x="14.372cm" svg:y="7.204cm">
            <text:p text:style-name="P7">a = 2*x</text:p>
            <text:p text:style-name="P7">b = a**2</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7.699cm" svg:y1="4.795cm" svg:x2="8.252cm" svg:y2="7.286cm" draw:start-shape="id3" draw:start-glue-point="8" draw:end-shape="id9" draw:end-glue-point="3" svg:d="m7699 4795v2491h553">
            <text:p text:style-name="P1"/>
          </draw:connector>
          <draw:custom-shape draw:style-name="gr7" draw:text-style-name="P5" draw:id="id8" draw:layer="layout" svg:width="1.615cm" svg:height="0.841cm" svg:x="9.31cm" svg:y="4.912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6" draw:layer="layout" svg:width="1.615cm" svg:height="0.841cm" svg:x="9.355cm" svg:y="5.955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5" draw:layer="layout" svg:width="1.615cm" svg:height="0.841cm" svg:x="8.786cm" svg:y="7.852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g>
          <draw:g draw:id="id11">
            <draw:custom-shape draw:style-name="gr8" draw:text-style-name="P6" draw:layer="layout" svg:width="0.635cm" svg:height="0.635cm" svg:x="6.91cm" svg:y="13.97cm">
              <text:p text:style-name="P1"/>
              <draw:enhanced-geometry svg:viewBox="0 0 21600 21600" draw:type="rectangle" draw:enhanced-path="M 0 0 L 21600 0 21600 21600 0 21600 0 0 Z N"/>
            </draw:custom-shape>
            <draw:custom-shape draw:style-name="gr8" draw:text-style-name="P6" draw:layer="layout" svg:width="0.635cm" svg:height="0.635cm" svg:x="6.911cm" svg:y="14.607cm">
              <text:p text:style-name="P1"/>
              <draw:enhanced-geometry svg:viewBox="0 0 21600 21600" draw:type="rectangle" draw:enhanced-path="M 0 0 L 21600 0 21600 21600 0 21600 0 0 Z N"/>
            </draw:custom-shape>
            <draw:custom-shape draw:style-name="gr8" draw:text-style-name="P6" draw:layer="layout" svg:width="0.635cm" svg:height="0.635cm" svg:x="6.911cm" svg:y="15.242cm">
              <text:p text:style-name="P1"/>
              <draw:enhanced-geometry svg:viewBox="0 0 21600 21600" draw:type="rectangle" draw:enhanced-path="M 0 0 L 21600 0 21600 21600 0 21600 0 0 Z N"/>
            </draw:custom-shape>
            <draw:custom-shape draw:style-name="gr8" draw:text-style-name="P6" draw:layer="layout" svg:width="0.635cm" svg:height="0.635cm" svg:x="6.911cm" svg:y="15.877cm">
              <text:p text:style-name="P1"/>
              <draw:enhanced-geometry svg:viewBox="0 0 21600 21600" draw:type="rectangle" draw:enhanced-path="M 0 0 L 21600 0 21600 21600 0 21600 0 0 Z N"/>
            </draw:custom-shape>
          </draw:g>
          <draw:custom-shape draw:style-name="gr5" draw:text-style-name="P5" draw:id="id12" draw:layer="layout" svg:width="3.81cm" svg:height="1.905cm" svg:x="8.715cm" svg:y="14.289cm">
            <text:p text:style-name="P5">System</text:p>
            <text:p text:style-name="P5">dynamics</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id="id13">
            <draw:custom-shape draw:style-name="gr8" draw:text-style-name="P6" draw:layer="layout" svg:width="0.635cm" svg:height="0.635cm" svg:x="13.71cm" svg:y="13.97cm">
              <text:p text:style-name="P1"/>
              <draw:enhanced-geometry svg:viewBox="0 0 21600 21600" draw:type="rectangle" draw:enhanced-path="M 0 0 L 21600 0 21600 21600 0 21600 0 0 Z N"/>
            </draw:custom-shape>
            <draw:custom-shape draw:style-name="gr8" draw:text-style-name="P6" draw:layer="layout" svg:width="0.635cm" svg:height="0.635cm" svg:x="13.711cm" svg:y="14.607cm">
              <text:p text:style-name="P1"/>
              <draw:enhanced-geometry svg:viewBox="0 0 21600 21600" draw:type="rectangle" draw:enhanced-path="M 0 0 L 21600 0 21600 21600 0 21600 0 0 Z N"/>
            </draw:custom-shape>
            <draw:custom-shape draw:style-name="gr8" draw:text-style-name="P6" draw:layer="layout" svg:width="0.635cm" svg:height="0.635cm" svg:x="13.711cm" svg:y="15.242cm">
              <text:p text:style-name="P1"/>
              <draw:enhanced-geometry svg:viewBox="0 0 21600 21600" draw:type="rectangle" draw:enhanced-path="M 0 0 L 21600 0 21600 21600 0 21600 0 0 Z N"/>
            </draw:custom-shape>
            <draw:custom-shape draw:style-name="gr8" draw:text-style-name="P6" draw:layer="layout" svg:width="0.635cm" svg:height="0.635cm" svg:x="13.711cm" svg:y="15.877cm">
              <text:p text:style-name="P1"/>
              <draw:enhanced-geometry svg:viewBox="0 0 21600 21600" draw:type="rectangle" draw:enhanced-path="M 0 0 L 21600 0 21600 21600 0 21600 0 0 Z N"/>
            </draw:custom-shape>
          </draw:g>
          <draw:custom-shape draw:style-name="gr9" draw:text-style-name="P5" draw:id="id14" draw:layer="layout" svg:width="3.81cm" svg:height="1.905cm" svg:x="8.715cm" svg:y="16.79cm">
            <text:p text:style-name="P5">Solver</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id="id15">
            <draw:g>
              <draw:custom-shape draw:style-name="gr8" draw:text-style-name="P6" draw:layer="layout" svg:width="0.635cm" svg:height="0.635cm" svg:x="16.501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6.502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6.502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6.502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7.14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7.141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7.141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7.141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7.775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7.776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7.776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7.776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8.41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8.411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8.411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8.411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9.049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9.05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9.05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9.05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9.684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9.685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9.685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9.685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20.319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20.32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20.32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20.32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20.954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20.955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20.955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20.955cm" svg:y="19.177cm">
                <text:p text:style-name="P1"/>
                <draw:enhanced-geometry svg:viewBox="0 0 21600 21600" draw:type="rectangle" draw:enhanced-path="M 0 0 L 21600 0 21600 21600 0 21600 0 0 Z N"/>
              </draw:custom-shape>
            </draw:g>
          </draw:g>
          <draw:connector draw:style-name="gr10" draw:text-style-name="P6" draw:layer="layout" draw:type="line" svg:x1="7.546cm" svg:y1="15.241cm" svg:x2="8.715cm" svg:y2="15.241cm" draw:start-shape="id11" draw:start-glue-point="1" draw:end-shape="id12" draw:end-glue-point="3" svg:d="m7546 15241h1169">
            <text:p text:style-name="P1"/>
          </draw:connector>
          <draw:connector draw:style-name="gr10" draw:text-style-name="P6" draw:layer="layout" draw:type="line" svg:x1="12.525cm" svg:y1="15.241cm" svg:x2="13.71cm" svg:y2="15.241cm" draw:start-shape="id12" draw:start-glue-point="1" draw:end-shape="id13" draw:end-glue-point="3" svg:d="m12525 15241h1185">
            <text:p text:style-name="P1"/>
          </draw:connector>
          <draw:connector draw:style-name="gr10" draw:text-style-name="P6" draw:layer="layout" draw:type="curve" draw:line-skew="-0.379cm" svg:x1="8.715cm" svg:y1="17.742cm" svg:x2="6.91cm" svg:y2="15.241cm" draw:start-shape="id14" draw:start-glue-point="3" draw:end-shape="id11" draw:end-glue-point="3" svg:d="m8715 17742c-4027 0-3125-2501-1805-2501">
            <text:p text:style-name="P1"/>
          </draw:connector>
          <draw:connector draw:style-name="gr10" draw:text-style-name="P6" draw:layer="layout" draw:type="curve" draw:line-skew="0.415cm" svg:x1="14.346cm" svg:y1="15.241cm" svg:x2="12.525cm" svg:y2="17.742cm" draw:start-shape="id13" draw:start-glue-point="1" draw:end-shape="id14" draw:end-glue-point="1" svg:d="m14346 15241c1371 0 2281 2501-1821 2501">
            <text:p text:style-name="P1"/>
          </draw:connector>
          <draw:connector draw:style-name="gr10" draw:text-style-name="P6" draw:layer="layout" draw:type="curve" svg:x1="10.62cm" svg:y1="18.695cm" svg:x2="16.501cm" svg:y2="18.541cm" draw:start-shape="id14" draw:start-glue-point="2" draw:end-shape="id15" draw:end-glue-point="3" svg:d="m10620 18695c0 750 1947 625 2672 399s227-553 3209-553">
            <text:p text:style-name="P1"/>
          </draw:connector>
        </draw:g>
        <draw:custom-shape draw:style-name="gr11" draw:text-style-name="P5" draw:layer="layout" svg:width="6.35cm" svg:height="3.175cm" svg:x="7.325cm" svg:y="9.86cm">
          <text:p text:style-name="P5">translation</text:p>
          <draw:enhanced-geometry svg:viewBox="0 0 21600 21600" draw:text-areas="?f0 0 ?f2 ?f5" draw:type="down-arrow" draw:modifiers="10310.3274559194 4431.5540859707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5" draw:layer="layout" svg:width="3.175cm" svg:height="1.905cm" svg:x="1.27cm" svg:y="1.27cm">
          <text:p text:style-name="P5">Object oriented</text:p>
          <draw:enhanced-geometry svg:viewBox="0 0 21600 21600" draw:text-areas="800 800 20800 20800" draw:type="round-rectangular-callout" draw:modifiers="32644.8362720403 22778.59391395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3.175cm" svg:height="1.905cm" svg:x="2.271cm" svg:y="11.271cm">
          <text:p text:style-name="P5">Single</text:p>
          <text:p text:style-name="P5">array</text:p>
          <draw:enhanced-geometry svg:viewBox="0 0 21600 21600" draw:text-areas="800 800 20800 20800" draw:type="round-rectangular-callout" draw:modifiers="32434.0050377834 32773.97691500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6.429cm" svg:height="1.835cm" svg:x="11.586cm" svg:y="3.075cm">
          <text:p text:style-name="P1">Only built in (Float) objects as leaves</text:p>
          <draw:enhanced-geometry svg:viewBox="0 0 21600 21600" draw:text-areas="800 800 20800 20800" draw:type="round-rectangular-callout" draw:modifiers="-3822.83048211509 24823.52941176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2.272cm" svg:height="1.168cm" svg:x="15.508cm" svg:y="12.802cm">
          <text:p text:style-name="P5">Float</text:p>
          <draw:enhanced-geometry svg:viewBox="0 0 21600 21600" draw:text-areas="800 800 20800 20800" draw:type="round-rectangular-callout" draw:modifiers="-12904.8834139903 25960.65012831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9">
        <office:forms form:automatic-focus="false" form:apply-design-mode="false"/>
        <draw:frame presentation:style-name="pr1" draw:text-style-name="P1" draw:layer="layout" svg:width="25.199cm" svg:height="1.737cm" svg:x="1.4cm" svg:y="0.483cm" presentation:class="title" presentation:user-transformed="true">
          <draw:text-box>
            <text:p text:style-name="P1">The SIML Language TODO</text:p>
          </draw:text-box>
        </draw:frame>
        <draw:frame draw:style-name="gr13" draw:text-style-name="P8" draw:layer="layout" svg:width="23.495cm" svg:height="17.627cm" svg:x="1.905cm" svg:y="2.775cm">
          <draw:text-box>
            <text:p text:style-name="P1"><text:span text:style-name="T3">class foo(model):</text:span></text:p>
            <text:p text:style-name="P1"><text:span text:style-name="T3"><text:tab/></text:span><text:span text:style-name="T3">data a: Float = 2</text:span></text:p>
            <text:p text:style-name="P1"><text:span text:style-name="T3"><text:tab/></text:span><text:span text:style-name="T4">#Syntax for values with units needs to be determined</text:span></text:p>
            <text:p text:style-name="P1"><text:span text:style-name="T3"><text:tab/></text:span><text:span text:style-name="T3">data s: Quantity unit(m) = 2 * unit(cm)</text:span></text:p>
            <text:p text:style-name="P1"><text:span text:style-name="T3"><text:tab/></text:span><text:span text:style-name="T3">data s: Quantity [m] = 2 * [cm]</text:span></text:p>
            <text:p text:style-name="P1"><text:span text:style-name="T3"><text:tab/></text:span><text:span text:style-name="T3">data v: Physical in [km/h] = 20[m/s]</text:span></text:p>
            <text:p text:style-name="P1"><text:span text:style-name="T3"><text:tab/></text:span><text:span text:style-name="T3">data xEnd: Value in [mm]</text:span></text:p>
            <text:p text:style-name="P1"><text:span text:style-name="T3"><text:tab/></text:span><text:span text:style-name="T4">#Syntax for distributions needs to be determined</text:span></text:p>
            <text:p text:style-name="P1"><text:span text:style-name="T3"><text:tab/></text:span><text:span text:style-name="T3">data gr: Grid(nDim=1, dim0Unit=[mm])</text:span></text:p>
            <text:p text:style-name="P1"><text:span text:style-name="T3"><text:tab/></text:span><text:span text:style-name="T3">data x: DistributionDomain(gr, 0)</text:span></text:p>
            <text:p text:style-name="P1"><text:span text:style-name="T3"><text:tab/></text:span><text:span text:style-name="T3">data c: Distribution(grid=gr) in [g/l]</text:span></text:p>
            <text:p text:style-name="P1"><text:span text:style-name="T3"/></text:p>
            <text:p text:style-name="P1"><text:span text:style-name="T3"><text:tab/></text:span><text:span text:style-name="T3">func dynamic():</text:span><text:span text:style-name="T3"><text:tab/></text:span></text:p>
            <text:p text:style-name="P1"><text:span text:style-name="T3"><text:tab/></text:span><text:span text:style-name="T3"><text:tab/></text:span><text:span text:style-name="T4">#Syntax for boundary computation missing</text:span></text:p>
            <text:p text:style-name="P1"><text:span text:style-name="T3"><text:tab/></text:span><text:span text:style-name="T3"><text:tab/></text:span><text:span text:style-name="T3">c[0] = 2*[g/l]</text:span></text:p>
            <text:p text:style-name="P1"><text:span text:style-name="T3"><text:tab/></text:span><text:span text:style-name="T3"><text:tab/></text:span><text:span text:style-name="T3">boundary diff(c[xEnd], 0) == 0</text:span></text:p>
            <text:p text:style-name="P1"><text:span text:style-name="T3"><text:tab/></text:span><text:span text:style-name="T3"><text:tab/></text:span><text:span text:style-name="T5">#Syntax for access to differentials needs work</text:span></text:p>
            <text:p text:style-name="P1"><text:span text:style-name="T3"><text:tab/></text:span><text:span text:style-name="T3"><text:tab/></text:span><text:span text:style-name="T3">$s = v; s`= v; </text:span><text:span text:style-name="T5">#These two seem interesting </text:span></text:p>
            <text:p text:style-name="P1"><text:span text:style-name="T3"><text:tab/></text:span><text:span text:style-name="T3"><text:tab/></text:span><text:span text:style-name="T3">s`time = v; s$time = v; diff(s, time) = v;</text:span></text:p>
            <text:p text:style-name="P1"><text:span text:style-name="T3"><text:tab/></text:span><text:span text:style-name="T3"><text:tab/></text:span><text:span text:style-name="T5">#for partial differentials </text:span></text:p>
            <text:p text:style-name="P1"><text:span text:style-name="T3"><text:tab/></text:span><text:span text:style-name="T3"><text:tab/></text:span><text:span text:style-name="T3">$c = D * diff(c, 0, 0) + q_chem</text:span></text:p>
            <text:p text:style-name="P1"><text:span text:style-name="T3"><text:tab/></text:span><text:span text:style-name="T3"><text:tab/></text:span><text:span text:style-name="T3">$c = D * c$0$0 + q_chem</text:span></text:p>
            <text:p text:style-name="P1"><text:span text:style-name="T3"><text:tab/></text:span><text:span text:style-name="T3"><text:tab/></text:span><text:span text:style-name="T3">c` = D * c`0`0 + q_chem; c`= D * c`x`x + q_chem</text:span></text:p>
            <text:p text:style-name="P1"><text:span text:style-name="T3"><text:tab/></text:span><text:span text:style-name="T3"><text:tab/></text:span><text:span text:style-name="T3">$c = D * c_0_0 + q_chem</text:span></text:p>
          </draw:text-box>
        </draw:frame>
        <presentation:notes draw:style-name="dp2">
          <draw:page-thumbnail draw:style-name="gr2" draw:layer="layout" svg:width="13.968cm" svg:height="10.476cm" svg:x="3.81cm" svg:y="2.123cm" draw:page-number="3" presentation:class="page"/>
          <draw:frame presentation:style-name="pr3" draw:text-style-name="P4" draw:layer="layout" svg:width="17.271cm" svg:height="12.573cm" svg:x="2.159cm" svg:y="13.271cm" presentation:class="notes" presentation:placeholder="true" presentation:user-transformed="true">
            <draw:text-box/>
          </draw:frame>
        </presentation:notes>
      </draw:page>
      <draw:page draw:name="page4" draw:style-name="dp1" draw:master-page-name="Default" presentation:presentation-page-layout-name="AL1T19">
        <office:forms form:automatic-focus="false" form:apply-design-mode="false"/>
        <draw:frame presentation:style-name="pr4" draw:text-style-name="P1" draw:layer="layout" svg:width="25.199cm" svg:height="1.737cm" svg:x="1.471cm" svg:y="0.168cm" presentation:class="title" presentation:user-transformed="true">
          <draw:text-box>
            <text:p text:style-name="P1">Object Construction Semantics</text:p>
          </draw:text-box>
        </draw:frame>
        <draw:frame draw:style-name="gr14" draw:text-style-name="P1" draw:layer="layout" svg:width="26.67cm" svg:height="18.026cm" svg:x="0.678cm" svg:y="2.379cm">
          <draw:text-box>
            <text:list text:style-name="L1">
              <text:list-item>
                <text:p text:style-name="P1">The exact semantics of object construction have to be decided.</text:p>
              </text:list-item>
            </text:list>
            <text:list text:style-name="L1">
              <text:list-item>
                <text:p text:style-name="P1"/>
              </text:list-item>
            </text:list>
            <text:list text:style-name="L1">
              <text:list-item>
                <text:p text:style-name="P1">There are several alternatives:</text:p>
              </text:list-item>
            </text:list>
            <text:list text:style-name="L1">
              <text:list-item>
                <text:p text:style-name="P2"><text:span text:style-name="T2">Current semantics</text:span> (mix of Python and prototype language)</text:p>
              </text:list-item>
            </text:list>
            <text:list text:style-name="L1">
              <text:list-item>
                <text:list>
                  <text:list-item>
                    <text:p text:style-name="P9">Data and methods are defined in class body. <text:span text:style-name="T6">(important)</text:span></text:p>
                  </text:list-item>
                </text:list>
              </text:list-item>
            </text:list>
            <text:list text:style-name="L1">
              <text:list-item>
                <text:list>
                  <text:list-item>
                    <text:p text:style-name="P9">At instance construction only the data attributes are copied to the instance. <text:span text:style-name="T7">(strange)</text:span></text:p>
                  </text:list-item>
                </text:list>
              </text:list-item>
            </text:list>
            <text:list text:style-name="L1">
              <text:list-item>
                <text:list>
                  <text:list-item>
                    <text:p text:style-name="P9">The '__init__' method is called directly after construction with constructor arguments.</text:p>
                  </text:list-item>
                </text:list>
              </text:list-item>
            </text:list>
            <text:list text:style-name="L1">
              <text:list-item>
                <text:list>
                  <text:list-item>
                    <text:p text:style-name="P9">Data attributes are looked up in the instance.</text:p>
                  </text:list-item>
                </text:list>
              </text:list-item>
            </text:list>
            <text:list text:style-name="L1">
              <text:list-item>
                <text:list>
                  <text:list-item>
                    <text:p text:style-name="P9">Methods are looked up in the class. <text:span text:style-name="T7">(strange)</text:span></text:p>
                  </text:list-item>
                </text:list>
              </text:list-item>
            </text:list>
            <text:list text:style-name="L1">
              <text:list-item>
                <text:list>
                  <text:list-item>
                    <text:list>
                      <text:list-item>
                        <text:p text:style-name="P10">Methods are wrapped in 'bound methods' when they are accessed.</text:p>
                      </text:list-item>
                    </text:list>
                  </text:list-item>
                </text:list>
              </text:list-item>
            </text:list>
            <text:list text:style-name="L1">
              <text:list-item>
                <text:list>
                  <text:list-item>
                    <text:p text:style-name="P9">Easy to call methods of a base class: Base.method(this, a, b, c) <text:span text:style-name="T6">(important)</text:span></text:p>
                  </text:list-item>
                </text:list>
              </text:list-item>
            </text:list>
            <text:list text:style-name="L1">
              <text:list-item>
                <text:p text:style-name="P2"><text:span text:style-name="T2">More prototype like</text:span> semantics:</text:p>
              </text:list-item>
            </text:list>
            <text:list text:style-name="L1">
              <text:list-item>
                <text:list>
                  <text:list-item>
                    <text:p text:style-name="P9"><text:span text:style-name="T8">Data and functions are defined in class body.</text:span><text:span text:style-name="T9"> </text:span><text:span text:style-name="T6">(important)</text:span></text:p>
                  </text:list-item>
                </text:list>
              </text:list-item>
            </text:list>
            <text:list text:style-name="L1">
              <text:list-item>
                <text:list>
                  <text:list-item>
                    <text:p text:style-name="P9">At instance construction all attributes are copied to the instance.</text:p>
                  </text:list-item>
                </text:list>
              </text:list-item>
            </text:list>
            <text:list text:style-name="L1">
              <text:list-item>
                <text:list>
                  <text:list-item>
                    <text:list>
                      <text:list-item>
                        <text:p text:style-name="P10">Do methods need to be wrapped in bound methods? <text:span text:style-name="T7">(strange)</text:span></text:p>
                      </text:list-item>
                    </text:list>
                  </text:list-item>
                </text:list>
              </text:list-item>
            </text:list>
            <text:list text:style-name="L1">
              <text:list-item>
                <text:list>
                  <text:list-item>
                    <text:p text:style-name="P9">How are methods of the base class called? <text:span text:style-name="T7">(read up on prototype languages)</text:span></text:p>
                  </text:list-item>
                </text:list>
              </text:list-item>
            </text:list>
            <text:list text:style-name="L1">
              <text:list-item>
                <text:p text:style-name="P2"><text:span text:style-name="T10">Classes are really special factory functions</text:span><text:span text:style-name="T8"> (old class model)</text:span></text:p>
              </text:list-item>
            </text:list>
            <text:list text:style-name="L1">
              <text:list-item>
                <text:list>
                  <text:list-item>
                    <text:p text:style-name="P9"><text:span text:style-name="T8">Inheritance is difficult if there are constructor arguments. Class templates are similar.</text:span><text:span text:style-name="T7">(strange)</text:span><text:span text:style-name="T8"> </text:span></text:p>
                  </text:list-item>
                </text:list>
              </text:list-item>
            </text:list>
            <text:list text:style-name="L1">
              <text:list-item>
                <text:list>
                  <text:list-item>
                    <text:p text:style-name="P9"><text:span text:style-name="T8">No other language as an example. </text:span><text:span text:style-name="T7">(strange)</text:span></text:p>
                  </text:list-item>
                </text:list>
              </text:list-item>
            </text:list>
            <text:list text:style-name="L1">
              <text:list-item>
                <text:p text:style-name="P2"><text:span text:style-name="T10">Python semantics</text:span><text:span text:style-name="T8">:</text:span></text:p>
              </text:list-item>
            </text:list>
            <text:list text:style-name="L1">
              <text:list-item>
                <text:list>
                  <text:list-item>
                    <text:p text:style-name="P9"><text:span text:style-name="T8">Methods are defined in class body, data is defined in '__init__' function. </text:span><text:span text:style-name="T11">(inconvenient)</text:span></text:p>
                  </text:list-item>
                </text:list>
              </text:list-item>
            </text:list>
            <text:list text:style-name="L1">
              <text:list-item>
                <text:p text:style-name="P2"><text:span text:style-name="T10">C++ semantics</text:span><text:span text:style-name="T8">:</text:span></text:p>
              </text:list-item>
            </text:list>
            <text:list text:style-name="L1">
              <text:list-item>
                <text:list>
                  <text:list-item>
                    <text:p text:style-name="P9"><text:span text:style-name="T8">Data and methods are defined in class body.</text:span><text:span text:style-name="T9"> </text:span><text:span text:style-name="T6">(important)</text:span></text:p>
                  </text:list-item>
                </text:list>
              </text:list-item>
            </text:list>
            <text:list text:style-name="L1">
              <text:list-item>
                <text:list>
                  <text:list-item>
                    <text:p text:style-name="P9"><text:span text:style-name="T8">Constructors of data attributes have to be called in the instance's constructor. </text:span><text:span text:style-name="T11">(very bad)</text:span></text:p>
                  </text:list-item>
                </text:list>
              </text:list-item>
            </text:list>
          </draw:text-box>
        </draw:frame>
        <presentation:notes draw:style-name="dp2">
          <draw:page-thumbnail draw:style-name="gr2"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The Intermediate Language</text:p>
          </draw:text-box>
        </draw:frame>
        <presentation:notes draw:style-name="dp2">
          <draw:page-thumbnail draw:style-name="gr2" draw:layer="layout" svg:width="13.968cm" svg:height="10.476cm" svg:x="3.81cm" svg:y="2.123cm" draw:page-number="5" presentation:class="page"/>
          <draw:frame presentation:style-name="pr2" draw:text-style-name="P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The Generated Program</text:p>
          </draw:text-box>
        </draw:frame>
        <presentation:notes draw:style-name="dp2">
          <draw:page-thumbnail draw:style-name="gr2" draw:layer="layout" svg:width="13.968cm" svg:height="10.476cm" svg:x="3.81cm" svg:y="2.123cm" draw:page-number="6" presentation:class="page"/>
          <draw:frame presentation:style-name="pr2" draw:text-style-name="P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9">
        <office:forms form:automatic-focus="false" form:apply-design-mode="false"/>
        <draw:frame presentation:style-name="pr5" draw:text-style-name="P1" draw:layer="layout" svg:width="26.67cm" svg:height="3.473cm" svg:x="0.635cm" svg:y="0.854cm" presentation:class="title" presentation:user-transformed="true">
          <draw:text-box>
            <text:p text:style-name="P1">Overview <text:line-break/>From Siml to Python</text:p>
          </draw:text-box>
        </draw:frame>
        <draw:frame draw:style-name="gr15" draw:layer="layout" svg:width="16.718cm" svg:height="8.783cm" svg:x="3.625cm" svg:y="8.255cm">
          <draw:text-box>
            <text:list text:style-name="L1">
              <text:list-item>
                <text:p text:style-name="P2">Parse the program text -&gt; AST</text:p>
              </text:list-item>
            </text:list>
            <text:list text:style-name="L1">
              <text:list-item>
                <text:p text:style-name="P2">Interpret AST -&gt; Intermediate Language Objects</text:p>
              </text:list-item>
            </text:list>
            <text:list text:style-name="L1">
              <text:list-item>
                <text:list>
                  <text:list-item>
                    <text:p text:style-name="P9">Compute constants</text:p>
                  </text:list-item>
                </text:list>
              </text:list-item>
            </text:list>
            <text:list text:style-name="L1">
              <text:list-item>
                <text:list>
                  <text:list-item>
                    <text:p text:style-name="P9">Set up objects</text:p>
                  </text:list-item>
                </text:list>
              </text:list-item>
            </text:list>
            <text:list text:style-name="L1">
              <text:list-item>
                <text:list>
                  <text:list-item>
                    <text:p text:style-name="P9">Collect data and code into simulation objects</text:p>
                  </text:list-item>
                </text:list>
              </text:list-item>
            </text:list>
            <text:list text:style-name="L1">
              <text:list-item>
                <text:list>
                  <text:list-item>
                    <text:p text:style-name="P9">Flatten data tree.</text:p>
                  </text:list-item>
                </text:list>
              </text:list-item>
            </text:list>
            <text:list text:style-name="L1">
              <text:list-item>
                <text:p text:style-name="P2">Reorder statements</text:p>
              </text:list-item>
            </text:list>
            <text:list text:style-name="L1">
              <text:list-item>
                <text:p text:style-name="P2">Optimize</text:p>
              </text:list-item>
            </text:list>
            <text:list text:style-name="L1">
              <text:list-item>
                <text:list>
                  <text:list-item>
                    <text:p text:style-name="P9">Remove variables that are used only once</text:p>
                  </text:list-item>
                </text:list>
              </text:list-item>
            </text:list>
            <text:list text:style-name="L1">
              <text:list-item>
                <text:list>
                  <text:list-item>
                    <text:p text:style-name="P9">Algebraic simplification of expressions</text:p>
                  </text:list-item>
                </text:list>
              </text:list-item>
            </text:list>
            <text:list text:style-name="L1">
              <text:list-item>
                <text:list>
                  <text:list-item>
                    <text:p text:style-name="P9">Attempting to find closed solutions to partial problems</text:p>
                  </text:list-item>
                </text:list>
              </text:list-item>
            </text:list>
            <text:list text:style-name="L1">
              <text:list-item>
                <text:p text:style-name="P2">Generate Code -&gt; Python (C in distant future)</text:p>
              </text:list-item>
            </text:list>
          </draw:text-box>
        </draw:frame>
        <presentation:notes draw:style-name="dp2">
          <draw:page-thumbnail draw:style-name="gr2" draw:layer="layout" svg:width="13.968cm" svg:height="10.476cm" svg:x="3.81cm" svg:y="2.123cm" draw:page-number="7" presentation:class="page"/>
          <draw:frame presentation:style-name="pr2" draw:text-style-name="P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9">
        <office:forms form:automatic-focus="false" form:apply-design-mode="false"/>
        <draw:frame presentation:style-name="pr1" draw:text-style-name="P1" draw:layer="layout" svg:width="25.199cm" svg:height="1.737cm" svg:x="1.4cm" svg:y="0.883cm" presentation:class="title" presentation:user-transformed="true">
          <draw:text-box>
            <text:p text:style-name="P1">Interpreting the AST</text:p>
          </draw:text-box>
        </draw:frame>
        <draw:frame draw:style-name="gr14" draw:text-style-name="P3" draw:layer="layout" svg:width="26.67cm" svg:height="16.604cm" svg:x="0.635cm" svg:y="3.845cm">
          <draw:text-box>
            <text:list text:style-name="L1">
              <text:list-item>
                <text:p text:style-name="P3">The Abstract Syntax Tree (AST) is created by the parser from the program's text. The AST is interpreted in a similar fashion like Python interprets a module. Special 'compile' statements create compiled code.</text:p>
              </text:list-item>
            </text:list>
            <text:list text:style-name="L1">
              <text:list-item>
                <text:p text:style-name="P3"/>
              </text:list-item>
            </text:list>
            <text:list text:style-name="L1">
              <text:list-item>
                <text:p text:style-name="P3">Values can be known or unknown at compile time. The interpreter can handle unevaluated expressions. All statements on module level must operate on values, that are known at compile time (constants). Only code that is called by the compile statement, can operate on variables.</text:p>
              </text:list-item>
            </text:list>
            <text:list text:style-name="L1">
              <text:list-item>
                <text:p text:style-name="P3"/>
              </text:list-item>
            </text:list>
            <text:list text:style-name="L1">
              <text:list-item>
                <text:p text:style-name="P2">For every file a 'module' with an own namespace is created. </text:p>
              </text:list-item>
            </text:list>
            <text:list text:style-name="L1">
              <text:list-item>
                <text:p text:style-name="P2">The module is the global namespace of the interpreter.</text:p>
              </text:list-item>
            </text:list>
            <text:list text:style-name="L1">
              <text:list-item>
                <text:p text:style-name="P2">'class' statements create class objects in the module.</text:p>
              </text:list-item>
            </text:list>
            <text:list text:style-name="L1">
              <text:list-item>
                <text:p text:style-name="P2">'func' statements create function objects.</text:p>
              </text:list-item>
            </text:list>
            <text:list text:style-name="L1">
              <text:list-item>
                <text:p text:style-name="P2">'data' statements create class instances (variables). </text:p>
              </text:list-item>
            </text:list>
            <text:list text:style-name="L1">
              <text:list-item>
                <text:p text:style-name="P2">'compile' statements create Python code. </text:p>
              </text:list-item>
            </text:list>
            <text:list text:style-name="L1">
              <text:list-item>
                <text:list>
                  <text:list-item>
                    <text:p text:style-name="P9">Initialize the collection infrastructure for unevaluated code.</text:p>
                  </text:list-item>
                </text:list>
              </text:list-item>
            </text:list>
            <text:list text:style-name="L1">
              <text:list-item>
                <text:list>
                  <text:list-item>
                    <text:p text:style-name="P9">Initialize infrastructure for data flattening</text:p>
                  </text:list-item>
                </text:list>
              </text:list-item>
            </text:list>
            <text:list text:style-name="L1">
              <text:list-item>
                <text:list>
                  <text:list-item>
                    <text:p text:style-name="P9">Call top level simulation functions ('initialize', 'dynamic', 'final'), and collect unevaluated code.</text:p>
                  </text:list-item>
                </text:list>
              </text:list-item>
            </text:list>
            <text:list text:style-name="L1">
              <text:list-item>
                <text:list>
                  <text:list-item>
                    <text:p text:style-name="P9">Send simulation object to code generator</text:p>
                  </text:list-item>
                </text:list>
              </text:list-item>
            </text:list>
            <text:list text:style-name="L1">
              <text:list-item>
                <text:p text:style-name="P2">Assignment ('=') statements call the __assign__ method of the class. <text:s/></text:p>
              </text:list-item>
            </text:list>
            <text:list text:style-name="L1">
              <text:list-item>
                <text:p text:style-name="P2">Expression statements (function calls) are executed, the return value is discarded.</text:p>
              </text:list-item>
            </text:list>
            <text:list text:style-name="L1">
              <text:list-item>
                <text:p text:style-name="P3"/>
              </text:list-item>
            </text:list>
          </draw:text-box>
        </draw:frame>
        <presentation:notes draw:style-name="dp2">
          <draw:page-thumbnail draw:style-name="gr2" draw:layer="layout" svg:width="13.968cm" svg:height="10.476cm" svg:x="3.81cm" svg:y="2.123cm" draw:page-number="8" presentation:class="page"/>
          <draw:frame presentation:style-name="pr2" draw:text-style-name="P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9">
        <office:forms form:automatic-focus="false" form:apply-design-mode="false"/>
        <draw:frame presentation:style-name="pr6" draw:text-style-name="P1" draw:layer="layout" svg:width="25.199cm" svg:height="2.448cm" svg:x="1.4cm" svg:y="0.162cm" presentation:class="title" presentation:user-transformed="true">
          <draw:text-box>
            <text:p text:style-name="P1"><text:span text:style-name="T1">AST</text:span><text:span text:style-name="T1"><text:line-break/></text:span><text:span text:style-name="T12">Structure of the Abstract Syntax Tree (AST)</text:span></text:p>
          </draw:text-box>
        </draw:frame>
        <draw:custom-shape draw:style-name="gr3" draw:text-style-name="P6" draw:id="id16" draw:layer="layout" svg:width="3.175cm" svg:height="1.27cm" svg:x="0.435cm" svg:y="1.44cm">
          <text:p text:style-name="P5">Program</text:p>
          <draw:enhanced-geometry svg:viewBox="0 0 21600 21600" draw:type="rectangle" draw:enhanced-path="M 0 0 L 21600 0 21600 21600 0 21600 0 0 Z N"/>
        </draw:custom-shape>
        <draw:connector draw:style-name="gr4" draw:text-style-name="P6" draw:layer="layout" svg:x1="2.022cm" svg:y1="2.71cm" svg:x2="2.575cm" svg:y2="19.57cm" draw:start-shape="id16" draw:start-glue-point="2" draw:end-shape="id17" draw:end-glue-point="3" svg:d="m2022 2710v16860h553">
          <text:p text:style-name="P1"/>
        </draw:connector>
        <draw:custom-shape draw:style-name="gr3" draw:text-style-name="P6" draw:id="id18" draw:layer="layout" svg:width="1.905cm" svg:height="0.695cm" svg:x="2.54cm" svg:y="7.76cm">
          <text:p text:style-name="P5">Foo</text:p>
          <draw:enhanced-geometry svg:viewBox="0 0 21600 21600" draw:type="rectangle" draw:enhanced-path="M 0 0 L 21600 0 21600 21600 0 21600 0 0 Z N"/>
        </draw:custom-shape>
        <draw:connector draw:style-name="gr4" draw:text-style-name="P6" draw:layer="layout" svg:x1="3.492cm" svg:y1="8.455cm" svg:x2="4.446cm" svg:y2="9.011cm" draw:start-shape="id18" draw:start-glue-point="2" draw:end-shape="id19" draw:end-glue-point="6" svg:d="m3492 8455v556h954">
          <text:p text:style-name="P1"/>
        </draw:connector>
        <draw:custom-shape draw:style-name="gr3" draw:text-style-name="P6" draw:id="id20" draw:layer="layout" svg:width="1.905cm" svg:height="0.695cm" svg:x="2.54cm" svg:y="12.63cm">
          <text:p text:style-name="P5">Bar</text:p>
          <draw:enhanced-geometry svg:viewBox="0 0 21600 21600" draw:type="rectangle" draw:enhanced-path="M 0 0 L 21600 0 21600 21600 0 21600 0 0 Z N"/>
        </draw:custom-shape>
        <draw:custom-shape draw:style-name="gr3" draw:text-style-name="P6" draw:id="id21" draw:layer="layout" svg:width="0.635cm" svg:height="0.635cm" svg:x="5.03cm" svg:y="13.535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22" draw:layer="layout" svg:width="0.635cm" svg:height="0.635cm" svg:x="5.03cm" svg:y="14.47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3.492cm" svg:y1="13.325cm" svg:x2="5.03cm" svg:y2="13.852cm" draw:start-shape="id20" draw:start-glue-point="2" draw:end-shape="id21" draw:end-glue-point="6" svg:d="m3492 13325v527h1538">
          <text:p text:style-name="P1"/>
        </draw:connector>
        <draw:connector draw:style-name="gr4" draw:text-style-name="P6" draw:layer="layout" svg:x1="3.492cm" svg:y1="13.325cm" svg:x2="5.03cm" svg:y2="14.787cm" draw:start-shape="id20" draw:start-glue-point="2" draw:end-shape="id22" draw:end-glue-point="6" svg:d="m3492 13325v1462h1538">
          <text:p text:style-name="P1"/>
        </draw:connector>
        <draw:custom-shape draw:style-name="gr3" draw:text-style-name="P6" draw:id="id23" draw:layer="layout" svg:width="1.905cm" svg:height="0.695cm" svg:x="6.1cm" svg:y="13.505cm">
          <text:p text:style-name="P5">Foo</text:p>
          <draw:enhanced-geometry svg:viewBox="0 0 21600 21600" draw:type="rectangle" draw:enhanced-path="M 0 0 L 21600 0 21600 21600 0 21600 0 0 Z N"/>
        </draw:custom-shape>
        <draw:custom-shape draw:style-name="gr16" draw:text-style-name="P5" draw:id="id24" draw:layer="layout" svg:width="1.905cm" svg:height="0.695cm" svg:x="6.1cm" svg:y="14.445cm">
          <text:p text:style-name="P5">Float</text:p>
          <draw:enhanced-geometry svg:viewBox="0 0 21600 21600" draw:type="rectangle" draw:enhanced-path="M 0 0 L 21600 0 21600 21600 0 21600 0 0 Z N"/>
        </draw:custom-shape>
        <draw:connector draw:style-name="gr4" draw:text-style-name="P6" draw:layer="layout" svg:x1="5.665cm" svg:y1="13.852cm" svg:x2="6.1cm" svg:y2="13.852cm" draw:start-shape="id21" draw:start-glue-point="10" draw:end-shape="id23" draw:end-glue-point="3" svg:d="m5665 13852h435">
          <text:p text:style-name="P1"/>
        </draw:connector>
        <draw:connector draw:style-name="gr4" draw:text-style-name="P6" draw:layer="layout" svg:x1="5.665cm" svg:y1="14.787cm" svg:x2="6.1cm" svg:y2="14.792cm" draw:start-shape="id22" draw:start-glue-point="10" draw:end-shape="id24" draw:end-glue-point="3" svg:d="m5665 14787h217v5h218">
          <text:p text:style-name="P1"/>
        </draw:connector>
        <draw:custom-shape draw:style-name="gr5" draw:text-style-name="P5" draw:id="id25" draw:layer="layout" svg:width="3.175cm" svg:height="0.635cm" svg:x="5.006cm" svg:y="15.354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5.006cm" svg:y1="15.671cm" svg:x2="3.492cm" svg:y2="13.325cm" draw:start-shape="id25" draw:start-glue-point="3" draw:end-shape="id20" draw:end-glue-point="2" svg:d="m5006 15671h-1514v-2346">
          <text:p text:style-name="P1"/>
        </draw:connector>
        <draw:connector draw:style-name="gr4" draw:text-style-name="P6" draw:layer="layout" svg:x1="2.022cm" svg:y1="2.71cm" svg:x2="2.54cm" svg:y2="8.107cm" draw:start-shape="id16" draw:start-glue-point="2" draw:end-shape="id18" draw:end-glue-point="3" svg:d="m2022 2710v5397h518">
          <text:p text:style-name="P1"/>
        </draw:connector>
        <draw:connector draw:style-name="gr4" draw:text-style-name="P6" draw:layer="layout" svg:x1="2.022cm" svg:y1="2.71cm" svg:x2="2.54cm" svg:y2="12.977cm" draw:start-shape="id16" draw:start-glue-point="2" draw:end-shape="id20" draw:end-glue-point="3" svg:d="m2022 2710v10267h518">
          <text:p text:style-name="P1"/>
        </draw:connector>
        <draw:custom-shape draw:style-name="gr3" draw:text-style-name="P6" draw:id="id26" draw:layer="layout" svg:width="1.905cm" svg:height="0.695cm" svg:x="5.401cm" svg:y="19.223cm">
          <text:p text:style-name="P5">Bar</text:p>
          <draw:enhanced-geometry svg:viewBox="0 0 21600 21600" draw:type="rectangle" draw:enhanced-path="M 0 0 L 21600 0 21600 21600 0 21600 0 0 Z N"/>
        </draw:custom-shape>
        <draw:connector draw:style-name="gr4" draw:text-style-name="P6" draw:layer="layout" svg:x1="5.115cm" svg:y1="19.57cm" svg:x2="5.401cm" svg:y2="19.57cm" draw:start-shape="id17" draw:start-glue-point="1" draw:end-shape="id26" draw:end-glue-point="3" svg:d="m5115 19570h286">
          <text:p text:style-name="P1"/>
        </draw:connector>
        <draw:custom-shape draw:style-name="gr3" draw:text-style-name="P6" draw:id="id19" draw:layer="layout" svg:width="1.47cm" svg:height="0.635cm" svg:x="4.446cm" svg:y="8.694cm">
          <text:p text:style-name="P5">a,b</text:p>
          <draw:enhanced-geometry svg:viewBox="0 0 21600 21600" draw:glue-points="10800 0 3160 3160 0 10800 3160 18440 10800 21600 18440 18440 21600 10800 18440 3160" draw:text-areas="3200 3200 18400 18400" draw:type="ellipse"/>
        </draw:custom-shape>
        <draw:custom-shape draw:style-name="gr16" draw:text-style-name="P5" draw:layer="layout" svg:width="1.905cm" svg:height="0.695cm" svg:x="6.416cm" svg:y="8.664cm">
          <text:p text:style-name="P5">Float</text:p>
          <draw:enhanced-geometry svg:viewBox="0 0 21600 21600" draw:type="rectangle" draw:enhanced-path="M 0 0 L 21600 0 21600 21600 0 21600 0 0 Z N"/>
        </draw:custom-shape>
        <draw:connector draw:style-name="gr4" draw:text-style-name="P6" draw:layer="layout" svg:x1="5.916cm" svg:y1="9.006cm" svg:x2="6.416cm" svg:y2="9.016cm" svg:d="m5916 9006h250v10h250">
          <text:p text:style-name="P1"/>
        </draw:connector>
        <draw:custom-shape draw:style-name="gr5" draw:text-style-name="P5" draw:id="id27" draw:layer="layout" svg:width="5.715cm" svg:height="0.635cm" svg:x="4.48cm" svg:y="9.63cm">
          <text:p text:style-name="P5">foo(this, x:Real=0)</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492cm" svg:y1="8.455cm" svg:x2="4.48cm" svg:y2="9.947cm" draw:start-shape="id18" draw:start-glue-point="2" draw:end-shape="id27" draw:end-glue-point="3" svg:d="m3492 8455v1492h988">
          <text:p text:style-name="P1"/>
        </draw:connector>
        <draw:connector draw:style-name="gr4" draw:text-style-name="P6" draw:layer="layout" svg:x1="7.337cm" svg:y1="10.265cm" svg:x2="7.9cm" svg:y2="11.517cm" draw:start-shape="id27" draw:end-shape="id28" draw:end-glue-point="3" svg:d="m7337 10265v1252h563">
          <text:p text:style-name="P1"/>
        </draw:connector>
        <draw:custom-shape draw:style-name="gr3" draw:text-style-name="P6" draw:id="id17" draw:layer="layout" svg:width="2.54cm" svg:height="1.27cm" svg:x="2.575cm" svg:y="18.935cm">
          <text:p text:style-name="P5">sim1</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2" draw:text-style-name="P5" draw:layer="layout" svg:width="9.685cm" svg:height="1.835cm" svg:x="9.33cm" svg:y="7.215cm">
          <text:p text:style-name="P1">Data statement: Define class attributes and their type.</text:p>
          <draw:enhanced-geometry svg:viewBox="0 0 21600 21600" draw:text-areas="800 800 20800 20800" draw:type="round-rectangular-callout" draw:modifiers="-2653.72702870122 21247.05882352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5.715cm" svg:height="1.27cm" svg:x="3.455cm" svg:y="5.781cm">
          <text:p text:style-name="P1">Class definition</text:p>
          <draw:enhanced-geometry svg:viewBox="0 0 21600 21600" draw:text-areas="800 800 20800 20800" draw:type="round-rectangular-callout" draw:modifiers="3253.60391882435 36470.18095987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6" draw:id="id28" draw:layer="layout" svg:width="3.175cm" svg:height="1.905cm" svg:x="7.9cm" svg:y="10.565cm">
          <text:p text:style-name="P7">a = 2*x</text:p>
          <text:p text:style-name="P7">b = a**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5" draw:layer="layout" svg:width="11.43cm" svg:height="1.815cm" svg:x="12.065cm" svg:y="10.03cm">
          <text:p text:style-name="P1">Method definition: Argument types and initial values are optional.</text:p>
          <draw:enhanced-geometry svg:viewBox="0 0 21600 21600" draw:text-areas="800 800 20800 20800" draw:type="round-rectangular-callout" draw:modifiers="-3994.61114513166 -1070.48458149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5.08cm" svg:height="1.905cm" svg:x="11.295cm" svg:y="12.77cm">
          <text:p text:style-name="P1">Statements in function body.</text:p>
          <draw:enhanced-geometry svg:viewBox="0 0 21600 21600" draw:text-areas="800 800 20800 20800" draw:type="round-rectangular-callout" draw:modifiers="-2533.67447352883 -7570.199370409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11.43cm" svg:height="1.905cm" svg:x="9.525cm" svg:y="18.206cm">
          <text:p text:style-name="P1">Compile statement: Tell interpreter to create Python code.</text:p>
          <draw:enhanced-geometry svg:viewBox="0 0 21600 21600" draw:text-areas="800 800 20800 20800" draw:type="round-rectangular-callout" draw:modifiers="-4629.51622780159 15797.69150052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6" draw:id="id30" draw:layer="layout" svg:width="1.905cm" svg:height="0.695cm" svg:x="5.401cm" svg:y="17.155cm">
          <text:p text:style-name="P5">Bar</text:p>
          <draw:enhanced-geometry svg:viewBox="0 0 21600 21600" draw:type="rectangle" draw:enhanced-path="M 0 0 L 21600 0 21600 21600 0 21600 0 0 Z N"/>
        </draw:custom-shape>
        <draw:connector draw:style-name="gr4" draw:text-style-name="P6" draw:layer="layout" svg:x1="4.816cm" svg:y1="17.501cm" svg:x2="5.401cm" svg:y2="17.502cm" draw:start-shape="id29" draw:start-glue-point="10" draw:end-shape="id30" draw:end-glue-point="3" svg:d="m4816 17501h292v1h293">
          <text:p text:style-name="P1"/>
        </draw:connector>
        <draw:custom-shape draw:style-name="gr12" draw:text-style-name="P5" draw:layer="layout" svg:width="12.7cm" svg:height="1.27cm" svg:x="9.525cm" svg:y="16.175cm">
          <text:p text:style-name="P1">Data statement: Define global constant</text:p>
          <draw:enhanced-geometry svg:viewBox="0 0 21600 21600" draw:text-areas="800 800 20800 20800" draw:type="round-rectangular-callout" draw:modifiers="-4215.92000629872 23435.40519276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4" draw:text-style-name="P6" draw:layer="layout" svg:x1="2.022cm" svg:y1="2.71cm" svg:x2="2.54cm" svg:y2="17.501cm" draw:start-shape="id16" draw:start-glue-point="2" draw:end-shape="id29" draw:end-glue-point="6" svg:d="m2022 2710v14791h518">
          <text:p text:style-name="P1"/>
        </draw:connector>
        <draw:custom-shape draw:style-name="gr3" draw:text-style-name="P6" draw:id="id29" draw:layer="layout" svg:width="2.276cm" svg:height="1.254cm" svg:x="2.54cm" svg:y="16.875cm">
          <text:p text:style-name="P5">myBar</text:p>
          <draw:enhanced-geometry svg:viewBox="0 0 21600 21600" draw:glue-points="10800 0 3160 3160 0 10800 3160 18440 10800 21600 18440 18440 21600 10800 18440 3160" draw:text-areas="3200 3200 18400 18400" draw:type="ellipse"/>
        </draw:custom-shape>
        <draw:custom-shape draw:style-name="gr3" draw:text-style-name="P6" draw:id="id31" draw:layer="layout" svg:width="0.635cm" svg:height="0.635cm" svg:x="2.54cm" svg:y="4.415cm">
          <text:p text:style-name="P5">g</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022cm" svg:y1="2.71cm" svg:x2="2.54cm" svg:y2="4.732cm" draw:start-shape="id16" draw:start-glue-point="2" draw:end-shape="id31" draw:end-glue-point="6" svg:d="m2022 2710v2022h518">
          <text:p text:style-name="P1"/>
        </draw:connector>
        <draw:custom-shape draw:style-name="gr16" draw:text-style-name="P5" draw:id="id32" draw:layer="layout" svg:width="1.905cm" svg:height="0.695cm" svg:x="3.61cm" svg:y="4.385cm">
          <text:p text:style-name="P5">Float</text:p>
          <draw:enhanced-geometry svg:viewBox="0 0 21600 21600" draw:type="rectangle" draw:enhanced-path="M 0 0 L 21600 0 21600 21600 0 21600 0 0 Z N"/>
        </draw:custom-shape>
        <draw:connector draw:style-name="gr4" draw:text-style-name="P6" draw:layer="layout" svg:x1="3.175cm" svg:y1="4.732cm" svg:x2="3.61cm" svg:y2="4.732cm" draw:start-shape="id31" draw:start-glue-point="10" draw:end-shape="id32" draw:end-glue-point="3" svg:d="m3175 4732h435">
          <text:p text:style-name="P1"/>
        </draw:connector>
        <draw:custom-shape draw:style-name="gr12" draw:text-style-name="P5" draw:layer="layout" svg:width="5.715cm" svg:height="1.27cm" svg:x="6.144cm" svg:y="3.223cm">
          <text:p text:style-name="P1">Global constant</text:p>
          <draw:enhanced-geometry svg:viewBox="0 0 21600 21600" draw:text-areas="800 800 20800 20800" draw:type="round-rectangular-callout" draw:modifiers="-3007.97760671798 23911.25098347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7" draw:text-style-name="P1" draw:layer="layout" svg:width="10.16cm" svg:height="2.694cm" svg:x="16.51cm" svg:y="2.875cm">
          <draw:text-box>
            <text:p text:style-name="P1">The AST is created by the parser. It represents the program's text.</text:p>
          </draw:text-box>
        </draw:frame>
        <presentation:notes draw:style-name="dp2">
          <draw:page-thumbnail draw:style-name="gr2" draw:layer="layout" svg:width="13.968cm" svg:height="10.476cm" svg:x="3.81cm" svg:y="2.123cm" draw:page-number="9" presentation:class="page"/>
          <draw:frame presentation:style-name="pr2" draw:text-style-name="P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9">
        <office:forms form:automatic-focus="false" form:apply-design-mode="false"/>
        <draw:custom-shape draw:style-name="gr3" draw:text-style-name="P5" draw:id="id55" draw:layer="layout" svg:width="3.175cm" svg:height="1.905cm" svg:x="5.636cm" svg:y="2.141cm">
          <text:p text:style-name="P5">builtin</text:p>
          <draw:enhanced-geometry svg:viewBox="0 0 88 21600" draw:glue-points="44 ?f6 44 0 0 10800 44 21600 88 10800" draw:text-areas="0 ?f6 88 ?f3" draw:mirror-horizontal="false" draw:mirror-vertical="false" draw:type="can" draw:modifiers="6924.2392444910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7" draw:text-style-name="P1" draw:layer="layout" svg:width="25.199cm" svg:height="1.737cm" svg:x="1.608cm" svg:y="0.197cm" presentation:class="title" presentation:user-transformed="true">
          <draw:text-box>
            <text:p text:style-name="P1">Symbol Table – Root Namespace</text:p>
          </draw:text-box>
        </draw:frame>
        <draw:frame draw:style-name="gr14" draw:text-style-name="P1" draw:layer="layout" svg:width="6.985cm" svg:height="3.806cm" svg:x="19.685cm" svg:y="1.909cm">
          <draw:text-box>
            <text:list text:style-name="L1">
              <text:list-item>
                <text:p text:style-name="P3">Name Space Methods</text:p>
              </text:list-item>
            </text:list>
            <text:list text:style-name="L1">
              <text:list-item>
                <text:p text:style-name="P2">has_attr()</text:p>
              </text:list-item>
            </text:list>
            <text:list text:style-name="L1">
              <text:list-item>
                <text:p text:style-name="P2">get_attr()</text:p>
              </text:list-item>
            </text:list>
            <text:list text:style-name="L1">
              <text:list-item>
                <text:p text:style-name="P2">set_attr()</text:p>
              </text:list-item>
            </text:list>
            <text:list text:style-name="L1">
              <text:list-item>
                <text:p text:style-name="P2">del_attr()?</text:p>
              </text:list-item>
            </text:list>
          </draw:text-box>
        </draw:frame>
        <draw:custom-shape draw:style-name="gr3" draw:text-style-name="P6" draw:id="id34" draw:layer="layout" svg:width="0.737cm" svg:height="0.848cm" svg:x="11.745cm" svg:y="6.081cm">
          <text:p text:style-name="P5">g</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239cm" svg:y1="5.545cm" svg:x2="11.745cm" svg:y2="6.504cm" draw:start-shape="id33" draw:start-glue-point="8" draw:end-shape="id34" draw:end-glue-point="6" svg:d="m11239 5545v959h506">
          <text:p text:style-name="P1"/>
        </draw:connector>
        <draw:connector draw:style-name="gr4" draw:text-style-name="P6" draw:layer="layout" svg:x1="12.113cm" svg:y1="6.929cm" svg:x2="13.445cm" svg:y2="7.15cm" draw:start-shape="id34" draw:start-glue-point="8" draw:end-shape="id35" draw:end-glue-point="3" svg:d="m12113 6929v221h1332">
          <text:p text:style-name="P1"/>
        </draw:connector>
        <draw:custom-shape draw:style-name="gr3" draw:text-style-name="P5" draw:id="id37" draw:layer="layout" svg:width="0.635cm" svg:height="0.635cm" svg:x="13.511cm" svg:y="19.316cm">
          <text:p text:style-name="P5">d</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 draw:text-style-name="P5" draw:id="id39" draw:layer="layout" svg:width="0.635cm" svg:height="0.635cm" svg:x="14.211cm" svg:y="17.419cm">
          <text:p text:style-name="P5">b</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2.762cm" svg:y1="15.045cm" svg:x2="13.511cm" svg:y2="19.633cm" draw:start-shape="id36" draw:start-glue-point="8" draw:end-shape="id37" draw:end-glue-point="6" svg:d="m12762 15045v4588h749">
          <text:p text:style-name="P1"/>
        </draw:connector>
        <draw:connector draw:style-name="gr4" draw:text-style-name="P6" draw:layer="layout" svg:x1="13.629cm" svg:y1="16.156cm" svg:x2="14.211cm" svg:y2="17.736cm" draw:start-shape="id38" draw:start-glue-point="8" draw:end-shape="id39" draw:end-glue-point="6" svg:d="m13629 16156v1580h582">
          <text:p text:style-name="P1"/>
        </draw:connector>
        <draw:connector draw:style-name="gr4" draw:text-style-name="P6" draw:layer="layout" svg:x1="14.146cm" svg:y1="19.633cm" svg:x2="14.716cm" svg:y2="19.633cm" draw:start-shape="id37" draw:start-glue-point="10" draw:end-shape="id40" draw:end-glue-point="3" svg:d="m14146 19633h570">
          <text:p text:style-name="P1"/>
        </draw:connector>
        <draw:connector draw:style-name="gr4" draw:text-style-name="P6" draw:layer="layout" svg:x1="14.846cm" svg:y1="17.736cm" svg:x2="15.285cm" svg:y2="17.736cm" draw:start-shape="id39" draw:start-glue-point="10" draw:end-shape="id41" draw:end-glue-point="3" svg:d="m14846 17736h439">
          <text:p text:style-name="P1"/>
        </draw:connector>
        <draw:custom-shape draw:style-name="gr3" draw:text-style-name="P5" draw:id="id42" draw:layer="layout" svg:width="0.635cm" svg:height="0.635cm" svg:x="14.212cm" svg:y="16.376cm">
          <text:p text:style-name="P5">a</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4.847cm" svg:y1="16.693cm" svg:x2="15.24cm" svg:y2="16.693cm" draw:start-shape="id42" draw:start-glue-point="10" draw:end-shape="id43" draw:end-glue-point="3" svg:d="m14847 16693h393">
          <text:p text:style-name="P1"/>
        </draw:connector>
        <draw:connector draw:style-name="gr4" draw:text-style-name="P6" draw:layer="layout" svg:x1="14.212cm" svg:y1="16.693cm" svg:x2="13.629cm" svg:y2="16.156cm" draw:start-shape="id42" draw:start-glue-point="6" draw:end-shape="id38" draw:end-glue-point="8" svg:d="m14212 16693h-583v-537">
          <text:p text:style-name="P1"/>
        </draw:connector>
        <draw:connector draw:style-name="gr4" draw:text-style-name="P6" draw:layer="layout" svg:x1="11.81cm" svg:y1="14.64cm" svg:x2="11.239cm" svg:y2="5.545cm" draw:start-shape="id36" draw:start-glue-point="6" draw:end-shape="id33" draw:end-glue-point="8" svg:d="m11810 14640h-571v-9095">
          <text:p text:style-name="P1"/>
        </draw:connector>
        <draw:frame draw:style-name="gr18" draw:layer="layout" svg:width="0.502cm" svg:height="1.187cm" svg:x="-3.175cm" svg:y="13.269cm">
          <draw:text-box>
            <text:p text:style-name="P1"/>
          </draw:text-box>
        </draw:frame>
        <draw:custom-shape draw:style-name="gr19" draw:text-style-name="P6" draw:id="id47" draw:layer="layout" svg:width="7.815cm" svg:height="1.838cm" svg:x="13.42cm" svg:y="8.055cm">
          <text:p text:style-name="P5">Implementation</text:p>
          <text:p text:style-name="P5">not show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0" draw:text-style-name="P6" draw:id="id33" draw:layer="layout" svg:width="1.27cm" svg:height="1.27cm" svg:x="10.605cm" svg:y="4.275cm">
          <text:p text:style-name="P1"/>
          <draw:enhanced-geometry svg:viewBox="0 0 21600 21600" draw:glue-points="10800 0 3160 3160 0 10800 3160 18440 10800 21600 18440 18440 21600 10800 18440 3160" draw:text-areas="3200 3200 18400 18400" draw:type="ellipse"/>
        </draw:custom-shape>
        <draw:custom-shape draw:style-name="gr3" draw:text-style-name="P6" draw:id="id44" draw:layer="layout" svg:width="1.27cm" svg:height="0.809cm" svg:x="11.78cm" svg:y="7.881cm">
          <text:p text:style-name="P5">Foo</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78cm" svg:y1="8.285cm" svg:x2="11.239cm" svg:y2="5.545cm" draw:start-shape="id44" draw:start-glue-point="6" draw:end-shape="id33" draw:end-glue-point="8" svg:d="m11780 8285h-541v-2740">
          <text:p text:style-name="P1"/>
        </draw:connector>
        <draw:custom-shape draw:style-name="gr3" draw:text-style-name="P6" draw:id="id36" draw:layer="layout" svg:width="1.905cm" svg:height="0.809cm" svg:x="11.81cm" svg:y="14.236cm">
          <text:p text:style-name="P5">sim1</text:p>
          <draw:enhanced-geometry svg:viewBox="0 0 21600 21600" draw:glue-points="10800 0 3160 3160 0 10800 3160 18440 10800 21600 18440 18440 21600 10800 18440 3160" draw:text-areas="3200 3200 18400 18400" draw:type="ellipse"/>
        </draw:custom-shape>
        <draw:custom-shape draw:style-name="gr3" draw:text-style-name="P5" draw:id="id38" draw:layer="layout" svg:width="0.635cm" svg:height="0.635cm" svg:x="13.312cm" svg:y="15.521cm">
          <text:p text:style-name="P5">c</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2.762cm" svg:y1="15.045cm" svg:x2="13.312cm" svg:y2="15.838cm" draw:start-shape="id36" draw:start-glue-point="8" draw:end-shape="id38" draw:end-glue-point="6" svg:d="m12762 15045v793h550">
          <text:p text:style-name="P1"/>
        </draw:connector>
        <draw:custom-shape draw:style-name="gr5" draw:text-style-name="P5" draw:id="id45" draw:layer="layout" svg:width="5.715cm" svg:height="0.635cm" svg:x="14.182cm" svg:y="18.33cm">
          <text:p text:style-name="P5">foo(this, x:Real=0)</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7.039cm" svg:y1="18.965cm" svg:x2="20.302cm" svg:y2="19.517cm" draw:start-shape="id45" draw:end-shape="id46" draw:end-glue-point="3" svg:d="m17039 18965v552h3263">
          <text:p text:style-name="P1"/>
        </draw:connector>
        <draw:custom-shape draw:style-name="gr6" draw:text-style-name="P6" draw:id="id46" draw:layer="layout" svg:width="3.175cm" svg:height="1.905cm" svg:x="20.302cm" svg:y="18.565cm">
          <text:p text:style-name="P7">a = 2*x</text:p>
          <text:p text:style-name="P7">b = a**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3.629cm" svg:y1="16.156cm" svg:x2="14.182cm" svg:y2="18.647cm" draw:start-shape="id38" draw:start-glue-point="8" draw:end-shape="id45" draw:end-glue-point="3" svg:d="m13629 16156v2491h553">
          <text:p text:style-name="P1"/>
        </draw:connector>
        <draw:connector draw:style-name="gr4" draw:text-style-name="P6" draw:layer="layout" svg:x1="12.414cm" svg:y1="8.69cm" svg:x2="13.42cm" svg:y2="8.974cm" draw:start-shape="id44" draw:start-glue-point="8" draw:end-shape="id47" draw:end-glue-point="3" svg:d="m12414 8690v284h1006">
          <text:p text:style-name="P1"/>
        </draw:connector>
        <draw:custom-shape draw:style-name="gr3" draw:text-style-name="P6" draw:id="id48" draw:layer="layout" svg:width="1.27cm" svg:height="0.809cm" svg:x="11.78cm" svg:y="9.381cm">
          <text:p text:style-name="P5">Bar</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2.414cm" svg:y1="10.19cm" svg:x2="13.841cm" svg:y2="10.431cm" draw:start-shape="id48" draw:start-glue-point="8" draw:end-shape="id49" draw:end-glue-point="3" svg:d="m12414 10190v241h1427">
          <text:p text:style-name="P1"/>
        </draw:connector>
        <draw:connector draw:style-name="gr4" draw:text-style-name="P6" draw:layer="layout" svg:x1="11.239cm" svg:y1="5.545cm" svg:x2="11.78cm" svg:y2="9.785cm" draw:start-shape="id33" draw:start-glue-point="8" draw:end-shape="id48" draw:end-glue-point="6" svg:d="m11239 5545v4240h541">
          <text:p text:style-name="P1"/>
        </draw:connector>
        <draw:custom-shape draw:style-name="gr3" draw:text-style-name="P5" draw:id="id50" draw:layer="layout" svg:width="1.905cm" svg:height="0.695cm" svg:x="5.405cm" svg:y="15.491cm">
          <text:p text:style-name="P5">Foo</text:p>
          <draw:enhanced-geometry svg:viewBox="0 0 21600 21600" draw:mirror-horizontal="false" draw:mirror-vertical="false" draw:type="rectangle" draw:enhanced-path="M 0 0 L 21600 0 21600 21600 0 21600 0 0 Z N"/>
        </draw:custom-shape>
        <draw:connector draw:style-name="gr21" draw:text-style-name="P6" draw:layer="layout" draw:type="curve" svg:x1="13.312cm" svg:y1="15.838cm" svg:x2="6.357cm" svg:y2="16.186cm" draw:start-shape="id38" draw:start-glue-point="6" draw:end-shape="id50" draw:end-glue-point="2" svg:d="m13312 15838c-4503 0-3752 428-4365 705s-2590 403-2590-357">
          <text:p text:style-name="P1"/>
        </draw:connector>
        <draw:custom-shape draw:style-name="gr7" draw:text-style-name="P5" draw:id="id35" draw:layer="layout" svg:width="7.955cm" svg:height="1.27cm" svg:x="13.445cm" svg:y="6.515cm">
          <text:p text:style-name="P5">Float implementatio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43" draw:layer="layout" svg:width="1.615cm" svg:height="0.841cm" svg:x="15.24cm" svg:y="16.273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41" draw:layer="layout" svg:width="1.615cm" svg:height="0.841cm" svg:x="15.285cm" svg:y="17.316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40" draw:layer="layout" svg:width="1.615cm" svg:height="0.841cm" svg:x="14.716cm" svg:y="19.213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6" draw:id="id51" draw:layer="layout" svg:width="2.413cm" svg:height="0.809cm" svg:x="11.78cm" svg:y="10.981cm">
          <text:p text:style-name="P5">myBar</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2.986cm" svg:y1="11.79cm" svg:x2="13.842cm" svg:y2="12.032cm" draw:start-shape="id51" draw:start-glue-point="8" draw:end-shape="id52" draw:end-glue-point="3" svg:d="m12986 11790v242h856">
          <text:p text:style-name="P1"/>
        </draw:connector>
        <draw:connector draw:style-name="gr4" draw:text-style-name="P6" draw:layer="layout" svg:x1="11.78cm" svg:y1="11.385cm" svg:x2="11.239cm" svg:y2="5.545cm" draw:start-shape="id51" draw:start-glue-point="6" draw:end-shape="id33" draw:end-glue-point="8" svg:d="m11780 11385h-541v-5840">
          <text:p text:style-name="P1"/>
        </draw:connector>
        <draw:custom-shape draw:style-name="gr3" draw:text-style-name="P5" draw:id="id53" draw:layer="layout" svg:width="1.905cm" svg:height="0.829cm" svg:x="0.435cm" svg:y="1.27cm">
          <text:p text:style-name="P5">root</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387cm" svg:y1="2.099cm" svg:x2="9.635cm" svg:y2="4.593cm" draw:start-shape="id53" draw:start-glue-point="8" draw:end-shape="id54" draw:end-glue-point="6" svg:d="m1387 2099v2494h8248">
          <text:p text:style-name="P1"/>
        </draw:connector>
        <draw:connector draw:style-name="gr4" draw:text-style-name="P6" draw:layer="layout" svg:x1="5.636cm" svg:y1="3.093cm" svg:x2="1.387cm" svg:y2="2.099cm" draw:start-shape="id55" draw:start-glue-point="6" draw:end-shape="id53" draw:end-glue-point="8" svg:d="m5636 3093h-4249v-994">
          <text:p text:style-name="P1"/>
        </draw:connector>
        <draw:custom-shape draw:style-name="gr3" draw:text-style-name="P5" draw:id="id54" draw:layer="layout" svg:width="3.175cm" svg:height="1.905cm" svg:x="9.635cm" svg:y="3.641cm">
          <text:p text:style-name="P5">__main__</text:p>
          <draw:enhanced-geometry svg:viewBox="0 0 88 21600" draw:glue-points="44 ?f6 44 0 0 10800 44 21600 88 10800" draw:text-areas="0 ?f6 88 ?f3" draw:type="can" draw:modifiers="6924.2392444910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5" draw:id="id49" draw:layer="layout" svg:width="1.615cm" svg:height="0.841cm" svg:x="13.841cm" svg:y="10.011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2" draw:text-style-name="P5" draw:id="id52" draw:layer="layout" svg:width="1.615cm" svg:height="0.841cm" svg:x="13.842cm" svg:y="11.612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23" draw:text-style-name="P6" draw:layer="layout" draw:type="curve" svg:x1="6.357cm" svg:y1="15.491cm" svg:x2="11.78cm" svg:y2="8.285cm" draw:start-shape="id50" draw:start-glue-point="0" draw:end-shape="id44" draw:end-glue-point="6" svg:d="m6357 15491c0-4804 1807-7206 5423-7206">
          <text:p text:style-name="P1"/>
        </draw:connector>
        <draw:custom-shape draw:style-name="gr3" draw:text-style-name="P5" draw:id="id56" draw:layer="layout" svg:width="1.905cm" svg:height="0.695cm" svg:x="7.81cm" svg:y="14.293cm">
          <text:p text:style-name="P5">Bar</text:p>
          <draw:enhanced-geometry svg:viewBox="0 0 21600 21600" draw:mirror-horizontal="false" draw:mirror-vertical="false" draw:type="rectangle" draw:enhanced-path="M 0 0 L 21600 0 21600 21600 0 21600 0 0 Z N"/>
        </draw:custom-shape>
        <draw:connector draw:style-name="gr21" draw:text-style-name="P6" draw:layer="layout" draw:type="curve" svg:x1="11.81cm" svg:y1="14.64cm" svg:x2="8.762cm" svg:y2="14.988cm" draw:start-shape="id36" draw:start-glue-point="6" draw:end-shape="id56" draw:end-glue-point="2" svg:d="m11810 14640c-1572 0-1310 428-1679 705s-1369 403-1369-357">
          <text:p text:style-name="P1"/>
        </draw:connector>
        <draw:connector draw:style-name="gr23" draw:text-style-name="P6" draw:layer="layout" draw:type="curve" svg:x1="8.762cm" svg:y1="14.293cm" svg:x2="11.78cm" svg:y2="9.785cm" draw:start-shape="id56" draw:start-glue-point="0" draw:end-shape="id48" draw:end-glue-point="6" svg:d="m8762 14293c0-3006 1006-4508 3018-4508">
          <text:p text:style-name="P1"/>
        </draw:connector>
        <draw:custom-shape draw:style-name="gr9" draw:text-style-name="P5" draw:id="id57" draw:layer="layout" svg:width="1.905cm" svg:height="0.695cm" svg:x="5.506cm" svg:y="5.94cm">
          <text:p text:style-name="P5">Float</text:p>
          <draw:enhanced-geometry svg:viewBox="0 0 21600 21600" draw:mirror-horizontal="false" draw:mirror-vertical="false" draw:type="rectangle" draw:enhanced-path="M 0 0 L 21600 0 21600 21600 0 21600 0 0 Z N"/>
        </draw:custom-shape>
        <draw:connector draw:style-name="gr21" draw:text-style-name="P6" draw:layer="layout" draw:type="curve" svg:x1="11.745cm" svg:y1="6.504cm" svg:x2="6.458cm" svg:y2="6.635cm" draw:start-shape="id34" draw:start-glue-point="6" draw:end-shape="id57" draw:end-glue-point="2" svg:d="m11745 6504c-3252 0-2710 319-3218 542s-2069 349-2069-411">
          <text:p text:style-name="P1"/>
        </draw:connector>
        <draw:connector draw:style-name="gr23" draw:text-style-name="P6" draw:layer="layout" draw:type="curve" svg:x1="6.458cm" svg:y1="5.94cm" svg:x2="6.457cm" svg:y2="4.445cm" draw:start-shape="id57" draw:start-glue-point="0" draw:end-shape="id58" draw:end-glue-point="8" svg:d="m6458 5940c0-1128-1-381-1-1495">
          <text:p text:style-name="P1"/>
        </draw:connector>
        <draw:custom-shape draw:style-name="gr9" draw:text-style-name="P5" draw:id="id58" draw:layer="layout" svg:width="1.905cm" svg:height="0.809cm" svg:x="5.505cm" svg:y="3.636cm">
          <text:p text:style-name="P5">Float</text:p>
          <draw:enhanced-geometry svg:viewBox="0 0 21600 21600" draw:glue-points="10800 0 3160 3160 0 10800 3160 18440 10800 21600 18440 18440 21600 10800 18440 3160" draw:text-areas="3200 3200 18400 18400" draw:type="ellipse"/>
        </draw:custom-shape>
        <draw:custom-shape draw:style-name="gr12" draw:text-style-name="P5" draw:layer="layout" svg:width="6.054cm" svg:height="1.835cm" svg:x="0.931cm" svg:y="8.89cm">
          <text:p text:style-name="P1">Type subsystem:</text:p>
          <text:p text:style-name="P1">is instance</text:p>
          <draw:enhanced-geometry svg:viewBox="0 0 21600 21600" draw:text-areas="800 800 20800 20800" draw:type="round-rectangular-callout" draw:modifiers="21097.0107349298 34482.35294117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6.429cm" svg:height="1.835cm" svg:x="16.431cm" svg:y="12.891cm">
          <text:p text:style-name="P1">Only built in (Float) objects as leaves</text:p>
          <draw:enhanced-geometry svg:viewBox="0 0 21600 21600" draw:text-areas="800 800 20800 20800" draw:type="round-rectangular-callout" draw:modifiers="-510.606531881804 38835.29411764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10" presentation:class="page"/>
          <draw:frame presentation:style-name="pr2" draw:text-style-name="P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ExecutionEnvironment - Scope</text:p>
          </draw:text-box>
        </draw:frame>
        <draw:custom-shape draw:style-name="gr3" draw:text-style-name="P11" draw:layer="layout" svg:width="3.435cm" svg:height="0.515cm" svg:x="8.958cm" svg:y="14.597cm">
          <text:p text:style-name="P5"><text:span text:style-name="T13">Namespace</text:span></text:p>
          <draw:enhanced-geometry svg:viewBox="0 0 21600 21600" draw:mirror-horizontal="false" draw:mirror-vertical="false" draw:type="rectangle" draw:enhanced-path="M 0 0 L 21600 0 21600 21600 0 21600 0 0 Z N"/>
        </draw:custom-shape>
        <draw:custom-shape draw:style-name="gr3" draw:text-style-name="P12" draw:layer="layout" svg:width="3.435cm" svg:height="0.515cm" svg:x="8.958cm" svg:y="16.142cm">
          <text:p text:style-name="P5"><text:span text:style-name="T14">Global Scope</text:span></text:p>
          <draw:enhanced-geometry svg:viewBox="0 0 21600 21600" draw:mirror-horizontal="false" draw:mirror-vertical="false" draw:type="rectangle" draw:enhanced-path="M 0 0 L 21600 0 21600 21600 0 21600 0 0 Z N"/>
        </draw:custom-shape>
        <draw:custom-shape draw:style-name="gr3" draw:text-style-name="P12" draw:layer="layout" svg:width="3.435cm" svg:height="0.513cm" svg:x="8.958cm" svg:y="15.629cm">
          <text:p text:style-name="P5"><text:span text:style-name="T14">This Scope</text:span></text:p>
          <draw:enhanced-geometry svg:viewBox="0 0 21600 21600" draw:mirror-horizontal="false" draw:mirror-vertical="false" draw:type="rectangle" draw:enhanced-path="M 0 0 L 21600 0 21600 21600 0 21600 0 0 Z N"/>
        </draw:custom-shape>
        <draw:custom-shape draw:style-name="gr3" draw:text-style-name="P12" draw:layer="layout" svg:width="3.435cm" svg:height="0.515cm" svg:x="8.958cm" svg:y="15.11cm">
          <text:p text:style-name="P5"><text:span text:style-name="T14">Local Scope</text:span></text:p>
          <draw:enhanced-geometry svg:viewBox="0 0 21600 21600" draw:mirror-horizontal="false" draw:mirror-vertical="false" draw:type="rectangle" draw:enhanced-path="M 0 0 L 21600 0 21600 21600 0 21600 0 0 Z N"/>
        </draw:custom-shape>
        <draw:custom-shape draw:style-name="gr3" draw:text-style-name="P11" draw:layer="layout" svg:width="4.354cm" svg:height="0.507cm" svg:x="13.976cm" svg:y="6.837cm">
          <text:p text:style-name="P5"><text:span text:style-name="T13">Namespace</text:span></text:p>
          <draw:enhanced-geometry svg:viewBox="0 0 21600 21600" draw:type="rectangle" draw:enhanced-path="M 0 0 L 21600 0 21600 21600 0 21600 0 0 Z N"/>
        </draw:custom-shape>
        <draw:custom-shape draw:style-name="gr3" draw:text-style-name="P12" draw:layer="layout" svg:width="4.354cm" svg:height="0.507cm" svg:x="13.976cm" svg:y="7.344cm">
          <text:p text:style-name="P5"><text:span text:style-name="T14">attributes</text:span></text:p>
          <draw:enhanced-geometry svg:viewBox="0 0 21600 21600" draw:type="rectangle" draw:enhanced-path="M 0 0 L 21600 0 21600 21600 0 21600 0 0 Z N"/>
        </draw:custom-shape>
        <draw:frame draw:style-name="gr24" draw:text-style-name="P1" draw:layer="layout" svg:width="5.715cm" svg:height="1.187cm" svg:x="13.402cm" svg:y="6.99cm">
          <draw:text-box>
            <text:p text:style-name="P1"/>
          </draw:text-box>
        </draw:frame>
        <presentation:notes draw:style-name="dp2">
          <draw:page-thumbnail draw:style-name="gr2" draw:layer="layout" svg:width="13.968cm" svg:height="10.476cm" svg:x="3.81cm" svg:y="2.123cm" draw:page-number="11" presentation:class="page"/>
          <draw:frame presentation:style-name="pr2" draw:text-style-name="P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9">
        <office:forms form:automatic-focus="false" form:apply-design-mode="false"/>
        <draw:custom-shape draw:style-name="gr8" draw:text-style-name="P6" draw:id="id59" draw:layer="layout" svg:width="3.663cm" svg:height="1.905cm" svg:x="1.905cm" svg:y="5.269cm">
          <text:p text:style-name="P1"/>
          <draw:enhanced-geometry svg:viewBox="0 0 21600 21600" draw:type="rectangle" draw:enhanced-path="M 0 0 L 21600 0 21600 21600 0 21600 0 0 Z N"/>
        </draw:custom-shape>
        <draw:frame presentation:style-name="pr8" draw:text-style-name="P1" draw:layer="layout" svg:width="25.199cm" svg:height="2.313cm" svg:x="1.4cm" svg:y="0.205cm" presentation:class="title" presentation:user-transformed="true">
          <draw:text-box>
            <text:p text:style-name="P1">Callable Objects</text:p>
          </draw:text-box>
        </draw:frame>
        <draw:frame draw:style-name="gr25" draw:text-style-name="P3" draw:id="id61" draw:layer="layout" svg:width="17.017cm" svg:height="5.542cm" svg:x="8.718cm" svg:y="8.384cm">
          <draw:text-box>
            <text:list text:style-name="L1">
              <text:list-item>
                <text:p text:style-name="P3"><text:span text:style-name="T15">Directly callable</text:span></text:p>
              </text:list-item>
            </text:list>
            <text:list text:style-name="L1">
              <text:list-item>
                <text:p text:style-name="P2">Inherit from <text:span text:style-name="T2">CallableObject</text:span></text:p>
              </text:list-item>
            </text:list>
            <text:list text:style-name="L1">
              <text:list-item>
                <text:p text:style-name="P2">Have a Python method <text:span text:style-name="T2">__call__(self, *args, **kwargs)</text:span></text:p>
              </text:list-item>
            </text:list>
            <text:list text:style-name="L1">
              <text:list-item>
                <text:p text:style-name="P2"><text:span text:style-name="T1">“</text:span><text:span text:style-name="T1">__call__” method performs the work.</text:span></text:p>
              </text:list-item>
            </text:list>
            <text:list text:style-name="L1">
              <text:list-item>
                <text:p text:style-name="P2">Callable objects can be used naturally in Python code:</text:p>
              </text:list-item>
            </text:list>
            <text:list text:style-name="L1">
              <text:list-item>
                <text:list>
                  <text:list-item>
                    <text:p text:style-name="P9">w_sin(W_Float(0.0)) == W_Float(0.0)</text:p>
                  </text:list-item>
                </text:list>
              </text:list-item>
            </text:list>
            <text:list text:style-name="L1">
              <text:list-item>
                <text:list>
                  <text:list-item>
                    <text:p text:style-name="P9">For writing good looking test cases.</text:p>
                  </text:list-item>
                </text:list>
              </text:list-item>
            </text:list>
          </draw:text-box>
        </draw:frame>
        <draw:frame draw:style-name="gr26" draw:text-style-name="P1" draw:id="id60" draw:layer="layout" svg:width="16.907cm" svg:height="2.698cm" svg:x="8.718cm" svg:y="15.082cm">
          <draw:text-box>
            <text:list text:style-name="L1">
              <text:list-item>
                <text:p text:style-name="P1"><text:span text:style-name="T15">Indirectly callable</text:span></text:p>
              </text:list-item>
            </text:list>
            <text:list text:style-name="L1">
              <text:list-item>
                <text:p text:style-name="P2">Any object with <text:span text:style-name="T2">“__call__”</text:span> attribute</text:p>
              </text:list-item>
            </text:list>
            <text:list text:style-name="L1">
              <text:list-item>
                <text:p text:style-name="P2"><text:span text:style-name="T2">“</text:span><text:span text:style-name="T2">__call__”</text:span> attribute must be callable </text:p>
              </text:list-item>
            </text:list>
          </draw:text-box>
        </draw:frame>
        <draw:custom-shape draw:style-name="gr3" draw:text-style-name="P13" draw:layer="layout" svg:width="23.83cm" svg:height="1.905cm" svg:x="1.905cm" svg:y="5.269cm">
          <text:p text:style-name="P5"><text:span text:style-name="T15">Two main types of callable objects</text:span></text:p>
          <draw:enhanced-geometry svg:viewBox="0 0 21600 21600" draw:type="rectangle" draw:enhanced-path="M 0 0 L 21600 0 21600 21600 0 21600 0 0 Z N"/>
        </draw:custom-shape>
        <draw:connector draw:style-name="gr27" draw:text-style-name="P6" draw:layer="layout" svg:x1="3.736cm" svg:y1="7.174cm" svg:x2="8.718cm" svg:y2="16.431cm" draw:start-shape="id59" draw:start-glue-point="2" draw:end-shape="id60" draw:end-glue-point="3" svg:d="m3736 7174v9257h4982">
          <text:p text:style-name="P1"/>
        </draw:connector>
        <draw:connector draw:style-name="gr27" draw:text-style-name="P6" draw:layer="layout" svg:x1="3.736cm" svg:y1="7.174cm" svg:x2="8.718cm" svg:y2="11.155cm" draw:start-shape="id59" draw:start-glue-point="2" draw:end-shape="id61" draw:end-glue-point="3" svg:d="m3736 7174v3981h4982">
          <text:p text:style-name="P1"/>
        </draw:connector>
        <draw:custom-shape draw:style-name="gr28" draw:text-style-name="P14" draw:layer="layout" svg:width="15.88cm" svg:height="1.905cm" draw:transform="rotate (0.134215819478339) translate (9.308cm 16.527cm)">
          <text:p text:style-name="P5"><text:span text:style-name="T2">Obsolete! Design has changed!</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2" presentation:class="page"/>
          <draw:frame presentation:style-name="pr2" draw:text-style-name="P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Zoo of Directly Callable Objects</text:p>
          </draw:text-box>
        </draw:frame>
        <draw:frame draw:style-name="gr29" draw:text-style-name="P2" draw:layer="layout" svg:width="21.987cm" svg:height="10.916cm" svg:x="2.54cm" svg:y="7.26cm">
          <draw:text-box>
            <text:list text:style-name="L1">
              <text:list-item>
                <text:p text:style-name="P3"><text:span text:style-name="T2">Different types of directly callable objects</text:span></text:p>
              </text:list-item>
            </text:list>
            <text:list text:style-name="L1">
              <text:list-item>
                <text:p text:style-name="P2">User defined (Siml) function:</text:p>
              </text:list-item>
            </text:list>
            <text:list text:style-name="L1">
              <text:list-item>
                <text:list>
                  <text:list-item>
                    <text:p text:style-name="P9">Parse arguments and check argument types. </text:p>
                  </text:list-item>
                </text:list>
              </text:list-item>
            </text:list>
            <text:list text:style-name="L1">
              <text:list-item>
                <text:list>
                  <text:list-item>
                    <text:p text:style-name="P9">Executes code in Siml language.</text:p>
                  </text:list-item>
                </text:list>
              </text:list-item>
            </text:list>
            <text:list text:style-name="L1">
              <text:list-item>
                <text:p text:style-name="P2">Built in function wrapper:</text:p>
              </text:list-item>
            </text:list>
            <text:list text:style-name="L1">
              <text:list-item>
                <text:list>
                  <text:list-item>
                    <text:p text:style-name="P9">Parse arguments and check argument types. </text:p>
                  </text:list-item>
                </text:list>
              </text:list-item>
            </text:list>
            <text:list text:style-name="L1">
              <text:list-item>
                <text:list>
                  <text:list-item>
                    <text:p text:style-name="P9">Call Python function if arguments are constants.</text:p>
                  </text:list-item>
                </text:list>
              </text:list-item>
            </text:list>
            <text:list text:style-name="L1">
              <text:list-item>
                <text:list>
                  <text:list-item>
                    <text:p text:style-name="P9">Return unevaluated function call otherwise.</text:p>
                  </text:list-item>
                </text:list>
              </text:list-item>
            </text:list>
            <text:list text:style-name="L1">
              <text:list-item>
                <text:p text:style-name="P2">Simple wrapper:</text:p>
              </text:list-item>
            </text:list>
            <text:list text:style-name="L1">
              <text:list-item>
                <text:list>
                  <text:list-item>
                    <text:p text:style-name="P9">Call Python function. (No argument parsing or checking)</text:p>
                  </text:list-item>
                </text:list>
              </text:list-item>
            </text:list>
            <text:list text:style-name="L1">
              <text:list-item>
                <text:p text:style-name="P2">Method wrapper</text:p>
              </text:list-item>
            </text:list>
            <text:list text:style-name="L1">
              <text:list-item>
                <text:list>
                  <text:list-item>
                    <text:p text:style-name="P9">Call wrapped function with 'this' as first positional argument</text:p>
                  </text:list-item>
                </text:list>
              </text:list-item>
            </text:list>
            <text:list text:style-name="L1">
              <text:list-item>
                <text:p text:style-name="P2"/>
              </text:list-item>
            </text:list>
            <text:list text:style-name="L1">
              <text:list-item>
                <text:p text:style-name="P2"/>
              </text:list-item>
            </text:list>
            <text:list text:style-name="L1">
              <text:list-item>
                <text:p text:style-name="P2"><text:s/>Special objects, for example: print function</text:p>
              </text:list-item>
            </text:list>
          </draw:text-box>
        </draw:frame>
        <presentation:notes draw:style-name="dp2">
          <draw:page-thumbnail draw:style-name="gr2" draw:layer="layout" svg:width="13.968cm" svg:height="10.476cm" svg:x="3.81cm" svg:y="2.123cm" draw:page-number="13" presentation:class="page"/>
          <draw:frame presentation:style-name="pr2" draw:text-style-name="P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Function Call Details</text:p>
          </draw:text-box>
        </draw:frame>
        <presentation:notes draw:style-name="dp2">
          <draw:page-thumbnail draw:style-name="gr2" draw:layer="layout" svg:width="13.968cm" svg:height="10.476cm" svg:x="3.81cm" svg:y="2.123cm" draw:page-number="14" presentation:class="page"/>
          <draw:frame presentation:style-name="pr2" draw:text-style-name="P4"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1T19">
        <office:forms form:automatic-focus="false" form:apply-design-mode="false"/>
        <draw:custom-shape draw:style-name="gr30" draw:text-style-name="P6" draw:layer="layout" svg:width="9.089cm" svg:height="2.53cm" svg:x="18.681cm" svg:y="5.09cm">
          <text:p text:style-name="P1"/>
          <draw:enhanced-geometry svg:viewBox="0 0 21600 21600" draw:type="rectangle" draw:enhanced-path="M 0 0 L 21600 0 21600 21600 0 21600 0 0 Z N"/>
        </draw:custom-shape>
        <draw:frame presentation:style-name="pr6" draw:text-style-name="P1" draw:layer="layout" svg:width="25.199cm" svg:height="1.737cm" svg:x="1.4cm" svg:y="0.219cm" presentation:class="title" presentation:user-transformed="true">
          <draw:text-box>
            <text:p text:style-name="P1">Assemble Program Tree</text:p>
          </draw:text-box>
        </draw:frame>
        <draw:custom-shape draw:style-name="gr3" draw:text-style-name="P6" draw:id="id92" draw:layer="layout" svg:width="3.175cm" svg:height="1.27cm" svg:x="19.535cm" svg:y="3.541cm">
          <text:p text:style-name="P5">Program</text:p>
          <draw:enhanced-geometry svg:viewBox="0 0 21600 21600" draw:type="rectangle" draw:enhanced-path="M 0 0 L 21600 0 21600 21600 0 21600 0 0 Z N"/>
        </draw:custom-shape>
        <draw:custom-shape draw:style-name="gr3" draw:text-style-name="P6" draw:id="id62" draw:layer="layout" svg:width="1.27cm" svg:height="0.635cm" svg:x="19.84cm" svg:y="6.616cm">
          <text:p text:style-name="P5">pi</text:p>
          <draw:enhanced-geometry svg:viewBox="0 0 21600 21600" draw:glue-points="10800 0 3160 3160 0 10800 3160 18440 10800 21600 18440 18440 21600 10800 18440 3160" draw:text-areas="3200 3200 18400 18400" draw:type="ellipse"/>
        </draw:custom-shape>
        <draw:custom-shape draw:style-name="gr16" draw:text-style-name="P5" draw:id="id93" draw:layer="layout" svg:width="1.905cm" svg:height="0.695cm" svg:x="19.84cm" svg:y="5.386cm">
          <text:p text:style-name="P5">Real</text:p>
          <draw:enhanced-geometry svg:viewBox="0 0 21600 21600" draw:type="rectangle" draw:enhanced-path="M 0 0 L 21600 0 21600 21600 0 21600 0 0 Z N"/>
        </draw:custom-shape>
        <draw:custom-shape draw:style-name="gr16" draw:text-style-name="P5" draw:id="id63" draw:layer="layout" svg:width="1.905cm" svg:height="0.695cm" svg:x="21.58cm" svg:y="6.581cm">
          <text:p text:style-name="P5">Real</text:p>
          <draw:enhanced-geometry svg:viewBox="0 0 21600 21600" draw:type="rectangle" draw:enhanced-path="M 0 0 L 21600 0 21600 21600 0 21600 0 0 Z N"/>
        </draw:custom-shape>
        <draw:connector draw:style-name="gr4" draw:text-style-name="P6" draw:layer="layout" svg:x1="21.11cm" svg:y1="6.933cm" svg:x2="21.58cm" svg:y2="6.928cm" draw:start-shape="id62" draw:start-glue-point="10" draw:end-shape="id63" draw:end-glue-point="3" svg:d="m21110 6933h235v-5h235">
          <text:p text:style-name="P1"/>
        </draw:connector>
        <draw:custom-shape draw:style-name="gr3" draw:text-style-name="P6" draw:id="id64" draw:layer="layout" svg:width="1.905cm" svg:height="0.695cm" svg:x="19.82cm" svg:y="8.126cm">
          <text:p text:style-name="P5">Bar1</text:p>
          <draw:enhanced-geometry svg:viewBox="0 0 21600 21600" draw:type="rectangle" draw:enhanced-path="M 0 0 L 21600 0 21600 21600 0 21600 0 0 Z N"/>
        </draw:custom-shape>
        <draw:custom-shape draw:style-name="gr3" draw:text-style-name="P6" draw:id="id65" draw:layer="layout" svg:width="0.635cm" svg:height="0.635cm" svg:x="21.725cm" svg:y="9.056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66" draw:layer="layout" svg:width="0.635cm" svg:height="0.635cm" svg:x="21.725cm" svg:y="9.966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0.772cm" svg:y1="8.821cm" svg:x2="21.725cm" svg:y2="9.373cm" draw:start-shape="id64" draw:start-glue-point="2" draw:end-shape="id65" draw:end-glue-point="6" svg:d="m20772 8821v552h953">
          <text:p text:style-name="P1"/>
        </draw:connector>
        <draw:connector draw:style-name="gr4" draw:text-style-name="P6" draw:layer="layout" svg:x1="20.772cm" svg:y1="8.821cm" svg:x2="21.725cm" svg:y2="10.283cm" draw:start-shape="id64" draw:start-glue-point="2" draw:end-shape="id66" draw:end-glue-point="6" svg:d="m20772 8821v1462h953">
          <text:p text:style-name="P1"/>
        </draw:connector>
        <draw:custom-shape draw:style-name="gr16" draw:text-style-name="P5" draw:id="id67" draw:layer="layout" svg:width="1.905cm" svg:height="0.695cm" svg:x="22.795cm" svg:y="9.036cm">
          <text:p text:style-name="P5">Real</text:p>
          <draw:enhanced-geometry svg:viewBox="0 0 21600 21600" draw:type="rectangle" draw:enhanced-path="M 0 0 L 21600 0 21600 21600 0 21600 0 0 Z N"/>
        </draw:custom-shape>
        <draw:custom-shape draw:style-name="gr16" draw:text-style-name="P5" draw:id="id68" draw:layer="layout" svg:width="1.905cm" svg:height="0.695cm" svg:x="22.795cm" svg:y="9.941cm">
          <text:p text:style-name="P5">Real</text:p>
          <draw:enhanced-geometry svg:viewBox="0 0 21600 21600" draw:type="rectangle" draw:enhanced-path="M 0 0 L 21600 0 21600 21600 0 21600 0 0 Z N"/>
        </draw:custom-shape>
        <draw:connector draw:style-name="gr4" draw:text-style-name="P6" draw:layer="layout" svg:x1="22.36cm" svg:y1="9.373cm" svg:x2="22.795cm" svg:y2="9.383cm" draw:start-shape="id65" draw:start-glue-point="10" draw:end-shape="id67" draw:end-glue-point="3" svg:d="m22360 9373h217v10h218">
          <text:p text:style-name="P1"/>
        </draw:connector>
        <draw:connector draw:style-name="gr4" draw:text-style-name="P6" draw:layer="layout" svg:x1="22.36cm" svg:y1="10.283cm" svg:x2="22.795cm" svg:y2="10.288cm" draw:start-shape="id66" draw:start-glue-point="10" draw:end-shape="id68" draw:end-glue-point="3" svg:d="m22360 10283h217v5h218">
          <text:p text:style-name="P1"/>
        </draw:connector>
        <draw:custom-shape draw:style-name="gr3" draw:text-style-name="P6" draw:id="id69" draw:layer="layout" svg:width="3.925cm" svg:height="0.695cm" svg:x="19.825cm" svg:y="12.031cm">
          <text:p text:style-name="P5">Bar2 (Bar1)</text:p>
          <draw:enhanced-geometry svg:viewBox="0 0 21600 21600" draw:type="rectangle" draw:enhanced-path="M 0 0 L 21600 0 21600 21600 0 21600 0 0 Z N"/>
        </draw:custom-shape>
        <draw:custom-shape draw:style-name="gr3" draw:text-style-name="P6" draw:id="id70" draw:layer="layout" svg:width="0.635cm" svg:height="0.635cm" svg:x="22.33cm" svg:y="12.961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71" draw:layer="layout" svg:width="0.635cm" svg:height="0.635cm" svg:x="22.33cm" svg:y="13.871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1.787cm" svg:y1="12.726cm" svg:x2="22.33cm" svg:y2="13.278cm" draw:start-shape="id69" draw:start-glue-point="2" draw:end-shape="id70" draw:end-glue-point="6" svg:d="m21787 12726v552h543">
          <text:p text:style-name="P1"/>
        </draw:connector>
        <draw:connector draw:style-name="gr4" draw:text-style-name="P6" draw:layer="layout" svg:x1="21.787cm" svg:y1="12.726cm" svg:x2="22.33cm" svg:y2="14.188cm" draw:start-shape="id69" draw:start-glue-point="2" draw:end-shape="id71" draw:end-glue-point="6" svg:d="m21787 12726v1462h543">
          <text:p text:style-name="P1"/>
        </draw:connector>
        <draw:custom-shape draw:style-name="gr3" draw:text-style-name="P6" draw:id="id72" draw:layer="layout" svg:width="1.905cm" svg:height="0.695cm" svg:x="23.4cm" svg:y="12.906cm">
          <text:p text:style-name="P5">Foo</text:p>
          <draw:enhanced-geometry svg:viewBox="0 0 21600 21600" draw:type="rectangle" draw:enhanced-path="M 0 0 L 21600 0 21600 21600 0 21600 0 0 Z N"/>
        </draw:custom-shape>
        <draw:custom-shape draw:style-name="gr16" draw:text-style-name="P5" draw:id="id73" draw:layer="layout" svg:width="1.905cm" svg:height="0.695cm" svg:x="23.4cm" svg:y="13.846cm">
          <text:p text:style-name="P5">Real</text:p>
          <draw:enhanced-geometry svg:viewBox="0 0 21600 21600" draw:type="rectangle" draw:enhanced-path="M 0 0 L 21600 0 21600 21600 0 21600 0 0 Z N"/>
        </draw:custom-shape>
        <draw:connector draw:style-name="gr4" draw:text-style-name="P6" draw:layer="layout" svg:x1="22.965cm" svg:y1="13.278cm" svg:x2="23.4cm" svg:y2="13.253cm" draw:start-shape="id70" draw:start-glue-point="10" draw:end-shape="id72" draw:end-glue-point="3" svg:d="m22965 13278h217v-25h218">
          <text:p text:style-name="P1"/>
        </draw:connector>
        <draw:connector draw:style-name="gr4" draw:text-style-name="P6" draw:layer="layout" svg:x1="22.965cm" svg:y1="14.188cm" svg:x2="23.4cm" svg:y2="14.193cm" draw:start-shape="id71" draw:start-glue-point="10" draw:end-shape="id73" draw:end-glue-point="3" svg:d="m22965 14188h217v5h218">
          <text:p text:style-name="P1"/>
        </draw:connector>
        <draw:connector draw:style-name="gr31" draw:text-style-name="P6" draw:layer="layout" draw:type="curve" draw:line-skew="1.666cm" svg:x1="23.75cm" svg:y1="12.378cm" svg:x2="21.725cm" svg:y2="8.473cm" draw:start-shape="id69" draw:start-glue-point="1" draw:end-shape="id64" draw:end-glue-point="1" svg:d="m23750 12378c3247 0 4260-3905-2025-3905">
          <text:p text:style-name="P1"/>
        </draw:connector>
        <draw:custom-shape draw:style-name="gr5" draw:text-style-name="P5" draw:id="id74" draw:layer="layout" svg:width="3.175cm" svg:height="0.635cm" svg:x="22.306cm" svg:y="14.755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2.306cm" svg:y1="15.072cm" svg:x2="21.787cm" svg:y2="12.726cm" draw:start-shape="id74" draw:start-glue-point="3" draw:end-shape="id69" draw:end-glue-point="2" svg:d="m22306 15072h-519v-2346">
          <text:p text:style-name="P1"/>
        </draw:connector>
        <draw:custom-shape draw:style-name="gr5" draw:text-style-name="P5" draw:id="id75" draw:layer="layout" svg:width="3.175cm" svg:height="0.635cm" svg:x="21.807cm" svg:y="10.82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1.807cm" svg:y1="11.137cm" svg:x2="20.772cm" svg:y2="8.821cm" draw:start-shape="id75" draw:start-glue-point="3" draw:end-shape="id64" draw:end-glue-point="2" svg:d="m21807 11137h-1035v-2316">
          <text:p text:style-name="P1"/>
        </draw:connector>
        <draw:custom-shape draw:style-name="gr3" draw:text-style-name="P6" draw:id="id76" draw:layer="layout" svg:width="3.175cm" svg:height="1.27cm" svg:x="0.935cm" svg:y="5.842cm">
          <text:p text:style-name="P5">Program</text:p>
          <draw:enhanced-geometry svg:viewBox="0 0 21600 21600" draw:type="rectangle" draw:enhanced-path="M 0 0 L 21600 0 21600 21600 0 21600 0 0 Z N"/>
        </draw:custom-shape>
        <draw:connector draw:style-name="gr4" draw:text-style-name="P6" draw:layer="layout" svg:x1="0.935cm" svg:y1="6.477cm" svg:x2="1.108cm" svg:y2="19.239cm" draw:start-shape="id76" draw:start-glue-point="3" draw:end-shape="id77" draw:end-glue-point="3" svg:d="m935 6477h-501v12762h674">
          <text:p text:style-name="P1"/>
        </draw:connector>
        <draw:custom-shape draw:style-name="gr3" draw:text-style-name="P6" draw:id="id85" draw:layer="layout" svg:width="1.905cm" svg:height="0.695cm" svg:x="1.12cm" svg:y="8.527cm">
          <text:p text:style-name="P5">Bar1</text:p>
          <draw:enhanced-geometry svg:viewBox="0 0 21600 21600" draw:type="rectangle" draw:enhanced-path="M 0 0 L 21600 0 21600 21600 0 21600 0 0 Z N"/>
        </draw:custom-shape>
        <draw:custom-shape draw:style-name="gr3" draw:text-style-name="P6" draw:id="id78" draw:layer="layout" svg:width="3.925cm" svg:height="0.695cm" svg:x="1.125cm" svg:y="11.632cm">
          <text:p text:style-name="P5">Bar2 (Bar1)</text:p>
          <draw:enhanced-geometry svg:viewBox="0 0 21600 21600" draw:type="rectangle" draw:enhanced-path="M 0 0 L 21600 0 21600 21600 0 21600 0 0 Z N"/>
        </draw:custom-shape>
        <draw:custom-shape draw:style-name="gr3" draw:text-style-name="P6" draw:id="id79" draw:layer="layout" svg:width="0.635cm" svg:height="0.635cm" svg:x="3.63cm" svg:y="12.562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80" draw:layer="layout" svg:width="0.635cm" svg:height="0.635cm" svg:x="3.63cm" svg:y="13.472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3.087cm" svg:y1="12.327cm" svg:x2="3.63cm" svg:y2="12.879cm" draw:start-shape="id78" draw:start-glue-point="2" draw:end-shape="id79" draw:end-glue-point="6" svg:d="m3087 12327v552h543">
          <text:p text:style-name="P1"/>
        </draw:connector>
        <draw:connector draw:style-name="gr4" draw:text-style-name="P6" draw:layer="layout" svg:x1="3.087cm" svg:y1="12.327cm" svg:x2="3.63cm" svg:y2="13.789cm" draw:start-shape="id78" draw:start-glue-point="2" draw:end-shape="id80" draw:end-glue-point="6" svg:d="m3087 12327v1462h543">
          <text:p text:style-name="P1"/>
        </draw:connector>
        <draw:custom-shape draw:style-name="gr3" draw:text-style-name="P6" draw:id="id81" draw:layer="layout" svg:width="1.905cm" svg:height="0.695cm" svg:x="4.7cm" svg:y="12.507cm">
          <text:p text:style-name="P5">Foo</text:p>
          <draw:enhanced-geometry svg:viewBox="0 0 21600 21600" draw:type="rectangle" draw:enhanced-path="M 0 0 L 21600 0 21600 21600 0 21600 0 0 Z N"/>
        </draw:custom-shape>
        <draw:custom-shape draw:style-name="gr16" draw:text-style-name="P5" draw:id="id82" draw:layer="layout" svg:width="1.905cm" svg:height="0.695cm" svg:x="4.7cm" svg:y="13.447cm">
          <text:p text:style-name="P5">Real</text:p>
          <draw:enhanced-geometry svg:viewBox="0 0 21600 21600" draw:type="rectangle" draw:enhanced-path="M 0 0 L 21600 0 21600 21600 0 21600 0 0 Z N"/>
        </draw:custom-shape>
        <draw:connector draw:style-name="gr4" draw:text-style-name="P6" draw:layer="layout" svg:x1="4.265cm" svg:y1="12.879cm" svg:x2="4.7cm" svg:y2="12.854cm" draw:start-shape="id79" draw:start-glue-point="10" draw:end-shape="id81" draw:end-glue-point="3" svg:d="m4265 12879h217v-25h218">
          <text:p text:style-name="P1"/>
        </draw:connector>
        <draw:connector draw:style-name="gr4" draw:text-style-name="P6" draw:layer="layout" svg:x1="4.265cm" svg:y1="13.789cm" svg:x2="4.7cm" svg:y2="13.794cm" draw:start-shape="id80" draw:start-glue-point="10" draw:end-shape="id82" draw:end-glue-point="3" svg:d="m4265 13789h217v5h218">
          <text:p text:style-name="P1"/>
        </draw:connector>
        <draw:custom-shape draw:style-name="gr5" draw:text-style-name="P5" draw:id="id83" draw:layer="layout" svg:width="3.175cm" svg:height="0.635cm" svg:x="3.606cm" svg:y="14.356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606cm" svg:y1="14.673cm" svg:x2="3.087cm" svg:y2="12.327cm" draw:start-shape="id83" draw:start-glue-point="3" draw:end-shape="id78" draw:end-glue-point="2" svg:d="m3606 14673h-519v-2346">
          <text:p text:style-name="P1"/>
        </draw:connector>
        <draw:custom-shape draw:style-name="gr5" draw:text-style-name="P5" draw:id="id84" draw:layer="layout" svg:width="3.175cm" svg:height="0.635cm" svg:x="3.107cm" svg:y="10.421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107cm" svg:y1="10.738cm" svg:x2="2.072cm" svg:y2="9.222cm" draw:start-shape="id84" draw:start-glue-point="3" draw:end-shape="id85" draw:end-glue-point="2" svg:d="m3107 10738h-1035v-1516">
          <text:p text:style-name="P1"/>
        </draw:connector>
        <draw:custom-shape draw:style-name="gr5" draw:text-style-name="P5" draw:id="id77" draw:layer="layout" svg:width="4.932cm" svg:height="0.635cm" svg:x="1.108cm" svg:y="18.922cm">
          <text:p text:style-name="P5">compile Bar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id="id91" draw:layer="layout" svg:width="6.582cm" svg:height="0.635cm" svg:x="1.108cm" svg:y="7.623cm">
          <text:p text:style-name="P5">from stdlib import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layer="layout" svg:width="9.676cm" svg:height="0.962cm" svg:x="0.205cm" svg:y="1.846cm">
          <draw:text-box>
            <text:p text:style-name="P1">Parse tree from main source file:</text:p>
          </draw:text-box>
        </draw:frame>
        <draw:custom-shape draw:style-name="gr32" draw:text-style-name="P6" draw:layer="layout" svg:width="7.53cm" svg:height="2.54cm" svg:x="9.615cm" svg:y="5.651cm">
          <text:p text:style-name="P5">resolve imports</text:p>
          <text:p text:style-name="P5">recursively</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3" draw:text-style-name="P6" draw:layer="layout" svg:width="0.635cm" svg:height="0.635cm" svg:x="10.16cm" svg:y="6.35cm">
          <text:p text:style-name="P1"/>
          <draw:enhanced-geometry svg:viewBox="0 0 780 907" draw:type="non-primitive" draw:enhanced-path="M 390 0 L 492 276 780 228 594 457 780 679 492 631 390 907 288 631 0 679 186 457 0 228 288 276 390 0 Z N"/>
        </draw:custom-shape>
        <draw:frame draw:style-name="gr34" draw:text-style-name="P1" draw:layer="layout" svg:width="5.415cm" svg:height="0.962cm" svg:x="22.39cm" svg:y="5.112cm">
          <draw:text-box>
            <text:p text:style-name="P1">standard library</text:p>
          </draw:text-box>
        </draw:frame>
        <draw:frame draw:style-name="gr14" draw:text-style-name="P1" draw:layer="layout" svg:width="11.96cm" svg:height="1.673cm" svg:x="0.74cm" svg:y="3.21cm">
          <draw:text-box>
            <text:list text:style-name="L1">
              <text:list-item>
                <text:p text:style-name="P2">Set default data roles.</text:p>
              </text:list-item>
            </text:list>
            <text:list text:style-name="L1">
              <text:list-item>
                <text:p text:style-name="P2">Interpret top level statements.?</text:p>
              </text:list-item>
            </text:list>
          </draw:text-box>
        </draw:frame>
        <draw:custom-shape draw:style-name="gr5" draw:text-style-name="P5" draw:id="id86" draw:layer="layout" svg:width="3.321cm" svg:height="0.635cm" svg:x="24.009cm" svg:y="6.6cm">
          <text:p text:style-name="P5">=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3.485cm" svg:y1="6.928cm" svg:x2="24.009cm" svg:y2="6.917cm" draw:start-shape="id63" draw:start-glue-point="1" draw:end-shape="id86" draw:end-glue-point="3" svg:d="m23485 6928h261v-11h263">
          <text:p text:style-name="P1"/>
        </draw:connector>
        <draw:frame draw:style-name="gr14" draw:text-style-name="P1" draw:layer="layout" svg:width="10.39cm" svg:height="3.806cm" svg:x="8.09cm" svg:y="10.925cm">
          <draw:text-box>
            <text:list text:style-name="L1">
              <text:list-item>
                <text:p text:style-name="P2">Build symbol table?</text:p>
              </text:list-item>
            </text:list>
            <text:list text:style-name="L1">
              <text:list-item>
                <text:p text:style-name="P2">Check semantic?</text:p>
              </text:list-item>
            </text:list>
            <text:list text:style-name="L1">
              <text:list-item>
                <text:list>
                  <text:list-item>
                    <text:p text:style-name="P9">duplicate (inherited) symbols</text:p>
                  </text:list-item>
                </text:list>
              </text:list-item>
            </text:list>
            <text:list text:style-name="L1">
              <text:list-item>
                <text:list>
                  <text:list-item>
                    <text:p text:style-name="P9">assignments to constants</text:p>
                  </text:list-item>
                </text:list>
              </text:list-item>
            </text:list>
            <text:list text:style-name="L1">
              <text:list-item>
                <text:list>
                  <text:list-item>
                    <text:p text:style-name="P9">access to attributes</text:p>
                  </text:list-item>
                </text:list>
              </text:list-item>
            </text:list>
          </draw:text-box>
        </draw:frame>
        <draw:custom-shape draw:style-name="gr33" draw:text-style-name="P6" draw:layer="layout" svg:width="0.635cm" svg:height="0.635cm" svg:x="8.161cm" svg:y="9.511cm">
          <text:p text:style-name="P1"/>
          <draw:enhanced-geometry svg:viewBox="0 0 780 907" draw:type="non-primitive" draw:enhanced-path="M 390 0 L 492 276 780 228 594 457 780 679 492 631 390 907 288 631 0 679 186 457 0 228 288 276 390 0 Z N"/>
        </draw:custom-shape>
        <draw:frame draw:style-name="gr35" draw:text-style-name="P1" draw:layer="layout" svg:width="12.065cm" svg:height="1.673cm" svg:x="6.65cm" svg:y="16.245cm">
          <draw:text-box>
            <text:p text:style-name="P1">Build a recursive tree of data definitions. The leaves must be built in types.</text:p>
          </draw:text-box>
        </draw:frame>
        <draw:custom-shape draw:style-name="gr33" draw:text-style-name="P6" draw:layer="layout" svg:width="0.635cm" svg:height="0.635cm" svg:x="13.762cm" svg:y="11.752cm">
          <text:p text:style-name="P1"/>
          <draw:enhanced-geometry svg:viewBox="0 0 780 907" draw:type="non-primitive" draw:enhanced-path="M 390 0 L 492 276 780 228 594 457 780 679 492 631 390 907 288 631 0 679 186 457 0 228 288 276 390 0 Z N"/>
        </draw:custom-shape>
        <draw:custom-shape draw:style-name="gr3" draw:text-style-name="P6" draw:id="id87" draw:layer="layout" svg:width="1.47cm" svg:height="0.635cm" svg:x="3.045cm" svg:y="9.492cm">
          <text:p text:style-name="P5">a,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072cm" svg:y1="9.222cm" svg:x2="3.045cm" svg:y2="9.809cm" draw:start-shape="id85" draw:start-glue-point="2" draw:end-shape="id87" draw:end-glue-point="6" svg:d="m2072 9222v587h973">
          <text:p text:style-name="P1"/>
        </draw:connector>
        <draw:custom-shape draw:style-name="gr16" draw:text-style-name="P5" draw:id="id88" draw:layer="layout" svg:width="1.905cm" svg:height="0.695cm" svg:x="5.015cm" svg:y="9.472cm">
          <text:p text:style-name="P5">Real</text:p>
          <draw:enhanced-geometry svg:viewBox="0 0 21600 21600" draw:type="rectangle" draw:enhanced-path="M 0 0 L 21600 0 21600 21600 0 21600 0 0 Z N"/>
        </draw:custom-shape>
        <draw:connector draw:style-name="gr4" draw:text-style-name="P6" draw:layer="layout" svg:x1="4.515cm" svg:y1="9.809cm" svg:x2="5.015cm" svg:y2="9.819cm" draw:start-shape="id87" draw:start-glue-point="10" draw:end-shape="id88" draw:end-glue-point="3" svg:d="m4515 9809h250v10h250">
          <text:p text:style-name="P1"/>
        </draw:connector>
        <draw:frame draw:style-name="gr15" draw:layer="layout" svg:width="11.5cm" svg:height="0.962cm" svg:x="16.406cm" svg:y="1.846cm">
          <draw:text-box>
            <text:p text:style-name="P1">Complete parse tree of whole program:</text:p>
          </draw:text-box>
        </draw:frame>
        <draw:custom-shape draw:style-name="gr3" draw:text-style-name="P6" draw:id="id89" draw:layer="layout" svg:width="2.819cm" svg:height="1.034cm" svg:x="1.071cm" svg:y="16.564cm">
          <text:p text:style-name="P5">my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90" draw:layer="layout" svg:width="1.905cm" svg:height="0.695cm" svg:x="4.401cm" svg:y="16.734cm">
          <text:p text:style-name="P5">Bar2</text:p>
          <draw:enhanced-geometry svg:viewBox="0 0 21600 21600" draw:type="rectangle" draw:enhanced-path="M 0 0 L 21600 0 21600 21600 0 21600 0 0 Z N"/>
        </draw:custom-shape>
        <draw:connector draw:style-name="gr4" draw:text-style-name="P6" draw:layer="layout" svg:x1="3.89cm" svg:y1="17.08cm" svg:x2="4.401cm" svg:y2="17.081cm" draw:start-shape="id89" draw:start-glue-point="10" draw:end-shape="id90" draw:end-glue-point="3" svg:d="m3890 17080h255v1h256">
          <text:p text:style-name="P1"/>
        </draw:connector>
        <draw:connector draw:style-name="gr4" draw:text-style-name="P6" draw:layer="layout" svg:x1="0.935cm" svg:y1="6.477cm" svg:x2="1.108cm" svg:y2="7.94cm" draw:start-shape="id76" draw:start-glue-point="3" draw:end-shape="id91" draw:end-glue-point="3" svg:d="m935 6477h-501v1463h674">
          <text:p text:style-name="P1"/>
        </draw:connector>
        <draw:connector draw:style-name="gr4" draw:text-style-name="P6" draw:layer="layout" svg:x1="0.935cm" svg:y1="6.477cm" svg:x2="1.12cm" svg:y2="8.874cm" draw:start-shape="id76" draw:start-glue-point="3" draw:end-shape="id85" draw:end-glue-point="3" svg:d="m935 6477h-501v2397h686">
          <text:p text:style-name="P1"/>
        </draw:connector>
        <draw:connector draw:style-name="gr4" draw:text-style-name="P6" draw:layer="layout" svg:x1="0.935cm" svg:y1="6.477cm" svg:x2="1.125cm" svg:y2="11.979cm" draw:start-shape="id76" draw:start-glue-point="3" draw:end-shape="id78" draw:end-glue-point="3" svg:d="m935 6477h-501v5502h691">
          <text:p text:style-name="P1"/>
        </draw:connector>
        <draw:connector draw:style-name="gr4" draw:text-style-name="P6" draw:layer="layout" svg:x1="0.935cm" svg:y1="6.477cm" svg:x2="1.071cm" svg:y2="17.08cm" draw:start-shape="id76" draw:start-glue-point="3" draw:end-shape="id89" draw:end-glue-point="6" svg:d="m935 6477h-501v10603h637">
          <text:p text:style-name="P1"/>
        </draw:connector>
        <draw:connector draw:style-name="gr4" draw:text-style-name="P6" draw:layer="layout" svg:x1="19.535cm" svg:y1="4.176cm" svg:x2="19.84cm" svg:y2="5.733cm" draw:start-shape="id92" draw:start-glue-point="3" draw:end-shape="id93" draw:end-glue-point="3" svg:d="m19535 4176h-501v1557h806">
          <text:p text:style-name="P1"/>
        </draw:connector>
        <draw:connector draw:style-name="gr4" draw:text-style-name="P6" draw:layer="layout" svg:x1="19.535cm" svg:y1="4.176cm" svg:x2="19.84cm" svg:y2="6.933cm" draw:start-shape="id92" draw:start-glue-point="3" draw:end-shape="id62" draw:end-glue-point="6" svg:d="m19535 4176h-501v2757h806">
          <text:p text:style-name="P1"/>
        </draw:connector>
        <draw:connector draw:style-name="gr4" draw:text-style-name="P6" draw:layer="layout" svg:x1="19.535cm" svg:y1="4.176cm" svg:x2="19.82cm" svg:y2="8.473cm" draw:start-shape="id92" draw:start-glue-point="3" draw:end-shape="id64" draw:end-glue-point="3" svg:d="m19535 4176h-501v4297h786">
          <text:p text:style-name="P1"/>
        </draw:connector>
        <draw:connector draw:style-name="gr4" draw:text-style-name="P6" draw:layer="layout" svg:x1="19.535cm" svg:y1="4.176cm" svg:x2="19.825cm" svg:y2="12.378cm" draw:start-shape="id92" draw:start-glue-point="3" draw:end-shape="id69" draw:end-glue-point="3" svg:d="m19535 4176h-501v8202h791">
          <text:p text:style-name="P1"/>
        </draw:connector>
        <draw:frame draw:style-name="gr35" draw:text-style-name="P1" draw:layer="layout" svg:width="12.065cm" svg:height="2.384cm" svg:x="6.651cm" svg:y="18.246cm">
          <draw:text-box>
            <text:p text:style-name="P1">Build recursive data tree. Build function call tree, starting from main functions:</text:p>
            <text:p text:style-name="P1">“init”, “dynamic”, “final” </text:p>
          </draw:text-box>
        </draw:frame>
        <draw:custom-shape draw:style-name="gr36" draw:text-style-name="P6" draw:id="id94" draw:layer="layout" svg:width="7.62cm" svg:height="3.875cm" svg:x="19.685cm" svg:y="16.51cm">
          <text:p text:style-name="P5">See following slides</text:p>
          <draw:enhanced-geometry svg:viewBox="0 0 21600 21600" draw:type="rectangle" draw:enhanced-path="M 0 0 L 21600 0 21600 21600 0 21600 0 0 Z N"/>
        </draw:custom-shape>
        <draw:connector draw:style-name="gr4" draw:text-style-name="P6" draw:layer="layout" svg:x1="19.535cm" svg:y1="4.176cm" svg:x2="19.685cm" svg:y2="18.447cm" draw:start-shape="id92" draw:start-glue-point="3" draw:end-shape="id94" draw:end-glue-point="3" svg:d="m19535 4176h-501v14271h651">
          <text:p text:style-name="P1"/>
        </draw:connector>
        <draw:custom-shape draw:style-name="gr36" draw:text-style-name="P15" draw:layer="layout" svg:width="11.43cm" svg:height="1.705cm" svg:x="8.89cm" svg:y="8.99cm">
          <text:p text:style-name="P3">Flatten compound data definition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4" draw:layer="layout" svg:width="15.88cm" svg:height="1.905cm" draw:transform="rotate (0.357268897883172) translate (4.777cm 12.539cm)">
          <text:p text:style-name="P5"><text:span text:style-name="T2">Outdated! Design has changed!</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5" presentation:class="page"/>
          <draw:frame presentation:style-name="pr2" draw:text-style-name="P4"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1T19">
        <office:forms form:automatic-focus="false" form:apply-design-mode="false"/>
        <draw:custom-shape draw:style-name="gr32" draw:text-style-name="P6" draw:layer="layout" svg:width="8.755cm" svg:height="1.57cm" svg:x="5.215cm" svg:y="7.62cm">
          <text:p text:style-name="P5">Build tree</text:p>
          <text:p text:style-name="P5">recursive</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6" draw:text-style-name="P1" draw:layer="layout" svg:width="25.199cm" svg:height="1.737cm" svg:x="1.4cm" svg:y="0.219cm" presentation:class="title" presentation:user-transformed="true">
          <draw:text-box>
            <text:p text:style-name="P1">Build Recursive Data Tree</text:p>
          </draw:text-box>
        </draw:frame>
        <draw:custom-shape draw:style-name="gr36" draw:text-style-name="P6" draw:layer="layout" svg:width="3.605cm" svg:height="1.905cm" svg:x="8.955cm" svg:y="16.91cm">
          <text:p text:style-name="P5">copy</text:p>
          <draw:enhanced-geometry svg:viewBox="0 0 21600 21600" draw:text-areas="0 ?f0 ?f5 ?f2" draw:type="right-arrow" draw:modifiers="9024.07553107789 4861.6998950682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5" draw:layer="layout" svg:width="3.605cm" svg:height="1.905cm" svg:x="8.955cm" svg:y="13.011cm">
          <text:p text:style-name="P5">copy</text:p>
          <draw:enhanced-geometry svg:viewBox="0 0 21600 21600" draw:mirror-horizontal="false" draw:mirror-vertical="false" draw:text-areas="0 ?f0 ?f5 ?f2" draw:type="right-arrow" draw:modifiers="8344.29583005507 5201.67890870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6" draw:layer="layout" svg:width="5.159cm" svg:height="6.018cm" draw:transform="rotate (1.5713199255702) translate (21.79cm 18.782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38" draw:text-style-name="P6" draw:layer="layout" svg:width="1.855cm" svg:height="1.905cm" svg:x="6.235cm" svg:y="7.01cm">
          <text:p text:style-name="P5">3</text:p>
          <draw:enhanced-geometry svg:viewBox="0 0 780 907" draw:type="non-primitive" draw:enhanced-path="M 390 0 L 492 276 780 228 594 457 780 679 492 631 390 907 288 631 0 679 186 457 0 228 288 276 390 0 Z N"/>
        </draw:custom-shape>
        <draw:g>
          <draw:custom-shape draw:style-name="gr30" draw:text-style-name="P6" draw:layer="layout" svg:width="4.65cm" svg:height="3.046cm" svg:x="12.849cm" svg:y="15.969cm">
            <text:p text:style-name="P1"/>
            <draw:enhanced-geometry svg:viewBox="0 0 21600 21600" draw:type="rectangle" draw:enhanced-path="M 0 0 L 21600 0 21600 21600 0 21600 0 0 Z N"/>
          </draw:custom-shape>
          <draw:custom-shape draw:style-name="gr30" draw:text-style-name="P6" draw:layer="layout" svg:width="4.65cm" svg:height="3.046cm" svg:x="12.849cm" svg:y="12.629cm">
            <text:p text:style-name="P1"/>
            <draw:enhanced-geometry svg:viewBox="0 0 21600 21600" draw:type="rectangle" draw:enhanced-path="M 0 0 L 21600 0 21600 21600 0 21600 0 0 Z N"/>
          </draw:custom-shape>
          <draw:custom-shape draw:style-name="gr3" draw:text-style-name="P6" draw:id="id96" draw:layer="layout" svg:width="0.635cm" svg:height="0.635cm" svg:x="13.93cm" svg:y="16.262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97" draw:layer="layout" svg:width="0.635cm" svg:height="0.635cm" svg:x="13.93cm" svg:y="17.172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3.165cm" svg:y1="12.312cm" svg:x2="13.93cm" svg:y2="16.579cm" draw:start-shape="id95" draw:start-glue-point="8" draw:end-shape="id96" draw:end-glue-point="6" svg:d="m13165 12312v4267h765">
            <text:p text:style-name="P1"/>
          </draw:connector>
          <draw:connector draw:style-name="gr4" draw:text-style-name="P6" draw:layer="layout" svg:x1="13.165cm" svg:y1="12.312cm" svg:x2="13.93cm" svg:y2="17.489cm" draw:start-shape="id95" draw:start-glue-point="8" draw:end-shape="id97" draw:end-glue-point="6" svg:d="m13165 12312v5177h765">
            <text:p text:style-name="P1"/>
          </draw:connector>
          <draw:custom-shape draw:style-name="gr3" draw:text-style-name="P6" draw:id="id98" draw:layer="layout" svg:width="1.905cm" svg:height="0.695cm" svg:x="15cm" svg:y="16.247cm">
            <text:p text:style-name="P5">Foo</text:p>
            <draw:enhanced-geometry svg:viewBox="0 0 21600 21600" draw:type="rectangle" draw:enhanced-path="M 0 0 L 21600 0 21600 21600 0 21600 0 0 Z N"/>
          </draw:custom-shape>
          <draw:custom-shape draw:style-name="gr16" draw:text-style-name="P5" draw:id="id99" draw:layer="layout" svg:width="1.905cm" svg:height="0.695cm" svg:x="15cm" svg:y="17.147cm">
            <text:p text:style-name="P5">Real</text:p>
            <draw:enhanced-geometry svg:viewBox="0 0 21600 21600" draw:type="rectangle" draw:enhanced-path="M 0 0 L 21600 0 21600 21600 0 21600 0 0 Z N"/>
          </draw:custom-shape>
          <draw:connector draw:style-name="gr4" draw:text-style-name="P6" draw:layer="layout" svg:x1="14.565cm" svg:y1="16.579cm" svg:x2="15cm" svg:y2="16.594cm" draw:start-shape="id96" draw:start-glue-point="10" draw:end-shape="id98" draw:end-glue-point="3" svg:d="m14565 16579h217v15h218">
            <text:p text:style-name="P1"/>
          </draw:connector>
          <draw:connector draw:style-name="gr4" draw:text-style-name="P6" draw:layer="layout" svg:x1="14.565cm" svg:y1="17.489cm" svg:x2="15cm" svg:y2="17.494cm" draw:start-shape="id97" draw:start-glue-point="10" draw:end-shape="id99" draw:end-glue-point="3" svg:d="m14565 17489h217v5h218">
            <text:p text:style-name="P1"/>
          </draw:connector>
          <draw:custom-shape draw:style-name="gr5" draw:text-style-name="P5" draw:id="id100" draw:layer="layout" svg:width="3.175cm" svg:height="0.635cm" svg:x="13.906cm" svg:y="18.056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3.906cm" svg:y1="18.373cm" svg:x2="13.165cm" svg:y2="12.312cm" draw:start-shape="id100" draw:start-glue-point="3" draw:end-shape="id95" draw:end-glue-point="8" svg:d="m13906 18373h-741v-6061">
            <text:p text:style-name="P1"/>
          </draw:connector>
          <draw:custom-shape draw:style-name="gr3" draw:text-style-name="P6" draw:id="id101" draw:layer="layout" svg:width="0.635cm" svg:height="0.635cm" svg:x="13.925cm" svg:y="12.976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02" draw:layer="layout" svg:width="0.635cm" svg:height="0.635cm" svg:x="13.925cm" svg:y="13.886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3.165cm" svg:y1="12.312cm" svg:x2="13.925cm" svg:y2="13.293cm" draw:start-shape="id95" draw:start-glue-point="8" draw:end-shape="id101" draw:end-glue-point="6" svg:d="m13165 12312v981h760">
            <text:p text:style-name="P1"/>
          </draw:connector>
          <draw:connector draw:style-name="gr4" draw:text-style-name="P6" draw:layer="layout" svg:x1="13.165cm" svg:y1="12.312cm" svg:x2="13.925cm" svg:y2="14.203cm" draw:start-shape="id95" draw:start-glue-point="8" draw:end-shape="id102" draw:end-glue-point="6" svg:d="m13165 12312v1891h760">
            <text:p text:style-name="P1"/>
          </draw:connector>
          <draw:custom-shape draw:style-name="gr16" draw:text-style-name="P5" draw:id="id103" draw:layer="layout" svg:width="1.905cm" svg:height="0.695cm" svg:x="14.995cm" svg:y="12.956cm">
            <text:p text:style-name="P5">Real</text:p>
            <draw:enhanced-geometry svg:viewBox="0 0 21600 21600" draw:type="rectangle" draw:enhanced-path="M 0 0 L 21600 0 21600 21600 0 21600 0 0 Z N"/>
          </draw:custom-shape>
          <draw:custom-shape draw:style-name="gr16" draw:text-style-name="P5" draw:id="id104" draw:layer="layout" svg:width="1.905cm" svg:height="0.695cm" svg:x="14.995cm" svg:y="13.861cm">
            <text:p text:style-name="P5">Real</text:p>
            <draw:enhanced-geometry svg:viewBox="0 0 21600 21600" draw:type="rectangle" draw:enhanced-path="M 0 0 L 21600 0 21600 21600 0 21600 0 0 Z N"/>
          </draw:custom-shape>
          <draw:connector draw:style-name="gr4" draw:text-style-name="P6" draw:layer="layout" svg:x1="14.56cm" svg:y1="13.293cm" svg:x2="14.995cm" svg:y2="13.303cm" draw:start-shape="id101" draw:start-glue-point="10" draw:end-shape="id103" draw:end-glue-point="3" svg:d="m14560 13293h217v10h218">
            <text:p text:style-name="P1"/>
          </draw:connector>
          <draw:connector draw:style-name="gr4" draw:text-style-name="P6" draw:layer="layout" svg:x1="14.56cm" svg:y1="14.203cm" svg:x2="14.995cm" svg:y2="14.208cm" draw:start-shape="id102" draw:start-glue-point="10" draw:end-shape="id104" draw:end-glue-point="3" svg:d="m14560 14203h217v5h218">
            <text:p text:style-name="P1"/>
          </draw:connector>
          <draw:custom-shape draw:style-name="gr5" draw:text-style-name="P5" draw:id="id105" draw:layer="layout" svg:width="3.175cm" svg:height="0.635cm" svg:x="14.007cm" svg:y="14.74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4.007cm" svg:y1="15.057cm" svg:x2="13.165cm" svg:y2="12.312cm" draw:start-shape="id105" draw:start-glue-point="3" draw:end-shape="id95" draw:end-glue-point="8" svg:d="m14007 15057h-842v-2745">
            <text:p text:style-name="P1"/>
          </draw:connector>
          <draw:frame draw:style-name="gr15" draw:layer="layout" svg:width="6.111cm" svg:height="0.962cm" svg:x="18.64cm" svg:y="12.7cm">
            <draw:text-box>
              <text:p text:style-name="P1">interpret statements</text:p>
            </draw:text-box>
          </draw:frame>
          <draw:custom-shape draw:style-name="gr38" draw:text-style-name="P6" draw:layer="layout" svg:width="1.626cm" svg:height="1.832cm" svg:x="17.075cm" svg:y="12.388cm">
            <text:p text:style-name="P5">1.2</text:p>
            <draw:enhanced-geometry svg:viewBox="0 0 780 907" draw:type="non-primitive" draw:enhanced-path="M 390 0 L 492 276 780 228 594 457 780 679 492 631 390 907 288 631 0 679 186 457 0 228 288 276 390 0 Z N"/>
          </draw:custom-shape>
          <draw:custom-shape draw:style-name="gr33" draw:text-style-name="P6" draw:layer="layout" svg:width="0.635cm" svg:height="0.635cm" svg:x="17.553cm" svg:y="14.605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3" draw:text-style-name="P6" draw:layer="layout" svg:width="0.635cm" svg:height="0.635cm" svg:x="17.553cm" svg:y="13.9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3" draw:text-style-name="P6" draw:layer="layout" svg:width="0.635cm" svg:height="0.635cm" svg:x="17.553cm" svg:y="16.3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3" draw:text-style-name="P6" draw:layer="layout" svg:width="0.635cm" svg:height="0.635cm" svg:x="17.553cm" svg:y="18.0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 draw:text-style-name="P6" draw:id="id95" draw:layer="layout" svg:width="3.279cm" svg:height="0.986cm" svg:x="11.526cm" svg:y="11.326cm">
            <text:p text:style-name="P5">my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06" draw:layer="layout" svg:width="2.154cm" svg:height="0.758cm" svg:x="15.626cm" svg:y="11.43cm">
            <text:p text:style-name="P5">Bar2</text:p>
            <draw:enhanced-geometry svg:viewBox="0 0 21600 21600" draw:type="rectangle" draw:enhanced-path="M 0 0 L 21600 0 21600 21600 0 21600 0 0 Z N"/>
          </draw:custom-shape>
          <draw:connector draw:style-name="gr4" draw:text-style-name="P6" draw:layer="layout" svg:x1="14.805cm" svg:y1="11.818cm" svg:x2="15.626cm" svg:y2="11.809cm" draw:start-shape="id95" draw:start-glue-point="10" draw:end-shape="id106" draw:end-glue-point="3" svg:d="m14805 11818h410v-9h411">
            <text:p text:style-name="P1"/>
          </draw:connector>
          <draw:custom-shape draw:style-name="gr38" draw:text-style-name="P6" draw:layer="layout" svg:width="1.626cm" svg:height="1.832cm" svg:x="17.075cm" svg:y="15.588cm">
            <text:p text:style-name="P5">2.2</text:p>
            <draw:enhanced-geometry svg:viewBox="0 0 780 907" draw:type="non-primitive" draw:enhanced-path="M 390 0 L 492 276 780 228 594 457 780 679 492 631 390 907 288 631 0 679 186 457 0 228 288 276 390 0 Z N"/>
          </draw:custom-shape>
          <draw:custom-shape draw:style-name="gr33" draw:text-style-name="P6" draw:layer="layout" svg:width="0.635cm" svg:height="0.635cm" svg:x="17.553cm" svg:y="17.1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frame draw:style-name="gr15" draw:layer="layout" svg:width="6.111cm" svg:height="0.962cm" svg:x="18.641cm" svg:y="15.9cm">
            <draw:text-box>
              <text:p text:style-name="P1">interpret statements</text:p>
            </draw:text-box>
          </draw:frame>
        </draw:g>
        <draw:custom-shape draw:style-name="gr38" draw:text-style-name="P6" draw:layer="layout" svg:width="1.855cm" svg:height="1.905cm" svg:x="7.836cm" svg:y="12.211cm">
          <text:p text:style-name="P5">1.1</text:p>
          <draw:enhanced-geometry svg:viewBox="0 0 780 907" draw:type="non-primitive" draw:enhanced-path="M 390 0 L 492 276 780 228 594 457 780 679 492 631 390 907 288 631 0 679 186 457 0 228 288 276 390 0 Z N"/>
        </draw:custom-shape>
        <draw:custom-shape draw:style-name="gr38" draw:text-style-name="P6" draw:layer="layout" svg:width="1.855cm" svg:height="1.905cm" svg:x="7.837cm" svg:y="16.112cm">
          <text:p text:style-name="P5">2.1</text:p>
          <draw:enhanced-geometry svg:viewBox="0 0 780 907" draw:type="non-primitive" draw:enhanced-path="M 390 0 L 492 276 780 228 594 457 780 679 492 631 390 907 288 631 0 679 186 457 0 228 288 276 390 0 Z N"/>
        </draw:custom-shape>
        <draw:g>
          <draw:custom-shape draw:style-name="gr3" draw:text-style-name="P6" draw:id="id107" draw:layer="layout" svg:width="3.175cm" svg:height="1.27cm" svg:x="1.235cm" svg:y="2.641cm">
            <text:p text:style-name="P5">Program</text:p>
            <draw:enhanced-geometry svg:viewBox="0 0 21600 21600" draw:type="rectangle" draw:enhanced-path="M 0 0 L 21600 0 21600 21600 0 21600 0 0 Z N"/>
          </draw:custom-shape>
          <draw:connector draw:style-name="gr4" draw:text-style-name="P6" draw:layer="layout" svg:x1="1.235cm" svg:y1="3.276cm" svg:x2="1.37cm" svg:y2="20.079cm" draw:start-shape="id107" draw:start-glue-point="3" draw:end-shape="id108" draw:end-glue-point="6" svg:d="m1235 3276h-501v16803h636">
            <text:p text:style-name="P1"/>
          </draw:connector>
          <draw:custom-shape draw:style-name="gr3" draw:text-style-name="P6" draw:id="id109" draw:layer="layout" svg:width="1.905cm" svg:height="0.695cm" svg:x="1.64cm" svg:y="8.661cm">
            <text:p text:style-name="P5">Foo</text:p>
            <draw:enhanced-geometry svg:viewBox="0 0 21600 21600" draw:type="rectangle" draw:enhanced-path="M 0 0 L 21600 0 21600 21600 0 21600 0 0 Z N"/>
          </draw:custom-shape>
          <draw:custom-shape draw:style-name="gr3" draw:text-style-name="P6" draw:id="id110" draw:layer="layout" svg:width="0.635cm" svg:height="0.635cm" svg:x="3.545cm" svg:y="9.591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11" draw:layer="layout" svg:width="0.635cm" svg:height="0.635cm" svg:x="3.545cm" svg:y="10.501cm">
            <text:p text:style-name="P5">b</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14" draw:layer="layout" svg:width="1.27cm" svg:height="0.635cm" svg:x="1.64cm" svg:y="5.716cm">
            <text:p text:style-name="P5">pi</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592cm" svg:y1="9.356cm" svg:x2="3.545cm" svg:y2="9.908cm" draw:start-shape="id109" draw:start-glue-point="2" draw:end-shape="id110" draw:end-glue-point="6" svg:d="m2592 9356v552h953">
            <text:p text:style-name="P1"/>
          </draw:connector>
          <draw:connector draw:style-name="gr4" draw:text-style-name="P6" draw:layer="layout" svg:x1="2.592cm" svg:y1="9.356cm" svg:x2="3.545cm" svg:y2="10.818cm" draw:start-shape="id109" draw:start-glue-point="2" draw:end-shape="id111" draw:end-glue-point="6" svg:d="m2592 9356v1462h953">
            <text:p text:style-name="P1"/>
          </draw:connector>
          <draw:custom-shape draw:style-name="gr16" draw:text-style-name="P5" draw:id="id129" draw:layer="layout" svg:width="1.905cm" svg:height="0.695cm" svg:x="1.64cm" svg:y="4.486cm">
            <text:p text:style-name="P5">Real</text:p>
            <draw:enhanced-geometry svg:viewBox="0 0 21600 21600" draw:type="rectangle" draw:enhanced-path="M 0 0 L 21600 0 21600 21600 0 21600 0 0 Z N"/>
          </draw:custom-shape>
          <draw:custom-shape draw:style-name="gr16" draw:text-style-name="P5" draw:id="id112" draw:layer="layout" svg:width="1.905cm" svg:height="0.695cm" svg:x="4.615cm" svg:y="9.571cm">
            <text:p text:style-name="P5">Real</text:p>
            <draw:enhanced-geometry svg:viewBox="0 0 21600 21600" draw:type="rectangle" draw:enhanced-path="M 0 0 L 21600 0 21600 21600 0 21600 0 0 Z N"/>
          </draw:custom-shape>
          <draw:custom-shape draw:style-name="gr16" draw:text-style-name="P5" draw:id="id113" draw:layer="layout" svg:width="1.905cm" svg:height="0.695cm" svg:x="4.615cm" svg:y="10.476cm">
            <text:p text:style-name="P5">Real</text:p>
            <draw:enhanced-geometry svg:viewBox="0 0 21600 21600" draw:type="rectangle" draw:enhanced-path="M 0 0 L 21600 0 21600 21600 0 21600 0 0 Z N"/>
          </draw:custom-shape>
          <draw:connector draw:style-name="gr4" draw:text-style-name="P6" draw:layer="layout" svg:x1="4.18cm" svg:y1="9.908cm" svg:x2="4.615cm" svg:y2="9.918cm" draw:start-shape="id110" draw:start-glue-point="10" draw:end-shape="id112" draw:end-glue-point="3" svg:d="m4180 9908h217v10h218">
            <text:p text:style-name="P1"/>
          </draw:connector>
          <draw:connector draw:style-name="gr4" draw:text-style-name="P6" draw:layer="layout" svg:x1="4.18cm" svg:y1="10.818cm" svg:x2="4.615cm" svg:y2="10.823cm" draw:start-shape="id111" draw:start-glue-point="10" draw:end-shape="id113" draw:end-glue-point="3" svg:d="m4180 10818h217v5h218">
            <text:p text:style-name="P1"/>
          </draw:connector>
          <draw:custom-shape draw:style-name="gr16" draw:text-style-name="P5" draw:id="id115" draw:layer="layout" svg:width="1.905cm" svg:height="0.695cm" svg:x="3.28cm" svg:y="5.681cm">
            <text:p text:style-name="P5">Real</text:p>
            <draw:enhanced-geometry svg:viewBox="0 0 21600 21600" draw:type="rectangle" draw:enhanced-path="M 0 0 L 21600 0 21600 21600 0 21600 0 0 Z N"/>
          </draw:custom-shape>
          <draw:connector draw:style-name="gr4" draw:text-style-name="P6" draw:layer="layout" svg:x1="2.91cm" svg:y1="6.033cm" svg:x2="3.28cm" svg:y2="6.028cm" draw:start-shape="id114" draw:start-glue-point="10" draw:end-shape="id115" draw:end-glue-point="3" svg:d="m2910 6033h185v-5h185">
            <text:p text:style-name="P1"/>
          </draw:connector>
          <draw:custom-shape draw:style-name="gr3" draw:text-style-name="P6" draw:id="id116" draw:layer="layout" svg:width="1.905cm" svg:height="0.695cm" svg:x="1.62cm" svg:y="11.626cm">
            <text:p text:style-name="P5">Bar1</text:p>
            <draw:enhanced-geometry svg:viewBox="0 0 21600 21600" draw:type="rectangle" draw:enhanced-path="M 0 0 L 21600 0 21600 21600 0 21600 0 0 Z N"/>
          </draw:custom-shape>
          <draw:custom-shape draw:style-name="gr3" draw:text-style-name="P6" draw:id="id117" draw:layer="layout" svg:width="0.635cm" svg:height="0.635cm" svg:x="3.525cm" svg:y="12.556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18" draw:layer="layout" svg:width="0.635cm" svg:height="0.635cm" svg:x="3.525cm" svg:y="13.466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572cm" svg:y1="12.321cm" svg:x2="3.525cm" svg:y2="12.873cm" draw:start-shape="id116" draw:start-glue-point="2" draw:end-shape="id117" draw:end-glue-point="6" svg:d="m2572 12321v552h953">
            <text:p text:style-name="P1"/>
          </draw:connector>
          <draw:connector draw:style-name="gr4" draw:text-style-name="P6" draw:layer="layout" svg:x1="2.572cm" svg:y1="12.321cm" svg:x2="3.525cm" svg:y2="13.783cm" draw:start-shape="id116" draw:start-glue-point="2" draw:end-shape="id118" draw:end-glue-point="6" svg:d="m2572 12321v1462h953">
            <text:p text:style-name="P1"/>
          </draw:connector>
          <draw:custom-shape draw:style-name="gr16" draw:text-style-name="P5" draw:id="id119" draw:layer="layout" svg:width="1.905cm" svg:height="0.695cm" svg:x="4.595cm" svg:y="12.536cm">
            <text:p text:style-name="P5">Real</text:p>
            <draw:enhanced-geometry svg:viewBox="0 0 21600 21600" draw:type="rectangle" draw:enhanced-path="M 0 0 L 21600 0 21600 21600 0 21600 0 0 Z N"/>
          </draw:custom-shape>
          <draw:custom-shape draw:style-name="gr16" draw:text-style-name="P5" draw:id="id120" draw:layer="layout" svg:width="1.905cm" svg:height="0.695cm" svg:x="4.595cm" svg:y="13.441cm">
            <text:p text:style-name="P5">Real</text:p>
            <draw:enhanced-geometry svg:viewBox="0 0 21600 21600" draw:type="rectangle" draw:enhanced-path="M 0 0 L 21600 0 21600 21600 0 21600 0 0 Z N"/>
          </draw:custom-shape>
          <draw:connector draw:style-name="gr4" draw:text-style-name="P6" draw:layer="layout" svg:x1="4.16cm" svg:y1="12.873cm" svg:x2="4.595cm" svg:y2="12.883cm" draw:start-shape="id117" draw:start-glue-point="10" draw:end-shape="id119" draw:end-glue-point="3" svg:d="m4160 12873h217v10h218">
            <text:p text:style-name="P1"/>
          </draw:connector>
          <draw:connector draw:style-name="gr4" draw:text-style-name="P6" draw:layer="layout" svg:x1="4.16cm" svg:y1="13.783cm" svg:x2="4.595cm" svg:y2="13.788cm" draw:start-shape="id118" draw:start-glue-point="10" draw:end-shape="id120" draw:end-glue-point="3" svg:d="m4160 13783h217v5h218">
            <text:p text:style-name="P1"/>
          </draw:connector>
          <draw:custom-shape draw:style-name="gr3" draw:text-style-name="P6" draw:id="id121" draw:layer="layout" svg:width="3.925cm" svg:height="0.695cm" svg:x="1.625cm" svg:y="15.531cm">
            <text:p text:style-name="P5">Bar2 (Bar1)</text:p>
            <draw:enhanced-geometry svg:viewBox="0 0 21600 21600" draw:type="rectangle" draw:enhanced-path="M 0 0 L 21600 0 21600 21600 0 21600 0 0 Z N"/>
          </draw:custom-shape>
          <draw:custom-shape draw:style-name="gr3" draw:text-style-name="P6" draw:id="id122" draw:layer="layout" svg:width="0.635cm" svg:height="0.635cm" svg:x="4.13cm" svg:y="16.461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23" draw:layer="layout" svg:width="0.635cm" svg:height="0.635cm" svg:x="4.13cm" svg:y="17.371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3.587cm" svg:y1="16.226cm" svg:x2="4.13cm" svg:y2="16.778cm" draw:start-shape="id121" draw:start-glue-point="2" draw:end-shape="id122" draw:end-glue-point="6" svg:d="m3587 16226v552h543">
            <text:p text:style-name="P1"/>
          </draw:connector>
          <draw:connector draw:style-name="gr4" draw:text-style-name="P6" draw:layer="layout" svg:x1="3.587cm" svg:y1="16.226cm" svg:x2="4.13cm" svg:y2="17.688cm" draw:start-shape="id121" draw:start-glue-point="2" draw:end-shape="id123" draw:end-glue-point="6" svg:d="m3587 16226v1462h543">
            <text:p text:style-name="P1"/>
          </draw:connector>
          <draw:custom-shape draw:style-name="gr3" draw:text-style-name="P6" draw:id="id124" draw:layer="layout" svg:width="1.905cm" svg:height="0.695cm" svg:x="5.2cm" svg:y="16.446cm">
            <text:p text:style-name="P5">Foo</text:p>
            <draw:enhanced-geometry svg:viewBox="0 0 21600 21600" draw:type="rectangle" draw:enhanced-path="M 0 0 L 21600 0 21600 21600 0 21600 0 0 Z N"/>
          </draw:custom-shape>
          <draw:custom-shape draw:style-name="gr16" draw:text-style-name="P5" draw:id="id125" draw:layer="layout" svg:width="1.905cm" svg:height="0.695cm" svg:x="5.2cm" svg:y="17.346cm">
            <text:p text:style-name="P5">Real</text:p>
            <draw:enhanced-geometry svg:viewBox="0 0 21600 21600" draw:type="rectangle" draw:enhanced-path="M 0 0 L 21600 0 21600 21600 0 21600 0 0 Z N"/>
          </draw:custom-shape>
          <draw:connector draw:style-name="gr4" draw:text-style-name="P6" draw:layer="layout" svg:x1="4.765cm" svg:y1="16.778cm" svg:x2="5.2cm" svg:y2="16.793cm" draw:start-shape="id122" draw:start-glue-point="10" draw:end-shape="id124" draw:end-glue-point="3" svg:d="m4765 16778h217v15h218">
            <text:p text:style-name="P1"/>
          </draw:connector>
          <draw:connector draw:style-name="gr4" draw:text-style-name="P6" draw:layer="layout" svg:x1="4.765cm" svg:y1="17.688cm" svg:x2="5.2cm" svg:y2="17.693cm" draw:start-shape="id123" draw:start-glue-point="10" draw:end-shape="id125" draw:end-glue-point="3" svg:d="m4765 17688h217v5h218">
            <text:p text:style-name="P1"/>
          </draw:connector>
          <draw:custom-shape draw:style-name="gr5" draw:text-style-name="P5" draw:id="id126" draw:layer="layout" svg:width="3.175cm" svg:height="0.635cm" svg:x="4.106cm" svg:y="18.255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4.106cm" svg:y1="18.572cm" svg:x2="3.587cm" svg:y2="16.226cm" draw:start-shape="id126" draw:start-glue-point="3" draw:end-shape="id121" draw:end-glue-point="2" svg:d="m4106 18572h-519v-2346">
            <text:p text:style-name="P1"/>
          </draw:connector>
          <draw:custom-shape draw:style-name="gr5" draw:text-style-name="P5" draw:id="id127" draw:layer="layout" svg:width="3.175cm" svg:height="0.635cm" svg:x="3.607cm" svg:y="14.32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607cm" svg:y1="14.637cm" svg:x2="2.572cm" svg:y2="12.321cm" draw:start-shape="id127" draw:start-glue-point="3" draw:end-shape="id116" draw:end-glue-point="2" svg:d="m3607 14637h-1035v-2316">
            <text:p text:style-name="P1"/>
          </draw:connector>
          <draw:custom-shape draw:style-name="gr38" draw:text-style-name="P6" draw:layer="layout" svg:width="1.27cm" svg:height="1.27cm" svg:x="6.735cm" svg:y="19.45cm">
            <text:p text:style-name="P5">0</text:p>
            <draw:enhanced-geometry svg:viewBox="0 0 780 907" draw:type="non-primitive" draw:enhanced-path="M 390 0 L 492 276 780 228 594 457 780 679 492 631 390 907 288 631 0 679 186 457 0 228 288 276 390 0 Z N"/>
          </draw:custom-shape>
          <draw:custom-shape draw:style-name="gr5" draw:text-style-name="P5" draw:id="id128" draw:layer="layout" svg:width="3.321cm" svg:height="0.635cm" svg:x="5.51cm" svg:y="5.72cm">
            <text:p text:style-name="P5">=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5.51cm" svg:y1="6.037cm" svg:x2="5.185cm" svg:y2="6.028cm" draw:start-shape="id128" draw:start-glue-point="3" draw:end-shape="id115" draw:end-glue-point="1" svg:d="m5510 6037h-163v-9h-162">
            <text:p text:style-name="P1"/>
          </draw:connector>
          <draw:connector draw:style-name="gr4" draw:text-style-name="P6" draw:layer="layout" svg:x1="1.235cm" svg:y1="3.276cm" svg:x2="1.64cm" svg:y2="4.833cm" draw:start-shape="id107" draw:start-glue-point="3" draw:end-shape="id129" draw:end-glue-point="3" svg:d="m1235 3276h-501v1557h906">
            <text:p text:style-name="P1"/>
          </draw:connector>
          <draw:connector draw:style-name="gr4" draw:text-style-name="P6" draw:layer="layout" svg:x1="1.235cm" svg:y1="3.276cm" svg:x2="1.64cm" svg:y2="6.033cm" draw:start-shape="id107" draw:start-glue-point="3" draw:end-shape="id114" draw:end-glue-point="6" svg:d="m1235 3276h-501v2757h906">
            <text:p text:style-name="P1"/>
          </draw:connector>
          <draw:connector draw:style-name="gr4" draw:text-style-name="P6" draw:layer="layout" svg:x1="1.235cm" svg:y1="3.276cm" svg:x2="1.64cm" svg:y2="9.008cm" draw:start-shape="id107" draw:start-glue-point="3" draw:end-shape="id109" draw:end-glue-point="3" svg:d="m1235 3276h-501v5732h906">
            <text:p text:style-name="P1"/>
          </draw:connector>
          <draw:connector draw:style-name="gr4" draw:text-style-name="P6" draw:layer="layout" svg:x1="1.235cm" svg:y1="3.276cm" svg:x2="1.62cm" svg:y2="11.973cm" draw:start-shape="id107" draw:start-glue-point="3" draw:end-shape="id116" draw:end-glue-point="3" svg:d="m1235 3276h-501v8697h886">
            <text:p text:style-name="P1"/>
          </draw:connector>
          <draw:connector draw:style-name="gr4" draw:text-style-name="P6" draw:layer="layout" svg:x1="1.235cm" svg:y1="3.276cm" svg:x2="1.625cm" svg:y2="15.878cm" draw:start-shape="id107" draw:start-glue-point="3" draw:end-shape="id121" draw:end-glue-point="3" svg:d="m1235 3276h-501v12602h891">
            <text:p text:style-name="P1"/>
          </draw:connector>
          <draw:connector draw:style-name="gr39" draw:text-style-name="P6" draw:layer="layout" draw:type="curve" draw:line-skew="-0.597cm" svg:x1="1.625cm" svg:y1="15.878cm" svg:x2="1.62cm" svg:y2="11.973cm" draw:start-shape="id121" draw:start-glue-point="3" draw:end-shape="id116" draw:end-glue-point="3" svg:d="m1625 15878c-1654 0-1652-3905-5-3905">
            <text:p text:style-name="P1"/>
          </draw:connector>
          <draw:custom-shape draw:style-name="gr3" draw:text-style-name="P6" draw:id="id108" draw:layer="layout" svg:width="2.819cm" svg:height="1.034cm" svg:x="1.37cm" svg:y="19.563cm">
            <text:p text:style-name="P5">my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30" draw:layer="layout" svg:width="1.905cm" svg:height="0.695cm" svg:x="4.7cm" svg:y="19.747cm">
            <text:p text:style-name="P5">Bar2</text:p>
            <draw:enhanced-geometry svg:viewBox="0 0 21600 21600" draw:type="rectangle" draw:enhanced-path="M 0 0 L 21600 0 21600 21600 0 21600 0 0 Z N"/>
          </draw:custom-shape>
          <draw:connector draw:style-name="gr4" draw:text-style-name="P6" draw:layer="layout" svg:x1="4.189cm" svg:y1="20.079cm" svg:x2="4.7cm" svg:y2="20.094cm" draw:start-shape="id108" draw:start-glue-point="10" draw:end-shape="id130" draw:end-glue-point="3" svg:d="m4189 20079h255v15h256">
            <text:p text:style-name="P1"/>
          </draw:connector>
        </draw:g>
        <draw:g>
          <draw:custom-shape draw:style-name="gr40" draw:text-style-name="P6" draw:layer="layout" svg:width="17.7cm" svg:height="8.197cm" svg:x="9.67cm" svg:y="2.765cm">
            <text:p text:style-name="P1"/>
            <draw:enhanced-geometry svg:viewBox="0 0 21600 21600" draw:type="rectangle" draw:enhanced-path="M 0 0 L 21600 0 21600 21600 0 21600 0 0 Z N"/>
          </draw:custom-shape>
          <draw:custom-shape draw:style-name="gr30" draw:text-style-name="P6" draw:layer="layout" svg:width="8.039cm" svg:height="3.046cm" svg:x="15.95cm" svg:y="6.389cm">
            <text:p text:style-name="P1"/>
            <draw:enhanced-geometry svg:viewBox="0 0 21600 21600" draw:type="rectangle" draw:enhanced-path="M 0 0 L 21600 0 21600 21600 0 21600 0 0 Z N"/>
          </draw:custom-shape>
          <draw:custom-shape draw:style-name="gr3" draw:text-style-name="P6" draw:id="id132" draw:layer="layout" svg:width="0.635cm" svg:height="0.635cm" svg:x="12.63cm" svg:y="6.663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33" draw:layer="layout" svg:width="0.635cm" svg:height="0.635cm" svg:x="12.63cm" svg:y="9.873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866cm" svg:y1="4.012cm" svg:x2="12.63cm" svg:y2="6.98cm" draw:start-shape="id131" draw:start-glue-point="8" draw:end-shape="id132" draw:end-glue-point="6" svg:d="m11866 4012v2968h764">
            <text:p text:style-name="P1"/>
          </draw:connector>
          <draw:connector draw:style-name="gr4" draw:text-style-name="P6" draw:layer="layout" svg:x1="11.866cm" svg:y1="4.012cm" svg:x2="12.63cm" svg:y2="10.19cm" draw:start-shape="id131" draw:start-glue-point="8" draw:end-shape="id133" draw:end-glue-point="6" svg:d="m11866 4012v6178h764">
            <text:p text:style-name="P1"/>
          </draw:connector>
          <draw:custom-shape draw:style-name="gr3" draw:text-style-name="P6" draw:id="id134" draw:layer="layout" svg:width="1.905cm" svg:height="0.695cm" svg:x="13.7cm" svg:y="6.648cm">
            <text:p text:style-name="P5">Foo</text:p>
            <draw:enhanced-geometry svg:viewBox="0 0 21600 21600" draw:type="rectangle" draw:enhanced-path="M 0 0 L 21600 0 21600 21600 0 21600 0 0 Z N"/>
          </draw:custom-shape>
          <draw:custom-shape draw:style-name="gr16" draw:text-style-name="P5" draw:id="id135" draw:layer="layout" svg:width="1.905cm" svg:height="0.695cm" svg:x="13.7cm" svg:y="9.848cm">
            <text:p text:style-name="P5">Real</text:p>
            <draw:enhanced-geometry svg:viewBox="0 0 21600 21600" draw:type="rectangle" draw:enhanced-path="M 0 0 L 21600 0 21600 21600 0 21600 0 0 Z N"/>
          </draw:custom-shape>
          <draw:connector draw:style-name="gr4" draw:text-style-name="P6" draw:layer="layout" svg:x1="13.265cm" svg:y1="6.98cm" svg:x2="13.7cm" svg:y2="6.995cm" draw:start-shape="id132" draw:start-glue-point="10" draw:end-shape="id134" draw:end-glue-point="3" svg:d="m13265 6980h217v15h218">
            <text:p text:style-name="P1"/>
          </draw:connector>
          <draw:connector draw:style-name="gr4" draw:text-style-name="P6" draw:layer="layout" svg:x1="13.265cm" svg:y1="10.19cm" svg:x2="13.7cm" svg:y2="10.195cm" draw:start-shape="id133" draw:start-glue-point="10" draw:end-shape="id135" draw:end-glue-point="3" svg:d="m13265 10190h217v5h218">
            <text:p text:style-name="P1"/>
          </draw:connector>
          <draw:custom-shape draw:style-name="gr3" draw:text-style-name="P6" draw:id="id136" draw:layer="layout" svg:width="0.635cm" svg:height="0.635cm" svg:x="12.625cm" svg:y="4.477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37" draw:layer="layout" svg:width="0.635cm" svg:height="0.635cm" svg:x="12.625cm" svg:y="5.387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866cm" svg:y1="4.012cm" svg:x2="12.625cm" svg:y2="4.794cm" draw:start-shape="id131" draw:start-glue-point="8" draw:end-shape="id136" draw:end-glue-point="6" svg:d="m11866 4012v782h759">
            <text:p text:style-name="P1"/>
          </draw:connector>
          <draw:connector draw:style-name="gr4" draw:text-style-name="P6" draw:layer="layout" svg:x1="11.866cm" svg:y1="4.012cm" svg:x2="12.625cm" svg:y2="5.704cm" draw:start-shape="id131" draw:start-glue-point="8" draw:end-shape="id137" draw:end-glue-point="6" svg:d="m11866 4012v1692h759">
            <text:p text:style-name="P1"/>
          </draw:connector>
          <draw:custom-shape draw:style-name="gr16" draw:text-style-name="P5" draw:id="id138" draw:layer="layout" svg:width="1.905cm" svg:height="0.695cm" svg:x="13.695cm" svg:y="4.453cm">
            <text:p text:style-name="P5">Real</text:p>
            <draw:enhanced-geometry svg:viewBox="0 0 21600 21600" draw:type="rectangle" draw:enhanced-path="M 0 0 L 21600 0 21600 21600 0 21600 0 0 Z N"/>
          </draw:custom-shape>
          <draw:custom-shape draw:style-name="gr16" draw:text-style-name="P5" draw:id="id139" draw:layer="layout" svg:width="1.905cm" svg:height="0.695cm" svg:x="13.695cm" svg:y="5.362cm">
            <text:p text:style-name="P5">Real</text:p>
            <draw:enhanced-geometry svg:viewBox="0 0 21600 21600" draw:type="rectangle" draw:enhanced-path="M 0 0 L 21600 0 21600 21600 0 21600 0 0 Z N"/>
          </draw:custom-shape>
          <draw:connector draw:style-name="gr4" draw:text-style-name="P6" draw:layer="layout" svg:x1="13.26cm" svg:y1="4.794cm" svg:x2="13.695cm" svg:y2="4.8cm" draw:start-shape="id136" draw:start-glue-point="10" draw:end-shape="id138" draw:end-glue-point="3" svg:d="m13260 4794h217v6h218">
            <text:p text:style-name="P1"/>
          </draw:connector>
          <draw:connector draw:style-name="gr4" draw:text-style-name="P6" draw:layer="layout" svg:x1="13.26cm" svg:y1="5.704cm" svg:x2="13.695cm" svg:y2="5.709cm" draw:start-shape="id137" draw:start-glue-point="10" draw:end-shape="id139" draw:end-glue-point="3" svg:d="m13260 5704h217v5h218">
            <text:p text:style-name="P1"/>
          </draw:connector>
          <draw:custom-shape draw:style-name="gr16" draw:text-style-name="P5" draw:id="id140" draw:layer="layout" svg:width="1.905cm" svg:height="0.695cm" svg:x="16.196cm" svg:y="4.454cm">
            <text:p text:style-name="P5">Real</text:p>
            <draw:enhanced-geometry svg:viewBox="0 0 21600 21600" draw:type="rectangle" draw:enhanced-path="M 0 0 L 21600 0 21600 21600 0 21600 0 0 Z N"/>
          </draw:custom-shape>
          <draw:custom-shape draw:style-name="gr16" draw:text-style-name="P5" draw:id="id141" draw:layer="layout" svg:width="1.905cm" svg:height="0.695cm" svg:x="16.197cm" svg:y="5.359cm">
            <text:p text:style-name="P5">Real</text:p>
            <draw:enhanced-geometry svg:viewBox="0 0 21600 21600" draw:type="rectangle" draw:enhanced-path="M 0 0 L 21600 0 21600 21600 0 21600 0 0 Z N"/>
          </draw:custom-shape>
          <draw:custom-shape draw:style-name="gr16" draw:text-style-name="P5" draw:id="id142" draw:layer="layout" svg:width="1.905cm" svg:height="0.695cm" svg:x="16.198cm" svg:y="9.842cm">
            <text:p text:style-name="P5">Real</text:p>
            <draw:enhanced-geometry svg:viewBox="0 0 21600 21600" draw:type="rectangle" draw:enhanced-path="M 0 0 L 21600 0 21600 21600 0 21600 0 0 Z N"/>
          </draw:custom-shape>
          <draw:connector draw:style-name="gr4" draw:text-style-name="P6" draw:layer="layout" svg:x1="15.6cm" svg:y1="4.8cm" svg:x2="16.196cm" svg:y2="4.801cm" draw:start-shape="id138" draw:start-glue-point="1" draw:end-shape="id140" draw:end-glue-point="3" svg:d="m15600 4800h297v1h299">
            <text:p text:style-name="P1"/>
          </draw:connector>
          <draw:connector draw:style-name="gr4" draw:text-style-name="P6" draw:layer="layout" svg:x1="15.6cm" svg:y1="5.709cm" svg:x2="16.197cm" svg:y2="5.706cm" draw:start-shape="id139" draw:start-glue-point="1" draw:end-shape="id141" draw:end-glue-point="3" svg:d="m15600 5709h298v-3h299">
            <text:p text:style-name="P1"/>
          </draw:connector>
          <draw:connector draw:style-name="gr4" draw:text-style-name="P6" draw:layer="layout" svg:x1="15.605cm" svg:y1="10.195cm" svg:x2="16.198cm" svg:y2="10.189cm" draw:start-shape="id135" draw:start-glue-point="1" draw:end-shape="id142" draw:end-glue-point="3" svg:d="m15605 10195h296v-6h297">
            <text:p text:style-name="P1"/>
          </draw:connector>
          <draw:custom-shape draw:style-name="gr3" draw:text-style-name="P6" draw:id="id143" draw:layer="layout" svg:width="1.905cm" svg:height="0.695cm" svg:x="16.2cm" svg:y="6.661cm">
            <text:p text:style-name="P5">Foo</text:p>
            <draw:enhanced-geometry svg:viewBox="0 0 21600 21600" draw:type="rectangle" draw:enhanced-path="M 0 0 L 21600 0 21600 21600 0 21600 0 0 Z N"/>
          </draw:custom-shape>
          <draw:custom-shape draw:style-name="gr3" draw:text-style-name="P6" draw:id="id144" draw:layer="layout" svg:width="0.635cm" svg:height="0.635cm" svg:x="18.105cm" svg:y="7.591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45" draw:layer="layout" svg:width="0.635cm" svg:height="0.635cm" svg:x="18.105cm" svg:y="8.501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7.152cm" svg:y1="7.356cm" svg:x2="18.105cm" svg:y2="7.908cm" draw:start-shape="id143" draw:start-glue-point="2" draw:end-shape="id144" draw:end-glue-point="6" svg:d="m17152 7356v552h953">
            <text:p text:style-name="P1"/>
          </draw:connector>
          <draw:connector draw:style-name="gr4" draw:text-style-name="P6" draw:layer="layout" svg:x1="17.152cm" svg:y1="7.356cm" svg:x2="18.105cm" svg:y2="8.818cm" draw:start-shape="id143" draw:start-glue-point="2" draw:end-shape="id145" draw:end-glue-point="6" svg:d="m17152 7356v1462h953">
            <text:p text:style-name="P1"/>
          </draw:connector>
          <draw:custom-shape draw:style-name="gr16" draw:text-style-name="P5" draw:id="id146" draw:layer="layout" svg:width="1.905cm" svg:height="0.695cm" svg:x="19.175cm" svg:y="7.571cm">
            <text:p text:style-name="P5">Real</text:p>
            <draw:enhanced-geometry svg:viewBox="0 0 21600 21600" draw:type="rectangle" draw:enhanced-path="M 0 0 L 21600 0 21600 21600 0 21600 0 0 Z N"/>
          </draw:custom-shape>
          <draw:custom-shape draw:style-name="gr16" draw:text-style-name="P5" draw:id="id147" draw:layer="layout" svg:width="1.905cm" svg:height="0.695cm" svg:x="19.175cm" svg:y="8.476cm">
            <text:p text:style-name="P5">Real</text:p>
            <draw:enhanced-geometry svg:viewBox="0 0 21600 21600" draw:type="rectangle" draw:enhanced-path="M 0 0 L 21600 0 21600 21600 0 21600 0 0 Z N"/>
          </draw:custom-shape>
          <draw:connector draw:style-name="gr4" draw:text-style-name="P6" draw:layer="layout" svg:x1="18.74cm" svg:y1="7.908cm" svg:x2="19.175cm" svg:y2="7.918cm" draw:start-shape="id144" draw:start-glue-point="10" draw:end-shape="id146" draw:end-glue-point="3" svg:d="m18740 7908h217v10h218">
            <text:p text:style-name="P1"/>
          </draw:connector>
          <draw:connector draw:style-name="gr4" draw:text-style-name="P6" draw:layer="layout" svg:x1="18.74cm" svg:y1="8.818cm" svg:x2="19.175cm" svg:y2="8.823cm" draw:start-shape="id145" draw:start-glue-point="10" draw:end-shape="id147" draw:end-glue-point="3" svg:d="m18740 8818h217v5h218">
            <text:p text:style-name="P1"/>
          </draw:connector>
          <draw:connector draw:style-name="gr4" draw:text-style-name="P6" draw:layer="layout" svg:x1="15.605cm" svg:y1="6.995cm" svg:x2="16.2cm" svg:y2="7.008cm" draw:start-shape="id134" draw:start-glue-point="1" draw:end-shape="id143" draw:end-glue-point="3" svg:d="m15605 6995h297v13h298">
            <text:p text:style-name="P1"/>
          </draw:connector>
          <draw:custom-shape draw:style-name="gr5" draw:text-style-name="P5" draw:id="id148" draw:layer="layout" svg:width="2.157cm" svg:height="0.635cm" svg:x="18.608cm" svg:y="4.48cm">
            <text:p text:style-name="P5">=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8.101cm" svg:y1="4.801cm" svg:x2="18.608cm" svg:y2="4.797cm" draw:start-shape="id140" draw:start-glue-point="1" draw:end-shape="id148" draw:end-glue-point="3" svg:d="m18101 4801h253v-4h254">
            <text:p text:style-name="P1"/>
          </draw:connector>
          <draw:custom-shape draw:style-name="gr5" draw:text-style-name="P5" draw:id="id149" draw:layer="layout" svg:width="2.157cm" svg:height="0.635cm" svg:x="21.508cm" svg:y="7.599cm">
            <text:p text:style-name="P5">=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1.08cm" svg:y1="7.918cm" svg:x2="21.508cm" svg:y2="7.916cm" draw:start-shape="id146" draw:start-glue-point="1" draw:end-shape="id149" draw:end-glue-point="3" svg:d="m21080 7918h213v-2h215">
            <text:p text:style-name="P1"/>
          </draw:connector>
          <draw:frame draw:style-name="gr41" draw:text-style-name="P1" draw:layer="layout" svg:width="5.045cm" svg:height="2.783cm" svg:x="22.055cm" svg:y="3.475cm">
            <draw:text-box>
              <text:p text:style-name="P1">Attach values to constants.</text:p>
              <text:p text:style-name="P1"><text:span text:style-name="T16">(Could also be done after flattening.)</text:span></text:p>
            </draw:text-box>
          </draw:frame>
          <draw:custom-shape draw:style-name="gr38" draw:text-style-name="P6" draw:layer="layout" svg:width="1.855cm" svg:height="1.905cm" svg:x="20.336cm" svg:y="2.911cm">
            <text:p text:style-name="P5">4</text:p>
            <draw:enhanced-geometry svg:viewBox="0 0 780 907" draw:type="non-primitive" draw:enhanced-path="M 390 0 L 492 276 780 228 594 457 780 679 492 631 390 907 288 631 0 679 186 457 0 228 288 276 390 0 Z N"/>
          </draw:custom-shape>
          <draw:frame draw:style-name="gr15" draw:layer="layout" svg:width="5.997cm" svg:height="0.962cm" svg:x="9.74cm" svg:y="1.84cm">
            <draw:text-box>
              <text:p text:style-name="P1">Tree for one object.</text:p>
            </draw:text-box>
          </draw:frame>
          <draw:custom-shape draw:style-name="gr3" draw:text-style-name="P6" draw:id="id131" draw:layer="layout" svg:width="3.279cm" svg:height="0.986cm" svg:x="10.227cm" svg:y="3.026cm">
            <text:p text:style-name="P5">out_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50" draw:layer="layout" svg:width="3.925cm" svg:height="0.695cm" svg:x="14.327cm" svg:y="3.193cm">
            <text:p text:style-name="P5">Bar2 (Bar1)</text:p>
            <draw:enhanced-geometry svg:viewBox="0 0 21600 21600" draw:type="rectangle" draw:enhanced-path="M 0 0 L 21600 0 21600 21600 0 21600 0 0 Z N"/>
          </draw:custom-shape>
          <draw:connector draw:style-name="gr4" draw:text-style-name="P6" draw:layer="layout" svg:x1="13.506cm" svg:y1="3.518cm" svg:x2="14.327cm" svg:y2="3.54cm" draw:start-shape="id131" draw:start-glue-point="10" draw:end-shape="id150" draw:end-glue-point="3" svg:d="m13506 3518h410v22h411">
            <text:p text:style-name="P1"/>
          </draw:connector>
        </draw:g>
        <draw:custom-shape draw:style-name="gr37" draw:text-style-name="P6" draw:layer="layout" svg:width="1.531cm" svg:height="2.995cm" draw:transform="rotate (1.5713199255702) translate (8.29cm 20.382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28" draw:text-style-name="P14" draw:layer="layout" svg:width="15.875cm" svg:height="1.905cm" draw:transform="rotate (0.315730061685715) translate (7.178cm 11.524cm)">
          <text:p text:style-name="P5"><text:span text:style-name="T2">Outdated! Design has changed!</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6" presentation:class="page"/>
          <draw:frame presentation:style-name="pr2" draw:text-style-name="P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presentation:user-transformed="true">
          <draw:text-box>
            <text:p text:style-name="P1">Collect Inherited Attributes</text:p>
          </draw:text-box>
        </draw:frame>
        <draw:frame draw:style-name="gr14" draw:text-style-name="P1" draw:layer="layout" svg:width="26.67cm" svg:height="1.673cm" svg:x="0.635cm" svg:y="4.445cm">
          <draw:text-box>
            <text:p text:style-name="P1">Create an augmented AST where each object contains all inherited data and all inherited methods???</text:p>
          </draw:text-box>
        </draw:frame>
        <draw:frame draw:style-name="gr42" draw:text-style-name="P2" draw:layer="layout" svg:width="26.67cm" svg:height="8.783cm" svg:x="0.635cm" svg:y="10.655cm">
          <draw:text-box>
            <text:list text:style-name="L2">
              <text:list-item>
                <text:p text:style-name="P2">Collect inherited data.</text:p>
              </text:list-item>
            </text:list>
            <text:list text:style-name="L2">
              <text:list-item>
                <text:list>
                  <text:list-item>
                    <text:p text:style-name="P9">Data can not be overloaded or overridden: Giving a data attribute the same name like an inherited attribute is an error. (The error is shown in the child class.)</text:p>
                  </text:list-item>
                </text:list>
              </text:list-item>
            </text:list>
            <text:list text:style-name="L2">
              <text:list-item>
                <text:p text:style-name="P2">Collect inherited methods.</text:p>
              </text:list-item>
            </text:list>
            <text:list text:style-name="L2">
              <text:list-item>
                <text:list>
                  <text:list-item>
                    <text:p text:style-name="P9">Methods can be overridden: When a parent class and a child class use the same name for a method, the parent class' method becomes invisible and must be called with the full name.</text:p>
                  </text:list-item>
                </text:list>
              </text:list-item>
            </text:list>
            <text:list text:style-name="L2">
              <text:list-item>
                <text:list>
                  <text:list-item>
                    <text:p text:style-name="P9">Overloading (method selection based on different argument types) (like C++ or Java) are future extensions.</text:p>
                  </text:list-item>
                </text:list>
              </text:list-item>
            </text:list>
            <text:list text:style-name="L2">
              <text:list-item>
                <text:list>
                  <text:list-item>
                    <text:p text:style-name="P9">Creation of “this” argument. Adding correct type specifier for future extension. </text:p>
                  </text:list-item>
                </text:list>
              </text:list-item>
            </text:list>
            <text:list text:style-name="L2">
              <text:list-item>
                <text:p text:style-name="P2">Intelligent clustering of data may give the ability to keep non static functions separate. (Contrary to inlining every function which is straight forward with flattening)</text:p>
              </text:list-item>
            </text:list>
          </draw:text-box>
        </draw:frame>
        <draw:frame draw:style-name="gr43" draw:text-style-name="P1" draw:layer="layout" svg:width="26.67cm" svg:height="2.384cm" svg:x="0.635cm" svg:y="6.35cm">
          <draw:text-box>
            <text:list text:style-name="L1">
              <text:list-item>
                <text:p text:style-name="P1">Terminology for multiple methods with the same name: </text:p>
              </text:list-item>
            </text:list>
            <text:list text:style-name="L1">
              <text:list-item>
                <text:p text:style-name="P2">Overloading: Different methods are selected based on type and number of parameters.</text:p>
              </text:list-item>
            </text:list>
            <text:list text:style-name="L1">
              <text:list-item>
                <text:p text:style-name="P2">Overriding: Other methods of the same name become invisible.</text:p>
              </text:list-item>
            </text:list>
          </draw:text-box>
        </draw:frame>
        <presentation:notes draw:style-name="dp2">
          <draw:page-thumbnail draw:style-name="gr2" draw:layer="layout" svg:width="13.968cm" svg:height="10.476cm" svg:x="3.81cm" svg:y="2.123cm" draw:page-number="17" presentation:class="page"/>
          <draw:frame presentation:style-name="pr2" draw:text-style-name="P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19">
        <office:forms form:automatic-focus="false" form:apply-design-mode="false"/>
        <draw:frame presentation:style-name="pr5" draw:text-style-name="P17" draw:layer="layout" svg:width="25.199cm" svg:height="3.473cm" svg:x="1.4cm" svg:y="0.854cm" presentation:class="title" presentation:user-transformed="true">
          <draw:text-box>
            <text:p text:style-name="P16"><text:span text:style-name="T17">Collect Attributes of Submodels Recursively</text:span></text:p>
          </draw:text-box>
        </draw:frame>
        <presentation:notes draw:style-name="dp2">
          <draw:page-thumbnail draw:style-name="gr2" draw:layer="layout" svg:width="13.968cm" svg:height="10.476cm" svg:x="3.81cm" svg:y="2.123cm" draw:page-number="18" presentation:class="page"/>
          <draw:frame presentation:style-name="pr2" draw:text-style-name="P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The Flattening Process</text:p>
          </draw:text-box>
        </draw:frame>
        <draw:frame draw:style-name="gr14" draw:text-style-name="P2" draw:layer="layout" svg:width="26.67cm" svg:height="2.384cm" svg:x="0.635cm" svg:y="10.16cm">
          <draw:text-box>
            <text:list text:style-name="L1">
              <text:list-item>
                <text:p text:style-name="P2">Flatten the tree structure</text:p>
              </text:list-item>
            </text:list>
            <text:list text:style-name="L1">
              <text:list-item>
                <text:p text:style-name="P2">Inline all code, and make it use the right data. </text:p>
              </text:list-item>
            </text:list>
            <text:list text:style-name="L1">
              <text:list-item>
                <text:p text:style-name="P2">Collect global data and functions. </text:p>
              </text:list-item>
            </text:list>
          </draw:text-box>
        </draw:frame>
        <draw:frame draw:style-name="gr14" draw:text-style-name="P1" draw:layer="layout" svg:width="24.13cm" svg:height="0.962cm" svg:x="1.905cm" svg:y="14.605cm">
          <draw:text-box>
            <text:list text:style-name="L1">
              <text:list-item>
                <text:p text:style-name="P2">Create instances of all entities. </text:p>
              </text:list-item>
            </text:list>
          </draw:text-box>
        </draw:frame>
        <presentation:notes draw:style-name="dp2">
          <draw:page-thumbnail draw:style-name="gr2" draw:layer="layout" svg:width="13.968cm" svg:height="10.476cm" svg:x="3.81cm" svg:y="2.123cm" draw:page-number="19" presentation:class="page"/>
          <draw:frame presentation:style-name="pr2" draw:text-style-name="P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Flattening Data</text:p>
          </draw:text-box>
        </draw:frame>
        <presentation:notes draw:style-name="dp2">
          <draw:page-thumbnail draw:style-name="gr2" draw:layer="layout" svg:width="13.968cm" svg:height="10.476cm" svg:x="3.81cm" svg:y="2.123cm" draw:page-number="20" presentation:class="page"/>
          <draw:frame presentation:style-name="pr2" draw:text-style-name="P4"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Flattening Functions</text:p>
          </draw:text-box>
        </draw:frame>
        <presentation:notes draw:style-name="dp2">
          <draw:page-thumbnail draw:style-name="gr2" draw:layer="layout" svg:width="13.968cm" svg:height="10.476cm" svg:x="3.81cm" svg:y="2.123cm" draw:page-number="21" presentation:class="page"/>
          <draw:frame presentation:style-name="pr2" draw:text-style-name="P4"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19">
        <office:forms form:automatic-focus="false" form:apply-design-mode="false"/>
        <draw:frame presentation:style-name="pr5" draw:text-style-name="P1" draw:layer="layout" svg:width="25.199cm" svg:height="3.473cm" svg:x="1.4cm" svg:y="0.854cm" presentation:class="title" presentation:user-transformed="true">
          <draw:text-box>
            <text:p text:style-name="P1">Computing Constants<text:line-break/>Partial Differential Equations</text:p>
          </draw:text-box>
        </draw:frame>
        <draw:frame draw:style-name="gr44" draw:text-style-name="P2" draw:layer="layout" svg:width="26.641cm" svg:height="3.096cm" svg:x="0.751cm" svg:y="8.955cm">
          <draw:text-box>
            <text:list text:style-name="L1">
              <text:list-item>
                <text:p text:style-name="P2">Special handling of constant setup code. (separate function?)</text:p>
              </text:list-item>
            </text:list>
            <text:list text:style-name="L1">
              <text:list-item>
                <text:p text:style-name="P3"/>
              </text:list-item>
            </text:list>
            <text:list text:style-name="L1">
              <text:list-item>
                <text:p text:style-name="P2"/>
              </text:list-item>
            </text:list>
          </draw:text-box>
        </draw:frame>
        <presentation:notes draw:style-name="dp2">
          <draw:page-thumbnail draw:style-name="gr2" draw:layer="layout" svg:width="13.968cm" svg:height="10.476cm" svg:x="3.81cm" svg:y="2.123cm" draw:page-number="22" presentation:class="page"/>
          <draw:frame presentation:style-name="pr2" draw:text-style-name="P4"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Reordering Equations</text:p>
          </draw:text-box>
        </draw:frame>
        <draw:frame draw:style-name="gr45" draw:text-style-name="P1" draw:layer="layout" svg:width="26.67cm" svg:height="6.35cm" svg:x="0.635cm" svg:y="5.715cm">
          <draw:text-box>
            <text:p text:style-name="P1">Without equation reordering it is necessary to call all code from the main function. With reordering it is possible to call functions in lower level objects implicitly, which will result in much more beautiful code (but with harder to understand details).</text:p>
          </draw:text-box>
        </draw:frame>
        <presentation:notes draw:style-name="dp2">
          <draw:page-thumbnail draw:style-name="gr2" draw:layer="layout" svg:width="13.968cm" svg:height="10.476cm" svg:x="3.81cm" svg:y="2.123cm" draw:page-number="23" presentation:class="page"/>
          <draw:frame presentation:style-name="pr2" draw:text-style-name="P4"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More</text:p>
          </draw:text-box>
        </draw:frame>
        <draw:frame draw:style-name="gr46" draw:text-style-name="P2" draw:layer="layout" svg:width="26.641cm" svg:height="5.939cm" svg:x="0.751cm" svg:y="8.103cm">
          <draw:text-box>
            <text:list text:style-name="L1">
              <text:list-item>
                <text:p text:style-name="P2">Partition data into state vector, differential (return) vector, and other data; that stays constant during the simulation (parameters, constants).</text:p>
              </text:list-item>
            </text:list>
            <text:list text:style-name="L1">
              <text:list-item>
                <text:p text:style-name="P2">Automatic differentiation, for higher solution speeds and for optimizers.</text:p>
              </text:list-item>
            </text:list>
            <text:list text:style-name="L1">
              <text:list-item>
                <text:list>
                  <text:list-item>
                    <text:p text:style-name="P9"><text:a xlink:href="http://en.wikipedia.org/wiki/Automatic_differentiation">http://en.wikipedia.org/wiki/Automatic_differentiation</text:a></text:p>
                  </text:list-item>
                </text:list>
              </text:list-item>
            </text:list>
            <text:list text:style-name="L1">
              <text:list-item>
                <text:list>
                  <text:list-item>
                    <text:p text:style-name="P9"><text:a xlink:href="http://justindomke.wordpress.com/">http://justindomke.wordpress.com/</text:a></text:p>
                  </text:list-item>
                </text:list>
              </text:list-item>
            </text:list>
            <text:list text:style-name="L1">
              <text:list-item>
                <text:list>
                  <text:list-item>
                    <text:p text:style-name="P9">ADOL-C: <text:a xlink:href="http://www.math.tu-dresden.de/~adol-c/">http://www.math.tu-dresden.de/~adol-c/</text:a> automatic differentiation for large systems. </text:p>
                  </text:list-item>
                </text:list>
              </text:list-item>
            </text:list>
            <text:list text:style-name="L1">
              <text:list-item>
                <text:list>
                  <text:list-item>
                    <text:p text:style-name="P9">Python bindings for ADOL-C: <text:a xlink:href="http://github.com/b45ch1/pyadolc/tree/master">http://github.com/b45ch1/pyadolc/tree/master</text:a></text:p>
                  </text:list-item>
                </text:list>
              </text:list-item>
            </text:list>
          </draw:text-box>
        </draw:frame>
        <presentation:notes draw:style-name="dp2">
          <draw:page-thumbnail draw:style-name="gr2" draw:layer="layout" svg:width="13.968cm" svg:height="10.476cm" svg:x="3.81cm" svg:y="2.123cm" draw:page-number="24" presentation:class="page"/>
          <draw:frame presentation:style-name="pr2" draw:text-style-name="P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en" style:country-asian="US" style:font-family-complex="Arial" style:font-family-generic-complex="system" style:font-pitch-complex="variable" style:font-size-complex="24pt" style:language-complex="or"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AMT'" style:font-family-generic="roman" style:font-pitch="variable" fo:font-size="44pt" fo:font-style="normal" fo:text-shadow="none" style:text-underline-style="none" fo:font-weight="normal"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4</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4</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Eike Welk</meta:initial-creator>
    <meta:creation-date>2008-05-04T16:50:35</meta:creation-date>
    <dc:creator>Eike Welk</dc:creator>
    <dc:date>2009-05-14T18:08:32</dc:date>
    <meta:printed-by>Eike Welk</meta:printed-by>
    <meta:print-date>2008-05-31T02:15:58</meta:print-date>
    <dc:language>en-US</dc:language>
    <meta:editing-cycles>137</meta:editing-cycles>
    <meta:editing-duration>P13DT20H0M38S</meta:editing-duration>
    <meta:user-defined meta:name="Info 1"/>
    <meta:user-defined meta:name="Info 2"/>
    <meta:user-defined meta:name="Info 3"/>
    <meta:user-defined meta:name="Info 4"/>
    <meta:document-statistic meta:object-count="522"/>
  </office:meta>
</office:document-meta>
</file>